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200006EE00002C1D00001CF76B36D680.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dash" draw:stroke-dash="Ultrafine_20_Dashed" svg:stroke-color="#0047ff" draw:fill="none" draw:textarea-horizontal-align="center" draw:textarea-vertical-align="middle"/>
    </style:style>
    <style:style style:name="gr3" style:family="graphic" style:parent-style-name="standard">
      <style:graphic-properties draw:stroke="solid" svg:stroke-color="#0047ff" draw:fill="solid" draw:fill-color="#ffffff" fo:min-height="0.45cm"/>
    </style:style>
    <style:style style:name="gr4" style:family="graphic" style:parent-style-name="objectwithoutfill">
      <style:graphic-properties draw:fill="none" draw:textarea-horizontal-align="center" draw:textarea-vertical-align="middle"/>
    </style:style>
    <style:style style:name="gr5" style:family="graphic" style:parent-style-name="standard">
      <style:graphic-properties draw:fill="none" draw:textarea-horizontal-align="justify" draw:textarea-vertical-align="middle" draw:auto-grow-height="false"/>
    </style:style>
    <style:style style:name="gr6" style:family="graphic" style:parent-style-name="standard">
      <style:graphic-properties draw:fill="solid" draw:fill-color="#000000" draw:textarea-horizontal-align="justify" draw:textarea-vertical-align="middle" draw:auto-grow-height="false"/>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stroke="dash" draw:stroke-dash="Ultrafine_20_Dashed" draw:textarea-horizontal-align="center" draw:textarea-vertical-align="middle"/>
    </style:style>
    <style:style style:name="gr9" style:family="graphic" style:parent-style-name="objectwithoutfill">
      <style:graphic-properties draw:fill="solid" draw:fill-color="#ffffff" draw:textarea-horizontal-align="center" draw:textarea-vertical-align="middle"/>
    </style:style>
    <style:style style:name="gr10" style:family="graphic" style:parent-style-name="objectwithoutfill">
      <style:graphic-properties draw:marker-start="" draw:marker-end="Arrow" draw:marker-end-width="0.05cm" draw:fill="none" draw:textarea-horizontal-align="center" draw:textarea-vertical-align="middle"/>
    </style:style>
    <style:style style:name="gr11" style:family="graphic" style:parent-style-name="objectwithoutfill">
      <style:graphic-properties draw:marker-end="Arrow" draw:marker-end-width="0.05cm" draw:fill="none" draw:textarea-horizontal-align="center" draw:textarea-vertical-align="middle"/>
    </style:style>
    <style:style style:name="gr12" style:family="graphic" style:parent-style-name="standard">
      <style:graphic-properties draw:stroke="none" svg:stroke-color="#000000" draw:fill="none" draw:fill-color="#ffffff" fo:min-height="0.7cm" fo:padding-top="0cm" fo:padding-bottom="0cm" fo:padding-left="0cm" fo:padding-right="0cm"/>
    </style:style>
    <style:style style:name="gr13" style:family="graphic" style:parent-style-name="standard">
      <style:graphic-properties draw:fill="solid" draw:fill-color="#ffffff" draw:textarea-vertical-align="middle" draw:auto-grow-height="false" fo:min-height="0.749cm" fo:min-width="0.499cm"/>
    </style:style>
    <style:style style:name="gr14" style:family="graphic" style:parent-style-name="standard">
      <style:graphic-properties svg:stroke-width="0.05cm" draw:marker-start="" draw:marker-start-width="0.275cm" draw:marker-end="Arrow" draw:marker-end-width="0.175cm" draw:textarea-horizontal-align="center" draw:textarea-vertical-align="middle" fo:padding-top="0.15cm" fo:padding-bottom="0.15cm" fo:padding-left="0.275cm" fo:padding-right="0.275cm"/>
    </style:style>
    <style:style style:name="gr15" style:family="graphic" style:parent-style-name="standard">
      <style:graphic-properties draw:marker-start="" draw:marker-end="Line_20_Arrow" draw:marker-end-width="0.1cm" draw:textarea-horizontal-align="center" draw:textarea-vertical-align="middle"/>
    </style:style>
    <style:style style:name="gr16" style:family="graphic" style:parent-style-name="standard">
      <style:graphic-properties draw:marker-start="" draw:marker-end="Arrow_20_concave" draw:marker-end-width="0.1cm" draw:textarea-horizontal-align="center" draw:textarea-vertical-align="middle"/>
    </style:style>
    <style:style style:name="gr17" style:family="graphic" style:parent-style-name="standard">
      <style:graphic-properties draw:stroke="none" svg:stroke-color="#000000" draw:fill="none" draw:fill-color="#ffffff" fo:min-height="0.4cm" fo:padding-top="0cm" fo:padding-bottom="0cm" fo:padding-left="0cm" fo:padding-right="0cm"/>
    </style:style>
    <style:style style:name="gr18" style:family="graphic" style:parent-style-name="standard">
      <style:graphic-properties draw:stroke="none" svg:stroke-color="#000000" draw:fill="none" draw:fill-color="#ffffff" fo:min-height="0.6cm" fo:padding-top="0cm" fo:padding-bottom="0cm" fo:padding-left="0cm" fo:padding-right="0cm"/>
    </style:style>
    <style:style style:name="gr19" style:family="graphic" style:parent-style-name="standard">
      <style:graphic-properties draw:fill="solid" draw:fill-color="#cccccc" draw:textarea-horizontal-align="center" draw:textarea-vertical-align="middle"/>
    </style:style>
    <style:style style:name="gr20" style:family="graphic" style:parent-style-name="standard">
      <style:graphic-properties svg:stroke-width="0.03cm" draw:marker-start-width="0.245cm" draw:marker-end-width="0.245cm" draw:textarea-horizontal-align="center" draw:textarea-vertical-align="middle" fo:padding-top="0.14cm" fo:padding-bottom="0.14cm" fo:padding-left="0.265cm" fo:padding-right="0.265cm"/>
    </style:style>
    <style:style style:name="gr21" style:family="graphic" style:parent-style-name="standard">
      <style:graphic-properties draw:stroke="none" svg:stroke-color="#000000" draw:fill="none" draw:fill-color="#ffffff" fo:min-height="0.355cm" fo:padding-top="0cm" fo:padding-bottom="0cm" fo:padding-left="0cm" fo:padding-right="0cm"/>
    </style:style>
    <style:style style:name="gr22" style:family="graphic" style:parent-style-name="standard">
      <style:graphic-properties draw:fill="solid" draw:fill-color="#999999" draw:textarea-vertical-align="middle" draw:auto-grow-height="false" fo:min-height="0.749cm" fo:min-width="0.499cm"/>
    </style:style>
    <style:style style:name="gr23" style:family="graphic" style:parent-style-name="standard">
      <style:graphic-properties draw:stroke="none" svg:stroke-color="#000000" draw:fill="solid" draw:fill-color="#ffffff" fo:min-height="0.355cm" fo:padding-top="0cm" fo:padding-bottom="0cm" fo:padding-left="0cm" fo:padding-right="0cm"/>
    </style:style>
    <style:style style:name="gr24" style:family="graphic" style:parent-style-name="standard">
      <style:graphic-properties draw:textarea-horizontal-align="center" draw:textarea-vertical-align="middle"/>
    </style:style>
    <style:style style:name="gr25" style:family="graphic" style:parent-style-name="standard">
      <style:graphic-properties draw:textarea-horizontal-align="justify" draw:textarea-vertical-align="middle" draw:auto-grow-height="false"/>
    </style:style>
    <style:style style:name="gr26" style:family="graphic" style:parent-style-name="standard">
      <style:graphic-properties draw:textarea-vertical-align="middle"/>
    </style:style>
    <style:style style:name="gr27" style:family="graphic" style:parent-style-name="standard">
      <style:graphic-properties draw:stroke="dash" draw:stroke-dash="Ultrafine_20_Dashed" draw:textarea-vertical-align="middle"/>
    </style:style>
    <style:style style:name="gr28" style:family="graphic" style:parent-style-name="objectwithoutfill">
      <style:graphic-properties draw:fill="none" draw:textarea-vertical-align="middle"/>
    </style:style>
    <style:style style:name="gr29" style:family="graphic" style:parent-style-name="standard">
      <style:graphic-properties draw:stroke="dash" draw:stroke-dash="Ultrafine_20_Dashed" draw:textarea-horizontal-align="justify" draw:textarea-vertical-align="middle" draw:auto-grow-height="false"/>
    </style:style>
    <style:style style:name="gr30" style:family="graphic" style:parent-style-name="standard">
      <style:graphic-properties draw:stroke-dash="Line_20_with_20_Fine_20_Dots" draw:fill="solid" draw:fill-color="#ffffff" draw:textarea-vertical-align="middle"/>
    </style:style>
    <style:style style:name="gr31" style:family="graphic" style:parent-style-name="standard">
      <style:graphic-properties draw:fill="solid" draw:fill-color="#999999" draw:textarea-vertical-align="middle"/>
    </style:style>
    <style:style style:name="gr32" style:family="graphic" style:parent-style-name="standard">
      <style:graphic-properties draw:stroke="none" svg:stroke-color="#000000" draw:fill="none" draw:fill-color="#ffffff" fo:min-height="0.35cm" fo:padding-top="0.1cm" fo:padding-bottom="0cm" fo:padding-left="0cm" fo:padding-right="0cm"/>
    </style:style>
    <style:style style:name="gr33" style:family="graphic" style:parent-style-name="standard">
      <style:graphic-properties svg:stroke-color="#4c4c4c" draw:marker-start="Arrow" draw:marker-start-width="0.07cm" draw:textarea-vertical-align="middle"/>
    </style:style>
    <style:style style:name="gr34" style:family="graphic" style:parent-style-name="standard">
      <style:graphic-properties svg:stroke-color="#4c4c4c" draw:marker-start="Arrow" draw:marker-start-width="0.08cm" draw:marker-end="Arrow" draw:marker-end-width="0.08cm" draw:textarea-vertical-align="middle"/>
    </style:style>
    <style:style style:name="gr35" style:family="graphic" style:parent-style-name="standard">
      <style:graphic-properties draw:stroke="none" svg:stroke-color="#000000" draw:fill="none" draw:fill-color="#ffffff" fo:min-height="0.35cm" fo:padding-top="0cm" fo:padding-bottom="0cm" fo:padding-left="0cm" fo:padding-right="0cm"/>
    </style:style>
    <style:style style:name="gr36" style:family="graphic" style:parent-style-name="standard">
      <style:graphic-properties draw:stroke="none" svg:stroke-color="#000000" draw:fill="none" draw:fill-color="#ffffff" fo:min-height="0.2cm" fo:padding-top="0cm" fo:padding-bottom="0cm" fo:padding-left="0cm" fo:padding-right="0cm"/>
    </style:style>
    <style:style style:name="gr37" style:family="graphic" style:parent-style-name="objectwithoutfill">
      <style:graphic-properties svg:stroke-width="0.03cm" draw:fill="none" draw:textarea-horizontal-align="center" draw:textarea-vertical-align="middle" fo:padding-top="0.14cm" fo:padding-bottom="0.14cm" fo:padding-left="0.265cm" fo:padding-right="0.265cm"/>
    </style:style>
    <style:style style:name="gr38" style:family="graphic" style:parent-style-name="standard">
      <style:graphic-properties draw:stroke="none" svg:stroke-width="0.03cm" draw:fill="solid" draw:fill-color="#000000" draw:textarea-horizontal-align="center" draw:textarea-vertical-align="middle" fo:padding-top="0.14cm" fo:padding-bottom="0.14cm" fo:padding-left="0.265cm" fo:padding-right="0.265cm"/>
    </style:style>
    <style:style style:name="gr39" style:family="graphic" style:parent-style-name="standard">
      <style:graphic-properties svg:stroke-width="0.03cm" draw:textarea-horizontal-align="center" draw:textarea-vertical-align="middle" fo:padding-top="0.14cm" fo:padding-bottom="0.14cm" fo:padding-left="0.265cm" fo:padding-right="0.265cm"/>
    </style:style>
    <style:style style:name="gr40" style:family="graphic" style:parent-style-name="standard">
      <style:graphic-properties svg:stroke-width="0.03cm" draw:marker-end="線の終点_20_1" draw:textarea-horizontal-align="center" draw:textarea-vertical-align="middle" fo:padding-top="0.14cm" fo:padding-bottom="0.14cm" fo:padding-left="0.265cm" fo:padding-right="0.265cm"/>
    </style:style>
    <style:style style:name="gr41" style:family="graphic" style:parent-style-name="standard">
      <style:graphic-properties draw:stroke="none" svg:stroke-width="0.03cm" svg:stroke-color="#000000" draw:fill="none" draw:fill-color="#ffffff" draw:textarea-vertical-align="middle" fo:min-height="1cm" fo:padding-top="0cm" fo:padding-bottom="0cm" fo:padding-left="0cm" fo:padding-right="0cm"/>
    </style:style>
    <style:style style:name="gr42" style:family="graphic" style:parent-style-name="standard">
      <style:graphic-properties draw:stroke="none" svg:stroke-color="#000000" draw:fill="none" draw:fill-color="#ffffff" fo:min-height="0.444cm" fo:padding-top="0.1cm" fo:padding-bottom="0cm" fo:padding-left="0cm" fo:padding-right="0cm"/>
    </style:style>
    <style:style style:name="gr43" style:family="graphic" style:parent-style-name="standard">
      <style:graphic-properties draw:stroke="none" svg:stroke-color="#000000" draw:fill="none" draw:fill-color="#ffffff" fo:min-height="0.344cm" fo:padding-top="0.1cm" fo:padding-bottom="0cm" fo:padding-left="0cm" fo:padding-right="0cm"/>
    </style:style>
    <style:style style:name="gr44" style:family="graphic" style:parent-style-name="standard">
      <style:graphic-properties draw:stroke="none" svg:stroke-color="#000000" draw:fill="solid" draw:fill-color="#ffffff" draw:textarea-horizontal-align="center" draw:textarea-vertical-align="middle" fo:min-height="0.191cm" fo:padding-top="0cm" fo:padding-bottom="0cm" fo:padding-left="0cm" fo:padding-right="0cm"/>
    </style:style>
    <style:style style:name="gr45" style:family="graphic" style:parent-style-name="standard">
      <style:graphic-properties draw:stroke="none" draw:fill="hatch" draw:fill-hatch-name="Black_20_45_20_Degrees_20_Wide" draw:fill-hatch-solid="false" draw:textarea-vertical-align="middle"/>
    </style:style>
    <style:style style:name="gr46" style:family="graphic" style:parent-style-name="standard">
      <style:graphic-properties svg:stroke-width="0.03cm" draw:marker-start-width="0.245cm" draw:marker-end-width="0.245cm" draw:textarea-vertical-align="middle" fo:padding-top="0.14cm" fo:padding-bottom="0.14cm" fo:padding-left="0.265cm" fo:padding-right="0.265cm"/>
    </style:style>
    <style:style style:name="gr47" style:family="graphic" style:parent-style-name="standard">
      <style:graphic-properties svg:stroke-width="0cm" draw:fill="solid" draw:fill-color="#999999" draw:textarea-vertical-align="middle"/>
    </style:style>
    <style:style style:name="gr48" style:family="graphic" style:parent-style-name="objectwithoutfill">
      <style:graphic-properties svg:stroke-width="0.02cm" draw:marker-start-width="0.23cm" draw:marker-end="Arrow" draw:marker-end-width="0.23cm" draw:fill="none" draw:textarea-vertical-align="middle" fo:padding-top="0.135cm" fo:padding-bottom="0.135cm" fo:padding-left="0.26cm" fo:padding-right="0.26cm"/>
    </style:style>
    <style:style style:name="gr49" style:family="graphic" style:parent-style-name="standard">
      <style:graphic-properties svg:stroke-width="0.02cm" draw:marker-start-width="0.23cm" draw:marker-end="" draw:marker-end-width="0.33cm" draw:textarea-vertical-align="middle" fo:padding-top="0.135cm" fo:padding-bottom="0.135cm" fo:padding-left="0.26cm" fo:padding-right="0.26cm"/>
    </style:style>
    <style:style style:name="gr50" style:family="graphic" style:parent-style-name="standard">
      <style:graphic-properties svg:stroke-width="0.02cm" draw:marker-start-width="0.33cm" draw:marker-end="Arrow" draw:marker-end-width="0.18cm" draw:textarea-vertical-align="middle" fo:padding-top="0.135cm" fo:padding-bottom="0.135cm" fo:padding-left="0.26cm" fo:padding-right="0.26cm"/>
    </style:style>
    <style:style style:name="gr51" style:family="graphic" style:parent-style-name="standard">
      <style:graphic-properties draw:stroke="none" svg:stroke-width="0.03cm" svg:stroke-color="#000000" draw:fill="none" draw:fill-color="#ffffff" draw:textarea-vertical-align="middle" fo:min-height="0.5cm" fo:padding-top="0cm" fo:padding-bottom="0cm" fo:padding-left="0cm" fo:padding-right="0cm"/>
    </style:style>
    <style:style style:name="gr52" style:family="graphic" style:parent-style-name="standard">
      <style:graphic-properties draw:stroke="none" svg:stroke-width="0.03cm" svg:stroke-color="#000000" draw:fill="none" draw:fill-color="#ffffff" draw:textarea-horizontal-align="center" draw:textarea-vertical-align="middle" fo:min-height="0.5cm" fo:padding-top="0cm" fo:padding-bottom="0cm" fo:padding-left="0cm" fo:padding-right="0cm"/>
    </style:style>
    <style:style style:name="gr53" style:family="graphic" style:parent-style-name="standard">
      <style:graphic-properties draw:stroke="none" svg:stroke-color="#000000" draw:fill="solid" draw:fill-color="#ffffff" draw:textarea-horizontal-align="center" draw:textarea-vertical-align="middle" fo:min-height="0.5cm" fo:padding-top="0cm" fo:padding-bottom="0cm" fo:padding-left="0cm" fo:padding-right="0cm"/>
    </style:style>
    <style:style style:name="gr54" style:family="graphic" style:parent-style-name="objectwithoutfill">
      <style:graphic-properties svg:stroke-width="0.02cm" draw:marker-start-width="0.23cm" draw:marker-end-width="0.23cm" draw:fill="none" draw:textarea-vertical-align="middle" fo:padding-top="0.135cm" fo:padding-bottom="0.135cm" fo:padding-left="0.26cm" fo:padding-right="0.26cm"/>
    </style:style>
    <style:style style:name="gr55" style:family="graphic" style:parent-style-name="standard">
      <style:graphic-properties draw:stroke="none" svg:stroke-color="#000000" draw:fill="none" draw:fill-color="#ffffff" draw:textarea-horizontal-align="center" draw:textarea-vertical-align="middle" fo:min-height="0.191cm" fo:padding-top="0cm" fo:padding-bottom="0cm" fo:padding-left="0cm" fo:padding-right="0cm"/>
    </style:style>
    <style:style style:name="gr56" style:family="graphic" style:parent-style-name="standard">
      <style:graphic-properties svg:stroke-width="0.05cm" svg:stroke-color="#0000ff" draw:marker-start-width="0.275cm" draw:marker-end-width="0.275cm" draw:fill="solid" draw:fill-color="#00ffff" draw:textarea-horizontal-align="center" draw:textarea-vertical-align="middle" fo:padding-top="0.15cm" fo:padding-bottom="0.15cm" fo:padding-left="0.275cm" fo:padding-right="0.275cm"/>
    </style:style>
    <style:style style:name="gr57" style:family="graphic" style:parent-style-name="standard">
      <style:graphic-properties draw:stroke="none" svg:stroke-color="#000000" draw:fill="none" draw:fill-color="#ffffff" draw:textarea-vertical-align="middle" fo:min-height="0.4cm" fo:padding-top="0cm" fo:padding-bottom="0cm" fo:padding-left="0cm" fo:padding-right="0cm"/>
    </style:style>
    <style:style style:name="gr58" style:family="graphic" style:parent-style-name="standard">
      <style:graphic-properties draw:stroke="none" svg:stroke-color="#000000" draw:fill="none" draw:fill-color="#ffffff" draw:textarea-vertical-align="middle" fo:min-height="0.439cm" fo:padding-top="0cm" fo:padding-bottom="0cm" fo:padding-left="0cm" fo:padding-right="0cm"/>
    </style:style>
    <style:style style:name="gr59" style:family="graphic" style:parent-style-name="standard">
      <style:graphic-properties draw:stroke="dash" draw:stroke-dash="Ultrafine_20_Dashed" svg:stroke-width="0cm" draw:marker-start-width="0.2cm" draw:marker-end-width="0.2cm" draw:textarea-horizontal-align="center" draw:textarea-vertical-align="middle" fo:padding-top="0.125cm" fo:padding-bottom="0.125cm" fo:padding-left="0.25cm" fo:padding-right="0.25cm"/>
    </style:style>
    <style:style style:name="gr60" style:family="graphic" style:parent-style-name="standard">
      <style:graphic-properties draw:stroke="dash" draw:stroke-dash="Ultrafine_20_Dashed" svg:stroke-width="0cm" draw:textarea-horizontal-align="center" draw:textarea-vertical-align="middle"/>
    </style:style>
    <style:style style:name="gr61" style:family="graphic" style:parent-style-name="standard">
      <style:graphic-properties draw:stroke="solid" draw:stroke-dash="Ultrafine_20_Dashed" svg:stroke-width="0cm" draw:textarea-horizontal-align="center" draw:textarea-vertical-align="middle"/>
    </style:style>
    <style:style style:name="gr62" style:family="graphic" style:parent-style-name="standard">
      <style:graphic-properties draw:stroke="none" svg:stroke-color="#000000" draw:fill="none" draw:fill-color="#ffffff" draw:textarea-horizontal-align="center" draw:textarea-vertical-align="middle" draw:auto-grow-width="true" fo:min-height="0.4cm" fo:min-width="0.818cm" fo:padding-top="0cm" fo:padding-bottom="0cm" fo:padding-left="0cm" fo:padding-right="0cm"/>
    </style:style>
    <style:style style:name="gr63" style:family="graphic" style:parent-style-name="standard">
      <style:graphic-properties draw:stroke="none" draw:fill="none" fo:min-height="4.542cm"/>
    </style:style>
    <style:style style:name="gr64" style:family="graphic" style:parent-style-name="standard">
      <style:graphic-properties draw:stroke="none" svg:stroke-color="#000000" draw:fill="none" draw:fill-color="#ffffff" draw:textarea-horizontal-align="center" draw:textarea-vertical-align="middle" fo:min-height="0.4cm" fo:padding-top="0cm" fo:padding-bottom="0cm" fo:padding-left="0cm" fo:padding-right="0cm"/>
    </style:style>
    <style:style style:name="gr65" style:family="graphic" style:parent-style-name="standard">
      <style:graphic-properties draw:stroke="none" svg:stroke-color="#000000" draw:fill="none" draw:fill-color="#ffffff" draw:textarea-horizontal-align="center" draw:textarea-vertical-align="middle" fo:min-height="0.388cm" fo:padding-top="0cm" fo:padding-bottom="0cm" fo:padding-left="0cm" fo:padding-right="0cm"/>
    </style:style>
    <style:style style:name="gr66" style:family="graphic" style:parent-style-name="standard">
      <style:graphic-properties draw:stroke="none" svg:stroke-color="#000000" draw:fill="solid" draw:fill-color="#ffffff" draw:textarea-horizontal-align="center" draw:textarea-vertical-align="middle" fo:min-height="0.4cm" fo:padding-top="0cm" fo:padding-bottom="0cm" fo:padding-left="0cm" fo:padding-right="0cm"/>
    </style:style>
    <style:style style:name="gr67" style:family="graphic" style:parent-style-name="standard">
      <style:graphic-properties svg:stroke-width="0.05cm" draw:marker-start-width="0.275cm" draw:marker-end-width="0.275cm" draw:textarea-vertical-align="middle" fo:padding-top="0.15cm" fo:padding-bottom="0.15cm" fo:padding-left="0.275cm" fo:padding-right="0.275cm"/>
    </style:style>
    <style:style style:name="gr68" style:family="graphic" style:parent-style-name="standard">
      <style:graphic-properties svg:stroke-width="0.01cm" svg:stroke-color="#ff0000" draw:marker-start-width="0.215cm" draw:marker-end-width="0.215cm" draw:fill="none" draw:textarea-horizontal-align="justify" draw:textarea-vertical-align="middle" draw:auto-grow-height="false" fo:padding-top="0.13cm" fo:padding-bottom="0.13cm" fo:padding-left="0.255cm" fo:padding-right="0.255cm"/>
    </style:style>
    <style:style style:name="gr69" style:family="graphic" style:parent-style-name="standard">
      <style:graphic-properties svg:stroke-width="0.02cm" draw:marker-start-width="0.23cm" draw:marker-end-width="0.23cm" draw:textarea-vertical-align="middle" fo:padding-top="0.135cm" fo:padding-bottom="0.135cm" fo:padding-left="0.26cm" fo:padding-right="0.26cm"/>
    </style:style>
    <style:style style:name="gr70" style:family="graphic" style:parent-style-name="standard">
      <style:graphic-properties draw:stroke="none" svg:stroke-color="#000000" draw:fill="none" draw:fill-color="#ffffff" draw:textarea-horizontal-align="center" draw:textarea-vertical-align="middle" fo:min-height="0.15cm" fo:padding-top="0cm" fo:padding-bottom="0cm" fo:padding-left="0cm" fo:padding-right="0cm"/>
    </style:style>
    <style:style style:name="gr71" style:family="graphic" style:parent-style-name="standard">
      <style:graphic-properties svg:stroke-width="0.01cm" svg:stroke-color="#0000ff" draw:marker-start-width="0.215cm" draw:marker-end-width="0.215cm" draw:fill="none" draw:textarea-horizontal-align="justify" draw:textarea-vertical-align="middle" draw:auto-grow-height="false" fo:padding-top="0.13cm" fo:padding-bottom="0.13cm" fo:padding-left="0.255cm" fo:padding-right="0.255cm"/>
    </style:style>
    <style:style style:name="gr72" style:family="graphic" style:parent-style-name="standard">
      <style:graphic-properties svg:stroke-width="0.01cm" svg:stroke-color="#008000" draw:marker-start-width="0.215cm" draw:marker-end-width="0.215cm" draw:fill="none" draw:textarea-horizontal-align="justify" draw:textarea-vertical-align="middle" draw:auto-grow-height="false" fo:padding-top="0.13cm" fo:padding-bottom="0.13cm" fo:padding-left="0.255cm" fo:padding-right="0.255cm"/>
    </style:style>
    <style:style style:name="gr73" style:family="graphic" style:parent-style-name="standard">
      <style:graphic-properties draw:textarea-horizontal-align="justify" draw:textarea-vertical-align="middle" draw:auto-grow-height="false"/>
    </style:style>
    <style:style style:name="gr74" style:family="graphic" style:parent-style-name="standard">
      <style:graphic-properties draw:textarea-horizontal-align="justify" draw:textarea-vertical-align="top" draw:auto-grow-height="false" fo:padding-top="0cm" fo:padding-bottom="0cm" fo:padding-left="0cm" fo:padding-right="0cm"/>
    </style:style>
    <style:style style:name="gr75" style:family="graphic" style:parent-style-name="standard">
      <style:graphic-properties draw:stroke="dash" draw:stroke-dash="少し離れた波線" svg:stroke-width="0.03cm" draw:marker-start-width="0.245cm" draw:marker-end-width="0.245cm" draw:textarea-vertical-align="middle" fo:padding-top="0.14cm" fo:padding-bottom="0.14cm" fo:padding-left="0.265cm" fo:padding-right="0.265cm"/>
    </style:style>
    <style:style style:name="gr76" style:family="graphic" style:parent-style-name="standard">
      <style:graphic-properties draw:fill="hatch" draw:fill-hatch-name="Black_20_45_20_Degrees" draw:textarea-vertical-align="middle"/>
    </style:style>
    <style:style style:name="gr77" style:family="graphic" style:parent-style-name="standard">
      <style:graphic-properties draw:stroke="none" svg:stroke-color="#000000" draw:fill="none" draw:fill-color="#ffffff" draw:textarea-horizontal-align="center" draw:textarea-vertical-align="middle" draw:auto-grow-width="true" fo:min-height="0.56cm" fo:min-width="3.4cm" fo:padding-top="0cm" fo:padding-bottom="0cm" fo:padding-left="0cm" fo:padding-right="0cm"/>
    </style:style>
    <style:style style:name="gr78" style:family="graphic" style:parent-style-name="standard">
      <style:graphic-properties draw:stroke="none" svg:stroke-color="#000000" draw:fill="none" draw:fill-color="#ffffff" draw:textarea-horizontal-align="center" draw:textarea-vertical-align="middle" draw:auto-grow-width="true" fo:min-height="0.4cm" fo:min-width="5cm" fo:padding-top="0cm" fo:padding-bottom="0cm" fo:padding-left="0cm" fo:padding-right="0cm"/>
    </style:style>
    <style:style style:name="gr79" style:family="graphic" style:parent-style-name="standard">
      <style:graphic-properties draw:stroke="dash" draw:stroke-dash="Ultrafine_20_Dashed" svg:stroke-width="0.03cm" draw:marker-start-width="0.245cm" draw:marker-end-width="0.245cm" draw:fill="none" draw:textarea-horizontal-align="justify" draw:textarea-vertical-align="middle" draw:auto-grow-height="false" fo:padding-top="0.14cm" fo:padding-bottom="0.14cm" fo:padding-left="0.265cm" fo:padding-right="0.265cm"/>
    </style:style>
    <style:style style:name="gr80" style:family="graphic" style:parent-style-name="standard">
      <style:graphic-properties draw:fill="gradient" draw:fill-gradient-name="Gradient_20_8" draw:textarea-horizontal-align="justify" draw:textarea-vertical-align="middle" draw:auto-grow-height="false"/>
    </style:style>
    <style:style style:name="gr81" style:family="graphic" style:parent-style-name="standard">
      <style:graphic-properties draw:stroke="none" svg:stroke-color="#000000" draw:fill="none" draw:fill-color="#ffffff" draw:textarea-horizontal-align="center" draw:textarea-vertical-align="middle" draw:auto-grow-width="true" fo:min-height="0.4cm" fo:min-width="3cm" fo:padding-top="0cm" fo:padding-bottom="0cm" fo:padding-left="0cm" fo:padding-right="0cm"/>
    </style:style>
    <style:style style:name="gr82" style:family="graphic" style:parent-style-name="standard">
      <style:graphic-properties draw:stroke="solid" svg:stroke-color="#000000" draw:fill="none" draw:fill-color="#ffffff" draw:textarea-horizontal-align="center" draw:textarea-vertical-align="middle" fo:min-height="0.548cm" fo:padding-top="0cm" fo:padding-bottom="0cm" fo:padding-left="0cm" fo:padding-right="0cm"/>
    </style:style>
    <style:style style:name="gr83" style:family="graphic" style:parent-style-name="standard">
      <style:graphic-properties draw:stroke="solid" svg:stroke-width="0.03cm" draw:marker-start-width="0.245cm" draw:marker-end-width="0.245cm" draw:textarea-vertical-align="middle" fo:padding-top="0.14cm" fo:padding-bottom="0.14cm" fo:padding-left="0.265cm" fo:padding-right="0.265cm"/>
    </style:style>
    <style:style style:name="gr84" style:family="graphic" style:parent-style-name="standard">
      <style:graphic-properties draw:fill="solid" draw:fill-color="#000000" draw:textarea-vertical-align="middle"/>
    </style:style>
    <style:style style:name="gr85" style:family="graphic" style:parent-style-name="standard">
      <style:graphic-properties svg:stroke-width="0.03cm" svg:stroke-color="#0000ff" draw:marker-start-width="0.245cm" draw:marker-end-width="0.245cm" draw:fill="solid" draw:fill-color="#00ffff" draw:textarea-vertical-align="middle" fo:padding-top="0.14cm" fo:padding-bottom="0.14cm" fo:padding-left="0.265cm" fo:padding-right="0.265cm"/>
    </style:style>
    <style:style style:name="gr86" style:family="graphic" style:parent-style-name="standard">
      <style:graphic-properties draw:stroke="solid" svg:stroke-width="0.02cm" draw:marker-start-width="0.23cm" draw:marker-end-width="0.23cm" draw:fill="solid" draw:fill-color="#b3b3b3" draw:textarea-vertical-align="middle" draw:auto-grow-height="false" fo:min-height="0cm" fo:min-width="0cm" fo:padding-top="0.135cm" fo:padding-bottom="0.135cm" fo:padding-left="0.26cm" fo:padding-right="0.26cm"/>
    </style:style>
    <style:style style:name="gr87" style:family="graphic" style:parent-style-name="standard">
      <style:graphic-properties svg:stroke-color="#ff0000" draw:marker-start="Small_20_Arrow" draw:marker-start-width="0.1cm" draw:marker-end="Small_20_Arrow" draw:marker-end-width="0.1cm" draw:textarea-vertical-align="middle"/>
    </style:style>
    <style:style style:name="P1" style:family="paragraph">
      <style:paragraph-properties fo:text-align="center"/>
    </style:style>
    <style:style style:name="P2" style:family="paragraph">
      <style:text-properties fo:font-family="'IPA Pゴシック'" style:font-family-generic="modern" style:font-pitch="variable" fo:font-size="14pt" style:font-family-asian="'IPA Pゴシック'" style:font-family-generic-asian="modern" style:font-pitch-asian="variable" style:font-size-asian="14pt" style:font-size-complex="14pt"/>
    </style:style>
    <style:style style:name="P3" style:family="paragraph">
      <style:text-properties fo:font-family="Symbol" style:font-family-generic="roman" style:font-pitch="variable" style:font-charset="x-symbol" fo:font-size="14pt" fo:font-style="italic" style:font-size-asian="14pt" style:font-style-asian="italic" style:font-size-complex="14pt" style:font-style-complex="italic"/>
    </style:style>
    <style:style style:name="P4" style:family="paragraph">
      <style:paragraph-properties fo:text-align="center"/>
      <style:text-properties fo:font-size="9pt" fo:font-style="normal" style:font-size-asian="9pt" style:font-style-asian="normal" style:font-size-complex="9pt" style:font-style-complex="normal"/>
    </style:style>
    <style:style style:name="P5" style:family="paragraph">
      <style:text-properties fo:font-family="'Times New Roman'" style:font-family-generic="roman" style:font-pitch="variable" fo:font-size="9pt" fo:font-style="normal" style:font-size-asian="9pt" style:font-style-asian="normal" style:font-size-complex="9pt" style:font-style-complex="normal"/>
    </style:style>
    <style:style style:name="P6" style:family="paragraph">
      <style:text-properties fo:font-family="'Times New Roman'" style:font-family-generic="roman" style:font-pitch="variable" fo:font-size="14pt" fo:font-style="italic" style:font-size-asian="14pt" style:font-style-asian="italic" style:font-size-complex="14pt" style:font-style-complex="italic"/>
    </style:style>
    <style:style style:name="P7" style:family="paragraph">
      <style:paragraph-properties fo:text-align="center"/>
      <style:text-properties fo:font-size="8pt" fo:font-style="normal" style:font-size-asian="8pt" style:font-style-asian="normal" style:font-size-complex="8pt" style:font-style-complex="normal"/>
    </style:style>
    <style:style style:name="P8" style:family="paragraph">
      <style:paragraph-properties fo:text-align="start"/>
      <style:text-properties fo:font-family="Arial" style:font-family-generic="swiss" style:font-pitch="variable" fo:font-size="8pt" style:font-size-asian="8pt" style:font-size-complex="8pt"/>
    </style:style>
    <style:style style:name="P9" style:family="paragraph">
      <style:paragraph-properties fo:text-align="start"/>
      <style:text-properties fo:font-size="8pt" style:font-size-asian="8pt" style:font-size-complex="8pt"/>
    </style:style>
    <style:style style:name="P10" style:family="paragraph">
      <style:text-properties fo:font-size="5pt" style:font-size-asian="5pt" style:font-size-complex="5pt"/>
    </style:style>
    <style:style style:name="P11" style:family="paragraph">
      <style:text-properties fo:font-family="'Times New Roman'" style:font-family-generic="roman" style:font-pitch="variable" fo:font-size="5pt" fo:font-style="italic" style:font-size-asian="5pt" style:font-style-asian="italic" style:font-size-complex="5pt" style:font-style-complex="italic"/>
    </style:style>
    <style:style style:name="P12" style:family="paragraph">
      <style:text-properties fo:font-family="'Times New Roman'" style:font-family-generic="roman" style:font-pitch="variable" fo:font-size="20pt" fo:font-style="italic" style:font-size-asian="20pt" style:font-style-asian="italic" style:font-size-complex="20pt" style:font-style-complex="italic"/>
    </style:style>
    <style:style style:name="P13" style:family="paragraph">
      <style:text-properties fo:font-family="'Times New Roman'" style:font-family-generic="roman" style:font-pitch="variable" fo:font-size="24pt" fo:font-style="normal" style:font-size-asian="24pt" style:font-style-asian="normal" style:font-size-complex="24pt" style:font-style-complex="normal"/>
    </style:style>
    <style:style style:name="P14" style:family="paragraph">
      <style:text-properties fo:font-family="'Times New Roman'" style:font-family-generic="roman" style:font-pitch="variable" fo:font-size="20pt" fo:font-style="normal" style:font-size-asian="20pt" style:font-style-asian="normal" style:font-size-complex="20pt" style:font-style-complex="normal"/>
    </style:style>
    <style:style style:name="P15" style:family="paragraph">
      <style:paragraph-properties fo:text-align="center"/>
      <style:text-properties fo:font-family="'Times New Roman'" style:font-family-generic="roman" style:font-pitch="variable" fo:font-size="20pt" fo:font-style="italic" style:font-size-asian="20pt" style:font-style-asian="italic" style:font-size-complex="20pt" style:font-style-complex="italic"/>
    </style:style>
    <style:style style:name="P16" style:family="paragraph">
      <style:text-properties fo:font-family="Arial" style:font-family-generic="swiss" style:font-pitch="variable" fo:font-size="9pt" style:font-size-asian="9pt" style:font-size-complex="9pt"/>
    </style:style>
    <style:style style:name="P17" style:family="paragraph">
      <style:paragraph-properties fo:text-align="center"/>
      <style:text-properties fo:font-family="Arial" style:font-family-generic="swiss" style:font-pitch="variable" fo:font-size="9pt" style:font-size-asian="9pt" style:font-size-complex="9pt"/>
    </style:style>
    <style:style style:name="P18" style:family="paragraph">
      <style:text-properties fo:font-size="7pt" style:font-size-asian="7pt" style:font-size-complex="7pt"/>
    </style:style>
    <style:style style:name="P19" style:family="paragraph">
      <style:paragraph-properties fo:text-align="center"/>
      <style:text-properties fo:font-size="6pt" style:font-size-asian="6pt" style:font-size-complex="6pt"/>
    </style:style>
    <style:style style:name="P20" style:family="paragraph">
      <style:text-properties fo:font-size="6pt" style:font-size-asian="6pt" style:font-size-complex="6pt"/>
    </style:style>
    <style:style style:name="P21" style:family="paragraph">
      <style:text-properties fo:font-size="9pt" style:font-size-asian="9pt" style:font-size-complex="9pt"/>
    </style:style>
    <style:style style:name="P22" style:family="paragraph">
      <style:text-properties fo:font-family="'Times New Roman'" style:font-family-generic="roman" style:font-pitch="variable" fo:font-size="9pt" fo:font-style="italic" style:font-size-asian="9pt" style:font-style-asian="italic" style:font-size-complex="9pt" style:font-style-complex="italic"/>
    </style:style>
    <style:style style:name="P23" style:family="paragraph">
      <style:paragraph-properties fo:text-align="justify"/>
    </style:style>
    <style:style style:name="P24" style:family="paragraph">
      <style:paragraph-properties fo:text-align="justify"/>
      <style:text-properties fo:font-family="'Times New Roman'" style:font-family-generic="roman" style:font-pitch="variable" fo:font-size="9pt" fo:font-style="italic" style:font-size-asian="9pt" style:font-style-asian="italic" style:font-size-complex="9pt" style:font-style-complex="italic"/>
    </style:style>
    <style:style style:name="P25" style:family="paragraph">
      <style:paragraph-properties fo:text-align="center"/>
      <style:text-properties fo:font-family="'Times New Roman'" style:font-family-generic="roman" style:font-pitch="variable" fo:font-size="6pt" style:font-size-asian="6pt" style:font-size-complex="6pt"/>
    </style:style>
    <style:style style:name="P26" style:family="paragraph">
      <style:paragraph-properties fo:text-align="center"/>
      <style:text-properties fo:font-family="'Times New Roman'" style:font-family-generic="roman" style:font-pitch="variable" fo:font-size="6pt" fo:font-style="normal" style:font-size-asian="6pt" style:font-style-asian="normal" style:font-size-complex="6pt" style:font-style-complex="normal"/>
    </style:style>
    <style:style style:name="P27" style:family="paragraph">
      <style:paragraph-properties fo:text-align="start"/>
    </style:style>
    <style:style style:name="P28" style:family="paragraph">
      <style:paragraph-properties fo:text-align="start"/>
      <style:text-properties fo:font-size="9pt" style:font-size-asian="9pt" style:font-size-complex="9pt"/>
    </style:style>
    <style:style style:name="P29" style:family="paragraph">
      <style:paragraph-properties fo:text-align="center"/>
      <style:text-properties fo:font-size="9pt" style:font-size-asian="9pt" style:font-size-complex="9pt"/>
    </style:style>
    <style:style style:name="P30" style:family="paragraph">
      <style:paragraph-properties fo:text-align="center"/>
      <style:text-properties fo:font-family="'Times New Roman'" style:font-family-generic="roman" style:font-pitch="variable" fo:font-size="8pt" style:font-size-asian="8pt" style:font-size-complex="8pt"/>
    </style:style>
    <style:style style:name="P31" style:family="paragraph">
      <style:paragraph-properties fo:text-align="center"/>
      <style:text-properties fo:font-family="'Times New Roman'" style:font-family-generic="roman" style:font-pitch="variable" fo:font-size="9pt" style:font-size-asian="9pt" style:font-size-complex="12pt"/>
    </style:style>
    <style:style style:name="P32" style:family="paragraph">
      <style:paragraph-properties fo:text-align="center"/>
      <style:text-properties fo:font-family="'Times New Roman'" style:font-family-generic="roman" style:font-pitch="variable" fo:font-size="12pt" style:font-size-asian="12pt" style:font-size-complex="12pt"/>
    </style:style>
    <style:style style:name="P33" style:family="paragraph">
      <style:paragraph-properties fo:text-align="center"/>
      <style:text-properties fo:font-family="'Times New Roman'" style:font-family-generic="roman" style:font-pitch="variable" fo:font-size="9pt" fo:font-style="italic" style:font-size-asian="9pt" style:font-style-asian="italic" style:font-size-complex="9pt" style:font-style-complex="italic"/>
    </style:style>
    <style:style style:name="P34" style:family="paragraph">
      <style:paragraph-properties fo:text-align="center"/>
      <style:text-properties fo:color="#ff0000" fo:font-family="'Times New Roman'" style:font-family-generic="roman" style:font-pitch="variable" fo:font-size="10.5pt" style:font-size-asian="10.5pt" style:font-size-complex="10.5pt"/>
    </style:style>
    <style:style style:name="P35" style:family="paragraph">
      <style:paragraph-properties fo:text-align="center"/>
      <style:text-properties fo:color="#0000ff" fo:font-family="'Times New Roman'" style:font-family-generic="roman" style:font-pitch="variable" fo:font-size="10.5pt" style:font-size-asian="10.5pt" style:font-size-complex="10.5pt"/>
    </style:style>
    <style:style style:name="P36" style:family="paragraph">
      <style:paragraph-properties fo:text-align="center"/>
      <style:text-properties fo:color="#008000" fo:font-family="'Times New Roman'" style:font-family-generic="roman" style:font-pitch="variable" fo:font-size="10.5pt" style:font-size-asian="10.5pt" style:font-size-complex="10.5pt"/>
    </style:style>
    <style:style style:name="P37" style:family="paragraph">
      <style:paragraph-properties fo:text-align="center"/>
      <style:text-properties fo:font-family="'Times New Roman'" style:font-family-generic="roman" style:font-pitch="variable"/>
    </style:style>
    <style:style style:name="P38" style:family="paragraph">
      <style:paragraph-properties fo:text-align="center"/>
      <style:text-properties fo:font-family="'Times New Roman'" style:font-family-generic="roman" style:font-pitch="variable" fo:font-size="10.5pt" style:font-size-asian="10.5pt" style:font-size-complex="10.5pt"/>
    </style:style>
    <style:style style:name="P39" style:family="paragraph">
      <style:paragraph-properties fo:text-align="center"/>
      <style:text-properties fo:font-family="'Times New Roman'" style:font-family-generic="roman" style:font-pitch="variable" fo:font-size="14pt" style:font-size-asian="14pt" style:font-size-complex="14pt"/>
    </style:style>
    <style:style style:name="P40" style:family="paragraph">
      <style:paragraph-properties fo:text-align="center"/>
      <style:text-properties fo:font-size="14pt" style:font-size-asian="14pt" style:font-size-complex="14pt"/>
    </style:style>
    <style:style style:name="P41" style:family="paragraph">
      <style:paragraph-properties fo:text-align="center"/>
      <style:text-properties fo:font-size="12pt" style:font-size-asian="12pt" style:font-size-complex="12pt"/>
    </style:style>
    <style:style style:name="P42" style:family="paragraph">
      <style:paragraph-properties fo:text-align="start"/>
      <style:text-properties fo:font-size="12pt" style:font-size-asian="12pt" style:font-size-complex="12pt"/>
    </style:style>
    <style:style style:name="T1" style:family="text">
      <style:text-properties fo:font-family="'IPA Pゴシック'" style:font-family-generic="modern" style:font-pitch="variable" fo:font-size="14pt" style:font-family-asian="'IPA Pゴシック'" style:font-family-generic-asian="modern" style:font-pitch-asian="variable" style:font-size-asian="14pt" style:font-size-complex="14pt"/>
    </style:style>
    <style:style style:name="T2" style:family="text">
      <style:text-properties fo:font-family="Arial" style:font-family-generic="swiss" style:font-pitch="variable" fo:font-size="14pt" style:font-family-asian="'IPA Pゴシック'" style:font-family-generic-asian="modern" style:font-pitch-asian="variable" style:font-size-asian="14pt" style:font-size-complex="14pt"/>
    </style:style>
    <style:style style:name="T3" style:family="text">
      <style:text-properties fo:font-family="Symbol" style:font-family-generic="roman" style:font-pitch="variable" style:font-charset="x-symbol" fo:font-size="14pt" fo:font-style="italic" style:font-size-asian="14pt" style:font-style-asian="italic" style:font-size-complex="14pt" style:font-style-complex="italic"/>
    </style:style>
    <style:style style:name="T4" style:family="text">
      <style:text-properties fo:font-family="'Times New Roman'" style:font-family-generic="roman" style:font-pitch="variable" fo:font-size="9pt" fo:font-style="normal" style:font-size-asian="9pt" style:font-style-asian="normal" style:font-size-complex="9pt" style:font-style-complex="normal"/>
    </style:style>
    <style:style style:name="T5" style:family="text">
      <style:text-properties fo:font-family="'Times New Roman'" style:font-family-generic="roman" style:font-pitch="variable" fo:font-size="9pt" fo:font-style="italic" style:font-size-asian="9pt" style:font-style-asian="italic" style:font-size-complex="9pt" style:font-style-complex="italic"/>
    </style:style>
    <style:style style:name="T6" style:family="text">
      <style:text-properties style:text-position="-20% 58%" fo:font-family="'Times New Roman'" style:font-family-generic="roman" style:font-pitch="variable" fo:font-size="9pt" fo:font-style="italic" style:font-size-asian="9pt" style:font-style-asian="italic" style:font-size-complex="9pt" style:font-style-complex="italic"/>
    </style:style>
    <style:style style:name="T7" style:family="text">
      <style:text-properties fo:font-family="'Times New Roman'" style:font-family-generic="roman" style:font-pitch="variable" fo:font-size="14pt" fo:font-style="italic" style:font-size-asian="14pt" style:font-style-asian="italic" style:font-size-complex="14pt" style:font-style-complex="italic"/>
    </style:style>
    <style:style style:name="T8" style:family="text">
      <style:text-properties style:text-position="-20% 58%" fo:font-family="'Times New Roman'" style:font-family-generic="roman" style:font-pitch="variable" fo:font-size="14pt" fo:font-style="italic" style:font-size-asian="14pt" style:font-style-asian="italic" style:font-size-complex="14pt" style:font-style-complex="italic"/>
    </style:style>
    <style:style style:name="T9" style:family="text">
      <style:text-properties fo:font-family="'Times New Roman'" style:font-family-generic="roman" style:font-pitch="variable" fo:font-size="14pt" fo:font-style="normal" style:font-size-asian="14pt" style:font-style-asian="normal" style:font-size-complex="14pt" style:font-style-complex="normal"/>
    </style:style>
    <style:style style:name="T10" style:family="text">
      <style:text-properties style:text-position="0% 100%" fo:font-family="'Times New Roman'" style:font-family-generic="roman" style:font-pitch="variable" fo:font-size="14pt" fo:font-style="normal" style:font-size-asian="14pt" style:font-style-asian="normal" style:font-size-complex="14pt" style:font-style-complex="normal"/>
    </style:style>
    <style:style style:name="T11" style:family="text">
      <style:text-properties fo:font-family="'Times New Roman'" style:font-family-generic="roman" style:font-pitch="variable" fo:font-size="8pt" fo:font-style="normal" style:font-size-asian="8pt" style:font-style-asian="normal" style:font-size-complex="8pt" style:font-style-complex="normal"/>
    </style:style>
    <style:style style:name="T12" style:family="text">
      <style:text-properties fo:font-family="Arial" style:font-family-generic="swiss" style:font-pitch="variable" fo:font-size="8pt" style:font-size-asian="8pt" style:font-size-complex="8pt"/>
    </style:style>
    <style:style style:name="T13" style:family="text">
      <style:text-properties fo:font-size="8pt" style:font-size-asian="8pt" style:font-size-complex="8pt"/>
    </style:style>
    <style:style style:name="T14" style:family="text">
      <style:text-properties fo:font-size="5pt" style:font-size-asian="5pt" style:font-size-complex="5pt"/>
    </style:style>
    <style:style style:name="T15" style:family="text">
      <style:text-properties fo:font-size="5pt" style:text-underline-style="solid" style:text-underline-width="auto" style:text-underline-color="font-color" style:font-size-asian="5pt" style:font-size-complex="5pt"/>
    </style:style>
    <style:style style:name="T16" style:family="text">
      <style:text-properties fo:font-family="'Times New Roman'" style:font-family-generic="roman" style:font-pitch="variable" fo:font-size="5pt" fo:font-style="italic" style:font-size-asian="5pt" style:font-style-asian="italic" style:font-size-complex="5pt" style:font-style-complex="italic"/>
    </style:style>
    <style:style style:name="T17" style:family="text">
      <style:text-properties style:text-position="-20% 58%" fo:font-family="'Times New Roman'" style:font-family-generic="roman" style:font-pitch="variable" fo:font-size="5pt" fo:font-style="normal" style:font-size-asian="5pt" style:font-style-asian="normal" style:font-size-complex="5pt" style:font-style-complex="normal"/>
    </style:style>
    <style:style style:name="T18" style:family="text">
      <style:text-properties fo:font-family="'Times New Roman'" style:font-family-generic="roman" style:font-pitch="variable" fo:font-size="20pt" fo:font-style="italic" style:font-size-asian="20pt" style:font-style-asian="italic" style:font-size-complex="20pt" style:font-style-complex="italic"/>
    </style:style>
    <style:style style:name="T19" style:family="text">
      <style:text-properties fo:font-family="'Times New Roman'" style:font-family-generic="roman" style:font-pitch="variable" fo:font-size="20pt" fo:font-style="normal" style:font-size-asian="20pt" style:font-style-asian="normal" style:font-size-complex="20pt" style:font-style-complex="normal"/>
    </style:style>
    <style:style style:name="T20" style:family="text">
      <style:text-properties style:text-position="-20% 58%" fo:font-family="'Times New Roman'" style:font-family-generic="roman" style:font-pitch="variable" fo:font-size="20pt" fo:font-style="italic" style:font-size-asian="20pt" style:font-style-asian="italic" style:font-size-complex="20pt" style:font-style-complex="italic"/>
    </style:style>
    <style:style style:name="T21" style:family="text">
      <style:text-properties fo:font-family="'Times New Roman'" style:font-family-generic="roman" style:font-pitch="variable" fo:font-size="24pt" fo:font-style="normal" style:font-size-asian="24pt" style:font-style-asian="normal" style:font-size-complex="24pt" style:font-style-complex="normal"/>
    </style:style>
    <style:style style:name="T22" style:family="text">
      <style:text-properties fo:font-family="Arial" style:font-family-generic="swiss" style:font-pitch="variable" fo:font-size="9pt" style:font-size-asian="9pt" style:font-size-complex="9pt"/>
    </style:style>
    <style:style style:name="T23" style:family="text">
      <style:text-properties fo:font-size="7pt" style:font-size-asian="7pt" style:font-size-complex="7pt"/>
    </style:style>
    <style:style style:name="T24" style:family="text">
      <style:text-properties fo:font-size="6pt" style:font-size-asian="6pt" style:font-size-complex="6pt"/>
    </style:style>
    <style:style style:name="T25" style:family="text">
      <style:text-properties style:text-position="33% 58%" fo:font-size="6pt" style:font-size-asian="6pt" style:font-size-complex="6pt"/>
    </style:style>
    <style:style style:name="T26" style:family="text">
      <style:text-properties style:text-position="0% 100%" fo:font-size="6pt" style:font-size-asian="6pt" style:font-size-complex="6pt"/>
    </style:style>
    <style:style style:name="T27" style:family="text">
      <style:text-properties fo:font-size="9pt" style:font-size-asian="9pt" style:font-size-complex="9pt"/>
    </style:style>
    <style:style style:name="T28" style:family="text">
      <style:text-properties fo:font-family="'Times New Roman'" style:font-family-generic="roman" style:font-pitch="variable" fo:font-size="6pt" fo:font-style="italic" style:font-size-asian="6pt" style:font-style-asian="italic" style:font-size-complex="6pt" style:font-style-complex="italic"/>
    </style:style>
    <style:style style:name="T29" style:family="text">
      <style:text-properties style:text-position="-33% 58%" fo:font-family="'Times New Roman'" style:font-family-generic="roman" style:font-pitch="variable" fo:font-size="6pt" fo:font-style="italic" style:font-size-asian="6pt" style:font-style-asian="italic" style:font-size-complex="6pt" style:font-style-complex="italic"/>
    </style:style>
    <style:style style:name="T30" style:family="text">
      <style:text-properties style:text-position="-33% 58%" fo:font-family="'Times New Roman'" style:font-family-generic="roman" style:font-pitch="variable" fo:font-size="6pt" style:font-size-asian="6pt" style:font-size-complex="6pt"/>
    </style:style>
    <style:style style:name="T31" style:family="text">
      <style:text-properties style:text-position="-33% 58%" fo:font-family="'Times New Roman'" style:font-family-generic="roman" style:font-pitch="variable" fo:font-size="6pt" fo:font-style="normal" style:font-size-asian="6pt" style:font-style-asian="normal" style:font-size-complex="6pt" style:font-style-complex="normal"/>
    </style:style>
    <style:style style:name="T32" style:family="text">
      <style:text-properties fo:font-family="'Times New Roman'" style:font-family-generic="roman" style:font-pitch="variable" fo:font-size="6pt" fo:font-style="normal" style:font-size-asian="6pt" style:font-style-asian="normal" style:font-size-complex="6pt" style:font-style-complex="normal"/>
    </style:style>
    <style:style style:name="T33" style:family="text">
      <style:text-properties style:text-position="33% 58%" fo:font-size="9pt" style:font-size-asian="9pt" style:font-size-complex="9pt"/>
    </style:style>
    <style:style style:name="T34" style:family="text">
      <style:text-properties fo:font-family="'Times New Roman'" style:font-family-generic="roman" style:font-pitch="variable" fo:font-size="8pt" style:font-size-asian="8pt" style:font-size-complex="8pt"/>
    </style:style>
    <style:style style:name="T35" style:family="text">
      <style:text-properties fo:font-family="'Times New Roman'" style:font-family-generic="roman" style:font-pitch="variable" fo:font-size="9pt" style:font-size-asian="9pt" style:font-size-complex="12pt"/>
    </style:style>
    <style:style style:name="T36" style:family="text">
      <style:text-properties fo:font-family="'Times New Roman'" style:font-family-generic="roman" style:font-pitch="variable" fo:font-size="9pt" style:font-size-asian="9pt" style:font-size-complex="9pt"/>
    </style:style>
    <style:style style:name="T37" style:family="text">
      <style:text-properties style:text-position="33% 58%" fo:font-family="'Times New Roman'" style:font-family-generic="roman" style:font-pitch="variable" fo:font-size="9pt" style:font-size-asian="9pt" style:font-size-complex="9pt"/>
    </style:style>
    <style:style style:name="T38" style:family="text">
      <style:text-properties style:text-position="-33% 58%" fo:font-family="'Times New Roman'" style:font-family-generic="roman" style:font-pitch="variable" fo:font-size="9pt" fo:font-style="normal" style:font-size-asian="9pt" style:font-style-asian="normal" style:font-size-complex="9pt" style:font-style-complex="normal"/>
    </style:style>
    <style:style style:name="T39" style:family="text">
      <style:text-properties fo:color="#ff0000" fo:font-family="'Times New Roman'" style:font-family-generic="roman" style:font-pitch="variable" fo:font-size="10.5pt" style:font-size-asian="10.5pt" style:font-size-complex="10.5pt"/>
    </style:style>
    <style:style style:name="T40" style:family="text">
      <style:text-properties fo:color="#0000ff" fo:font-family="'Times New Roman'" style:font-family-generic="roman" style:font-pitch="variable" fo:font-size="10.5pt" style:font-size-asian="10.5pt" style:font-size-complex="10.5pt"/>
    </style:style>
    <style:style style:name="T41" style:family="text">
      <style:text-properties fo:color="#008000" fo:font-family="'Times New Roman'" style:font-family-generic="roman" style:font-pitch="variable" fo:font-size="10.5pt" style:font-size-asian="10.5pt" style:font-size-complex="10.5pt"/>
    </style:style>
    <style:style style:name="T42" style:family="text">
      <style:text-properties fo:font-family="'Times New Roman'" style:font-family-generic="roman" style:font-pitch="variable"/>
    </style:style>
    <style:style style:name="T43" style:family="text">
      <style:text-properties fo:font-family="'Times New Roman'" style:font-family-generic="roman" style:font-pitch="variable" fo:font-size="10.5pt" style:font-size-asian="10.5pt" style:font-size-complex="10.5pt"/>
    </style:style>
    <style:style style:name="T44" style:family="text">
      <style:text-properties fo:font-family="'Times New Roman'" style:font-family-generic="roman" style:font-pitch="variable" fo:font-size="14pt" style:font-size-asian="14pt" style:font-size-complex="14pt"/>
    </style:style>
    <style:style style:name="T45" style:family="text">
      <style:text-properties fo:font-size="14pt" style:font-size-asian="14pt" style:font-size-complex="14pt"/>
    </style:style>
    <style:style style:name="T46" style:family="text">
      <style:text-properties fo:font-size="10.5pt" style:font-size-asian="10.5pt" style:font-size-complex="10.5pt"/>
    </style:style>
    <style:style style:name="T47"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frame draw:style-name="gr1" draw:text-style-name="P1" draw:layer="layout" svg:width="11.292cm" svg:height="7.414cm" svg:x="3.208cm" svg:y="9.9cm">
          <draw:image xlink:href="Pictures/200006EE00002C1D00001CF76B36D680.svm" xlink:type="simple" xlink:show="embed" xlink:actuate="onLoad">
            <text:p/>
          </draw:image>
        </draw:frame>
        <draw:rect draw:style-name="gr2" draw:text-style-name="P1" draw:layer="layout" svg:width="3.8cm" svg:height="5.9cm" svg:x="9.5cm" svg:y="10.1cm">
          <text:p/>
        </draw:rect>
        <draw:frame draw:style-name="gr3" draw:text-style-name="P2" draw:layer="layout" svg:width="4.6cm" svg:height="1.339cm" svg:x="10.9cm" svg:y="14.483cm">
          <draw:text-box>
            <text:p><text:span text:style-name="T1">この範囲の</text:span><text:span text:style-name="T2">PMV</text:span><text:span text:style-name="T1">値が出力される</text:span></text:p>
          </draw:text-box>
        </draw:frame>
      </draw:page>
      <draw:page draw:name="page2" draw:style-name="dp1" draw:master-page-name="標準">
        <draw:polygon draw:style-name="gr4" draw:text-style-name="P1" draw:layer="layout" svg:width="2.799cm" svg:height="3.499cm" draw:transform="rotate (-1.57079632679579) translate (12.7999999999986cm 13.899999999993cm)" svg:viewBox="0 0 2800 3500" draw:points="0,-22100 2100,-22100 2800,-25600 700,-25600">
          <text:p/>
        </draw:polygon>
        <draw:custom-shape draw:style-name="gr5" draw:text-style-name="P1" draw:layer="layout" svg:width="1cm" svg:height="1cm" svg:x="5.9cm" svg:y="11.3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6" draw:text-style-name="P1" draw:layer="layout" svg:width="0.2cm" svg:height="0.2cm" svg:x="6.3cm" svg:y="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6.4cm" svg:y1="11.8cm" svg:x2="6.4cm" svg:y2="15.3cm">
          <text:p/>
        </draw:line>
        <draw:line draw:style-name="gr7" draw:text-style-name="P1" draw:layer="layout" svg:x1="7.6cm" svg:y1="14.6cm" svg:x2="6.4cm" svg:y2="11.8cm">
          <text:p/>
        </draw:line>
        <draw:line draw:style-name="gr7" draw:text-style-name="P1" draw:layer="layout" svg:x1="7.6cm" svg:y1="11.1cm" svg:x2="7.6cm" svg:y2="14.6cm">
          <text:p/>
        </draw:line>
        <draw:line draw:style-name="gr7" draw:text-style-name="P1" draw:layer="layout" svg:x1="6.4cm" svg:y1="15.3cm" svg:x2="7.6cm" svg:y2="14.6cm">
          <text:p/>
        </draw:line>
        <draw:line draw:style-name="gr7" draw:text-style-name="P1" draw:layer="layout" svg:x1="6.4cm" svg:y1="11.8cm" svg:x2="7.6cm" svg:y2="11.1cm">
          <text:p/>
        </draw:line>
        <draw:line draw:style-name="gr8" draw:text-style-name="P1" draw:layer="layout" svg:x1="11cm" svg:y1="15.3cm" svg:x2="5.5cm" svg:y2="11.1cm">
          <text:p/>
        </draw:line>
        <draw:polygon draw:style-name="gr9" draw:text-style-name="P1" draw:layer="layout" svg:width="3.972cm" svg:height="2.317cm" draw:transform="rotate (0.528136631653384) translate (6.4cm 15.3cm)" svg:viewBox="0 0 3973 2318" draw:points="0,32881 1389,32881 3973,35199 2584,35199">
          <text:p/>
        </draw:polygon>
        <draw:line draw:style-name="gr7" draw:text-style-name="P1" draw:layer="layout" svg:x1="6.4cm" svg:y1="15.3cm" svg:x2="11cm" svg:y2="15.3cm">
          <text:p/>
        </draw:line>
        <draw:custom-shape draw:style-name="gr6" draw:text-style-name="P1" draw:layer="layout" svg:width="0.2cm" svg:height="0.2cm" svg:x="10.9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0" draw:text-style-name="P1" draw:layer="layout" svg:width="0.234cm" svg:height="0.077cm" draw:transform="skewX (-0.0226892802759221) rotate (2.34345358665234) translate (10.6099977056732cm 15.5240023404367cm)" svg:viewBox="0 0 235 78" svg:d="m0-6478c157-1 235 78 235 78">
          <text:p/>
        </draw:path>
        <draw:path draw:style-name="gr11" draw:text-style-name="P1" draw:layer="layout" svg:width="0.485cm" svg:height="0.199cm" draw:transform="rotate (1.68110113552062) translate (7.292cm 14.772cm)" svg:viewBox="0 0 486 200" svg:d="m0 11243c255 0 486 200 486 200">
          <text:p/>
        </draw:path>
        <draw:frame draw:style-name="gr12" draw:text-style-name="P3" draw:layer="layout" svg:width="0.5cm" svg:height="0.7cm" svg:x="10.1cm" svg:y="15.1cm">
          <draw:text-box>
            <text:p><text:span text:style-name="T3">g</text:span></text:p>
          </draw:text-box>
        </draw:frame>
        <draw:frame draw:style-name="gr12" draw:text-style-name="P3" draw:layer="layout" svg:width="0.4cm" svg:height="0.7cm" svg:x="6.9cm" svg:y="14.1cm">
          <draw:text-box>
            <text:p><text:span text:style-name="T3">f</text:span></text:p>
          </draw:text-box>
        </draw:frame>
        <draw:custom-shape draw:style-name="gr5" draw:text-style-name="P1" draw:layer="layout" svg:width="1cm" svg:height="1cm" svg:x="5.2cm" svg:y="2.6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line draw:style-name="gr7" draw:text-style-name="P1" draw:layer="layout" svg:x1="5cm" svg:y1="7cm" svg:x2="11cm" svg:y2="7cm">
          <text:p/>
        </draw:line>
        <draw:line draw:style-name="gr8" draw:text-style-name="P1" draw:layer="layout" svg:x1="5.7cm" svg:y1="3.1cm" svg:x2="9.3cm" svg:y2="7cm">
          <text:p/>
        </draw:line>
        <draw:custom-shape draw:style-name="gr13" draw:text-style-name="P1" draw:layer="layout" svg:width="1.7cm" svg:height="0.5cm" svg:x="8.7cm" svg:y="3.4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3" draw:text-style-name="P1" draw:layer="layout" svg:width="1.7cm" svg:height="0.5cm" svg:x="5.4cm" svg:y="4.3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7" draw:text-style-name="P1" draw:layer="layout" svg:x1="8.6cm" svg:y1="5.8cm" svg:x2="8.2cm" svg:y2="6.2cm">
          <text:p/>
        </draw:line>
        <draw:frame draw:style-name="gr12" draw:text-style-name="P3" draw:layer="layout" svg:width="0.5cm" svg:height="0.7cm" svg:x="8.5cm" svg:y="6.4cm">
          <draw:text-box>
            <text:p><text:span text:style-name="T3">q</text:span></text:p>
          </draw:text-box>
        </draw:frame>
        <draw:circle draw:style-name="gr7" draw:text-style-name="P1" draw:layer="layout" svg:width="0.8cm" svg:height="0.8cm" svg:x="8.9cm" svg:y="6.6cm" draw:kind="arc" draw:start-angle="134.25" draw:end-angle="180.13">
          <text:p/>
        </draw:circle>
        <draw:line draw:style-name="gr14" draw:text-style-name="P1" draw:layer="layout" svg:x1="7.7cm" svg:y1="5cm" svg:x2="8.4cm" svg:y2="5.8cm">
          <text:p/>
        </draw:line>
        <draw:line draw:style-name="gr15" draw:text-style-name="P1" draw:layer="layout" svg:x1="5.7cm" svg:y1="4.8cm" svg:x2="5.4cm" svg:y2="5.2cm">
          <text:p/>
        </draw:line>
        <draw:line draw:style-name="gr15" draw:text-style-name="P1" draw:layer="layout" svg:x1="6.1cm" svg:y1="4.9cm" svg:x2="6.1cm" svg:y2="5.4cm">
          <text:p/>
        </draw:line>
        <draw:line draw:style-name="gr15" draw:text-style-name="P1" draw:layer="layout" svg:x1="6.5cm" svg:y1="4.9cm" svg:x2="6.5cm" svg:y2="5.4cm">
          <text:p/>
        </draw:line>
        <draw:line draw:style-name="gr15" draw:text-style-name="P1" draw:layer="layout" svg:x1="6.9cm" svg:y1="4.8cm" svg:x2="7.2cm" svg:y2="5.2cm">
          <text:p/>
        </draw:line>
        <draw:line draw:style-name="gr15" draw:text-style-name="P1" draw:layer="layout" svg:x1="9cm" svg:y1="3.9cm" svg:x2="8.7cm" svg:y2="4.3cm">
          <text:p/>
        </draw:line>
        <draw:line draw:style-name="gr15" draw:text-style-name="P1" draw:layer="layout" svg:x1="9.4cm" svg:y1="4cm" svg:x2="9.4cm" svg:y2="4.5cm">
          <text:p/>
        </draw:line>
        <draw:line draw:style-name="gr15" draw:text-style-name="P1" draw:layer="layout" svg:x1="9.8cm" svg:y1="4cm" svg:x2="9.8cm" svg:y2="4.5cm">
          <text:p/>
        </draw:line>
        <draw:line draw:style-name="gr15" draw:text-style-name="P1" draw:layer="layout" svg:x1="10.2cm" svg:y1="3.9cm" svg:x2="10.5cm" svg:y2="4.3cm">
          <text:p/>
        </draw:line>
        <draw:line draw:style-name="gr16" draw:text-style-name="P1" draw:layer="layout" svg:x1="5.3cm" svg:y1="6.7cm" svg:x2="5.3cm" svg:y2="7cm">
          <text:p/>
        </draw:line>
        <draw:line draw:style-name="gr16" draw:text-style-name="P1" draw:layer="layout" svg:x1="5.6cm" svg:y1="6.7cm" svg:x2="5.6cm" svg:y2="7cm">
          <text:p/>
        </draw:line>
        <draw:line draw:style-name="gr16" draw:text-style-name="P1" draw:layer="layout" svg:x1="5.9cm" svg:y1="6.7cm" svg:x2="5.9cm" svg:y2="7cm">
          <text:p/>
        </draw:line>
        <draw:line draw:style-name="gr16" draw:text-style-name="P1" draw:layer="layout" svg:x1="6.2cm" svg:y1="6.7cm" svg:x2="6.2cm" svg:y2="7cm">
          <text:p/>
        </draw:line>
        <draw:line draw:style-name="gr16" draw:text-style-name="P1" draw:layer="layout" svg:x1="6.5cm" svg:y1="6.7cm" svg:x2="6.5cm" svg:y2="7cm">
          <text:p/>
        </draw:line>
        <draw:line draw:style-name="gr16" draw:text-style-name="P1" draw:layer="layout" svg:x1="6.8cm" svg:y1="6.7cm" svg:x2="6.8cm" svg:y2="7cm">
          <text:p/>
        </draw:line>
        <draw:line draw:style-name="gr16" draw:text-style-name="P1" draw:layer="layout" svg:x1="7.1cm" svg:y1="6.7cm" svg:x2="7.1cm" svg:y2="7cm">
          <text:p/>
        </draw:line>
        <draw:line draw:style-name="gr16" draw:text-style-name="P1" draw:layer="layout" svg:x1="7.4cm" svg:y1="6.7cm" svg:x2="7.4cm" svg:y2="7cm">
          <text:p/>
        </draw:line>
        <draw:line draw:style-name="gr16" draw:text-style-name="P1" draw:layer="layout" svg:x1="7.7cm" svg:y1="6.7cm" svg:x2="7.7cm" svg:y2="7cm">
          <text:p/>
        </draw:line>
        <draw:line draw:style-name="gr16" draw:text-style-name="P1" draw:layer="layout" svg:x1="8cm" svg:y1="6.7cm" svg:x2="8cm" svg:y2="7cm">
          <text:p/>
        </draw:line>
        <draw:line draw:style-name="gr16" draw:text-style-name="P1" draw:layer="layout" svg:x1="9.6cm" svg:y1="6.7cm" svg:x2="9.6cm" svg:y2="7cm">
          <text:p/>
        </draw:line>
        <draw:line draw:style-name="gr16" draw:text-style-name="P1" draw:layer="layout" svg:x1="9.9cm" svg:y1="6.7cm" svg:x2="9.9cm" svg:y2="7cm">
          <text:p/>
        </draw:line>
        <draw:line draw:style-name="gr16" draw:text-style-name="P1" draw:layer="layout" svg:x1="10.2cm" svg:y1="6.7cm" svg:x2="10.2cm" svg:y2="7cm">
          <text:p/>
        </draw:line>
        <draw:line draw:style-name="gr16" draw:text-style-name="P1" draw:layer="layout" svg:x1="10.5cm" svg:y1="6.7cm" svg:x2="10.5cm" svg:y2="7cm">
          <text:p/>
        </draw:line>
        <draw:line draw:style-name="gr16" draw:text-style-name="P1" draw:layer="layout" svg:x1="10.8cm" svg:y1="6.7cm" svg:x2="10.8cm" svg:y2="7cm">
          <text:p/>
        </draw:line>
        <draw:frame draw:style-name="gr17" draw:text-style-name="P4" draw:layer="layout" svg:width="3.9cm" svg:height="0.4cm" svg:x="4.5cm" svg:y="6.3cm">
          <draw:text-box>
            <text:p text:style-name="P1"><text:span text:style-name="T4">Global horizontal radiation </text:span><text:span text:style-name="T5">I</text:span><text:span text:style-name="T6">hol</text:span></text:p>
          </draw:text-box>
        </draw:frame>
        <draw:frame draw:style-name="gr17" draw:text-style-name="P4" draw:layer="layout" svg:width="2.6cm" svg:height="0.752cm" svg:x="5.048cm" svg:y="5.439cm">
          <draw:text-box>
            <text:p text:style-name="P1"><text:span text:style-name="T4">Diffuse horizontal </text:span></text:p>
            <text:p text:style-name="P1"><text:span text:style-name="T4">radiation </text:span><text:span text:style-name="T5">I</text:span><text:span text:style-name="T6">sky</text:span></text:p>
          </draw:text-box>
        </draw:frame>
        <draw:frame draw:style-name="gr17" draw:text-style-name="P5" draw:layer="layout" svg:width="2.6cm" svg:height="0.752cm" svg:x="8.4cm" svg:y="4.9cm">
          <draw:text-box>
            <text:p><text:span text:style-name="T4">Direct normal</text:span></text:p>
            <text:p><text:span text:style-name="T4"><text:s text:c="3"/></text:span><text:span text:style-name="T4">radiation </text:span><text:span text:style-name="T5">I</text:span><text:span text:style-name="T6">DN</text:span></text:p>
          </draw:text-box>
        </draw:frame>
        <draw:frame draw:style-name="gr12" draw:text-style-name="P6" draw:layer="layout" svg:width="3.5cm" svg:height="0.7cm" svg:x="7.1cm" svg:y="2.3cm">
          <draw:text-box>
            <text:p><text:span text:style-name="T7">I</text:span><text:span text:style-name="T8">hol</text:span><text:span text:style-name="T9">=</text:span><text:span text:style-name="T7">I</text:span><text:span text:style-name="T8">sky</text:span><text:span text:style-name="T7">+I</text:span><text:span text:style-name="T8">DN</text:span><text:span text:style-name="T10"> </text:span><text:span text:style-name="T7">sinθ</text:span></text:p>
          </draw:text-box>
        </draw:frame>
        <draw:polygon draw:style-name="gr4" draw:text-style-name="P1" draw:layer="layout" svg:width="2.799cm" svg:height="3.499cm" draw:transform="rotate (-1.57079632679579) translate (20.0999999999986cm 13.899999999993cm)" svg:viewBox="0 0 2800 3500" draw:points="0,-36700 2100,-36700 2800,-40200 700,-40200">
          <text:p/>
        </draw:polygon>
        <draw:custom-shape draw:style-name="gr5" draw:text-style-name="P1" draw:layer="layout" svg:width="1cm" svg:height="1cm" svg:x="13.2cm" svg:y="11.3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6" draw:text-style-name="P1" draw:layer="layout" svg:width="0.2cm" svg:height="0.2cm" svg:x="13.6cm" svg:y="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 draw:layer="layout" svg:x1="18.3cm" svg:y1="15.3cm" svg:x2="12.8cm" svg:y2="11.1cm">
          <text:p/>
        </draw:line>
        <draw:custom-shape draw:style-name="gr6" draw:text-style-name="P1" draw:layer="layout" svg:width="0.2cm" svg:height="0.2cm" svg:x="18.2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0" draw:text-style-name="P1" draw:layer="layout" svg:width="0.491cm" svg:height="0.095cm" draw:transform="skewX (-0.944746724104352) rotate (1.88286119705113) translate (17.9000016094281cm 15.5239949730106cm)" svg:viewBox="0 0 492 96" svg:d="m0 24538c328 0 492 96 492 96">
          <text:p/>
        </draw:path>
        <draw:frame draw:style-name="gr18" draw:text-style-name="P3" draw:layer="layout" svg:width="0.5cm" svg:height="0.611cm" svg:x="17.4cm" svg:y="14.889cm">
          <draw:text-box>
            <text:p><text:span text:style-name="T3">q</text:span></text:p>
          </draw:text-box>
        </draw:frame>
        <draw:line draw:style-name="gr7" draw:text-style-name="P1" draw:layer="layout" svg:x1="18.3cm" svg:y1="15.3cm" svg:x2="15.7cm" svg:y2="16.8cm">
          <text:p/>
        </draw:line>
        <draw:line draw:style-name="gr7" draw:text-style-name="P1" draw:layer="layout" svg:x1="11cm" svg:y1="15.3cm" svg:x2="11cm" svg:y2="16.8cm">
          <text:p/>
        </draw:line>
        <draw:line draw:style-name="gr7" draw:text-style-name="P1" draw:layer="layout" svg:x1="10.794cm" svg:y1="15.418cm" svg:x2="10.794cm" svg:y2="15.718cm">
          <text:p/>
        </draw:line>
        <draw:line draw:style-name="gr7" draw:text-style-name="P1" draw:layer="layout" svg:x1="11cm" svg:y1="15.6cm" svg:x2="10.79cm" svg:y2="15.723cm">
          <text:p/>
        </draw:line>
        <draw:line draw:style-name="gr7" draw:text-style-name="P1" draw:layer="layout" svg:x1="18.3cm" svg:y1="15.3cm" svg:x2="18.3cm" svg:y2="16.8cm">
          <text:p/>
        </draw:line>
        <draw:line draw:style-name="gr7" draw:text-style-name="P1" draw:layer="layout" svg:x1="18.094cm" svg:y1="15.418cm" svg:x2="18.094cm" svg:y2="15.718cm">
          <text:p/>
        </draw:line>
        <draw:line draw:style-name="gr7" draw:text-style-name="P1" draw:layer="layout" svg:x1="18.3cm" svg:y1="15.6cm" svg:x2="18.09cm" svg:y2="15.723cm">
          <text:p/>
        </draw:line>
        <draw:custom-shape draw:style-name="gr5" draw:text-style-name="P1" draw:layer="layout" svg:width="1cm" svg:height="1cm" svg:x="6.5cm" svg:y="19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polygon draw:style-name="gr19" draw:text-style-name="P1" draw:layer="layout" svg:width="3.499cm" svg:height="3.199cm" svg:x="7.2cm" svg:y="19.8cm" svg:viewBox="0 0 3500 3200" draw:points="500,0 3400,2900 3500,2800 3500,3200 3100,3200 3200,3100 2200,2100 2200,3000 2300,3000 2100,3200 1900,3000 2000,3000 2000,2100 1600,1700 1600,2500 1200,2900 1400,3100 800,3100 800,2500 1000,2700 1600,2100 0,500">
          <text:p/>
        </draw:polygon>
        <draw:line draw:style-name="gr20" draw:text-style-name="P1" draw:layer="layout" svg:x1="8.8cm" svg:y1="19.6cm" svg:x2="8.8cm" svg:y2="24.4cm">
          <text:p/>
        </draw:line>
        <draw:line draw:style-name="gr20" draw:text-style-name="P1" draw:layer="layout" svg:x1="9.8cm" svg:y1="19.6cm" svg:x2="9.8cm" svg:y2="24.4cm">
          <text:p/>
        </draw:line>
        <draw:frame draw:style-name="gr21" draw:text-style-name="P7" draw:layer="layout" svg:width="0.8cm" svg:height="0.645cm" svg:x="8.9cm" svg:y="23.1cm">
          <draw:text-box>
            <text:p text:style-name="P1"><text:span text:style-name="T11">Absorptance</text:span></text:p>
          </draw:text-box>
        </draw:frame>
        <draw:frame draw:style-name="gr21" draw:text-style-name="P7" draw:layer="layout" svg:width="1.4cm" svg:height="0.355cm" svg:x="7.3cm" svg:y="23.101cm">
          <draw:text-box>
            <text:p text:style-name="P1"><text:span text:style-name="T11">Reflectance</text:span></text:p>
          </draw:text-box>
        </draw:frame>
        <draw:frame draw:style-name="gr21" draw:text-style-name="P7" draw:layer="layout" svg:width="1.8cm" svg:height="0.355cm" svg:x="10.2cm" svg:y="23.102cm">
          <draw:text-box>
            <text:p text:style-name="P1"><text:span text:style-name="T11">Transmittance</text:span></text:p>
          </draw:text-box>
        </draw:frame>
        <draw:custom-shape draw:style-name="gr22" draw:text-style-name="P1" draw:layer="layout" svg:width="4cm" svg:height="0.2cm" svg:x="7.3cm" svg:y="23.8cm">
          <text:p/>
          <draw:enhanced-geometry draw:text-areas="4000 ?f1 ?f5 ?f2" draw:glue-points="0 10800 21600 10800 ?f0 0 ?f0 21600" draw:type="mso-spt100" draw:modifiers="18161.0597350662 6340.29850746269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23" draw:text-style-name="P7" draw:layer="layout" svg:width="1.6cm" svg:height="0.355cm" svg:x="8.516cm" svg:y="24.001cm">
          <draw:text-box>
            <text:p text:style-name="P1"><text:span text:style-name="T11">Heat transfer</text:span></text:p>
          </draw:text-box>
        </draw:frame>
      </draw:page>
      <draw:page draw:name="page3" draw:style-name="dp1" draw:master-page-name="標準">
        <draw:rect draw:style-name="gr24" draw:text-style-name="P1" draw:layer="layout" svg:width="3.272cm" svg:height="0.454cm" svg:x="6.728cm" svg:y="5cm">
          <text:p text:style-name="P1">ImmutableMoistAir</text:p>
        </draw:rect>
        <draw:rect draw:style-name="gr24" draw:text-style-name="P1" draw:id="id1" draw:layer="layout" svg:width="3.272cm" svg:height="0.454cm" svg:x="11.273cm" svg:y="5cm">
          <text:p text:style-name="P1">MoistAir</text:p>
        </draw:rect>
        <draw:custom-shape draw:style-name="gr25" draw:text-style-name="P1" draw:id="id2" draw:layer="layout" svg:width="0.272cm" svg:height="0.272cm" draw:transform="rotate (1.5707963267946) translate (10cm 5.362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7" draw:text-style-name="P1" draw:layer="layout" draw:type="lines" svg:x1="11.273cm" svg:y1="5.227cm" svg:x2="10.272cm" svg:y2="5.226cm" draw:start-shape="id1" draw:start-glue-point="3" draw:end-shape="id2" draw:end-glue-point="7" svg:d="m11273 5227h-501l2-1h-502">
          <text:p/>
        </draw:connector>
        <draw:rect draw:style-name="gr24" draw:text-style-name="P8" draw:layer="layout" svg:width="3.272cm" svg:height="0.818cm" svg:x="11.273cm" svg:y="5.454cm">
          <text:p text:style-name="P1"><text:span text:style-name="T12">+Set State of moist air</text:span></text:p>
          <text:p text:style-name="P1"><text:span text:style-name="T12">+Get State of moist air</text:span></text:p>
        </draw:rect>
        <draw:rect draw:style-name="gr24" draw:text-style-name="P9" draw:layer="layout" svg:width="3.272cm" svg:height="0.818cm" svg:x="6.727cm" svg:y="5.454cm">
          <text:p text:style-name="P1"><text:span text:style-name="T13">+Get State of moist air</text:span></text:p>
        </draw:rect>
        <draw:circle draw:style-name="gr26" draw:text-style-name="P1" draw:id="id4" draw:layer="layout" svg:width="0.2cm" svg:height="0.2cm" svg:x="6.6cm" svg:y="8cm">
          <text:p/>
        </draw:circle>
        <draw:circle draw:style-name="gr26" draw:text-style-name="P1" draw:id="id7" draw:layer="layout" svg:width="0.2cm" svg:height="0.2cm" svg:x="6.6cm" svg:y="9.3cm">
          <text:p/>
        </draw:circle>
        <draw:connector draw:style-name="gr27" draw:text-style-name="P1" draw:id="id21" draw:layer="layout" draw:type="line" svg:x1="6cm" svg:y1="8.1cm" svg:x2="6.6cm" svg:y2="8.1cm" draw:start-shape="id3" draw:start-glue-point="1" draw:end-shape="id4" draw:end-glue-point="3" svg:d="m6000 8100h600">
          <text:p/>
        </draw:connector>
        <draw:polyline draw:style-name="gr28" draw:text-style-name="P1" draw:id="id5" draw:layer="layout" svg:width="0.199cm" svg:height="0.299cm" draw:transform="rotate (1.5707963267946) translate (7.2cm 8.20000000000458cm)" svg:viewBox="0 0 200 300" draw:points="0,14400 200,14400 0,14500 200,14500 0,14600 200,14600 0,14700 200,14700">
          <text:p/>
        </draw:polyline>
        <draw:connector draw:style-name="gr26" draw:text-style-name="P1" draw:layer="layout" draw:type="line" svg:x1="6.8cm" svg:y1="8.1cm" svg:x2="7.2cm" svg:y2="8.1cm" draw:start-shape="id4" draw:start-glue-point="1" draw:end-shape="id5" draw:end-glue-point="3" svg:d="m6800 8100h400">
          <text:p/>
        </draw:connector>
        <draw:polyline draw:style-name="gr28" draw:text-style-name="P1" draw:id="id6" draw:layer="layout" svg:width="0.199cm" svg:height="0.299cm" svg:x="6.6cm" svg:y="8.6cm" svg:viewBox="0 0 200 300" draw:points="0,0 200,0 0,100 200,100 0,200 200,200 0,300 200,300">
          <text:p/>
        </draw:polyline>
        <draw:connector draw:style-name="gr26" draw:text-style-name="P1" draw:layer="layout" draw:type="line" svg:x1="6.7cm" svg:y1="8.2cm" svg:x2="6.7cm" svg:y2="8.6cm" draw:start-shape="id4" draw:start-glue-point="2" draw:end-shape="id6" draw:end-glue-point="0" svg:d="m6700 8200v400">
          <text:p/>
        </draw:connector>
        <draw:connector draw:style-name="gr26" draw:text-style-name="P1" draw:layer="layout" draw:type="line" svg:x1="6.7cm" svg:y1="8.9cm" svg:x2="6.7cm" svg:y2="9.3cm" draw:start-shape="id6" draw:start-glue-point="2" draw:end-shape="id7" draw:end-glue-point="0" svg:d="m6700 8900v400">
          <text:p/>
        </draw:connector>
        <draw:circle draw:style-name="gr26" draw:text-style-name="P1" draw:id="id8" draw:layer="layout" svg:width="0.2cm" svg:height="0.2cm" svg:x="7.9cm" svg:y="8cm">
          <text:p/>
        </draw:circle>
        <draw:connector draw:style-name="gr26" draw:text-style-name="P1" draw:layer="layout" draw:type="line" svg:x1="7.5cm" svg:y1="8.1cm" svg:x2="7.9cm" svg:y2="8.1cm" draw:start-shape="id5" draw:start-glue-point="1" draw:end-shape="id8" draw:end-glue-point="3" svg:d="m7500 8100h400">
          <text:p/>
        </draw:connector>
        <draw:circle draw:style-name="gr26" draw:text-style-name="P1" draw:id="id10" draw:layer="layout" svg:width="0.2cm" svg:height="0.2cm" svg:x="7.9cm" svg:y="9.3cm">
          <text:p/>
        </draw:circle>
        <draw:polyline draw:style-name="gr28" draw:text-style-name="P1" draw:id="id9" draw:layer="layout" svg:width="0.199cm" svg:height="0.299cm" draw:transform="rotate (1.5707963267946) translate (7.2cm 9.50000000000459cm)" svg:viewBox="0 0 200 300" draw:points="0,14400 200,14400 0,14500 200,14500 0,14600 200,14600 0,14700 200,14700">
          <text:p/>
        </draw:polyline>
        <draw:connector draw:style-name="gr26" draw:text-style-name="P1" draw:layer="layout" draw:type="line" svg:x1="6.8cm" svg:y1="9.4cm" svg:x2="7.2cm" svg:y2="9.4cm" draw:start-shape="id7" draw:start-glue-point="1" draw:end-shape="id9" draw:end-glue-point="3" svg:d="m6800 9400h400">
          <text:p/>
        </draw:connector>
        <draw:connector draw:style-name="gr26" draw:text-style-name="P1" draw:layer="layout" draw:type="line" svg:x1="7.5cm" svg:y1="9.4cm" svg:x2="7.9cm" svg:y2="9.4cm" draw:start-shape="id9" draw:start-glue-point="1" draw:end-shape="id10" draw:end-glue-point="3" svg:d="m7500 9400h400">
          <text:p/>
        </draw:connector>
        <draw:connector draw:style-name="gr26" draw:text-style-name="P1" draw:layer="layout" draw:type="line" svg:x1="8cm" svg:y1="8.2cm" svg:x2="8cm" svg:y2="8.6cm" draw:start-shape="id8" draw:start-glue-point="2" draw:end-shape="id11" draw:end-glue-point="0" svg:d="m8000 8200v400">
          <text:p/>
        </draw:connector>
        <draw:connector draw:style-name="gr26" draw:text-style-name="P1" draw:layer="layout" draw:type="line" svg:x1="8cm" svg:y1="8.9cm" svg:x2="8cm" svg:y2="9.3cm" draw:start-shape="id11" draw:start-glue-point="2" draw:end-shape="id10" draw:end-glue-point="0" svg:d="m8000 8900v400">
          <text:p/>
        </draw:connector>
        <draw:polyline draw:style-name="gr28" draw:text-style-name="P1" draw:id="id11" draw:layer="layout" svg:width="0.199cm" svg:height="0.299cm" svg:x="7.9cm" svg:y="8.6cm" svg:viewBox="0 0 200 300" draw:points="0,0 200,0 0,100 200,100 0,200 200,200 0,300 200,300">
          <text:p/>
        </draw:polyline>
        <draw:connector draw:style-name="gr27" draw:text-style-name="P1" draw:id="id23" draw:layer="layout" draw:type="line" svg:x1="8.1cm" svg:y1="9.4cm" svg:x2="8.7cm" svg:y2="9.4cm" draw:start-shape="id10" draw:start-glue-point="1" draw:end-shape="id12" draw:end-glue-point="3" svg:d="m8100 9400h600">
          <text:p/>
        </draw:connector>
        <draw:custom-shape draw:style-name="gr29" draw:text-style-name="P1" draw:id="id12" draw:layer="layout" svg:width="0.2cm" svg:height="0.2cm" draw:transform="rotate (-1.57079632679579) translate (8.9cm 9.3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1" draw:id="id3" draw:layer="layout" svg:width="0.2cm" svg:height="0.2cm" draw:transform="rotate (-1.57079632679579) translate (6cm 8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ircle draw:style-name="gr30" draw:text-style-name="P1" draw:id="id13" draw:layer="layout" svg:width="0.2cm" svg:height="0.2cm" svg:x="10.3cm" svg:y="8cm">
          <text:p/>
        </draw:circle>
        <draw:circle draw:style-name="gr31" draw:text-style-name="P1" draw:id="id16" draw:layer="layout" svg:width="0.2cm" svg:height="0.2cm" svg:x="10.3cm" svg:y="9.3cm">
          <text:p/>
        </draw:circle>
        <draw:polyline draw:style-name="gr28" draw:text-style-name="P1" draw:id="id14" draw:layer="layout" svg:width="0.199cm" svg:height="0.299cm" draw:transform="rotate (1.5707963267946) translate (10.9cm 8.20000000000458cm)" svg:viewBox="0 0 200 300" draw:points="0,21800 200,21800 0,21900 200,21900 0,22000 200,22000 0,22100 200,22100">
          <text:p/>
        </draw:polyline>
        <draw:connector draw:style-name="gr26" draw:text-style-name="P1" draw:layer="layout" draw:type="line" svg:x1="10.5cm" svg:y1="8.1cm" svg:x2="10.9cm" svg:y2="8.1cm" draw:start-shape="id13" draw:start-glue-point="1" draw:end-shape="id14" draw:end-glue-point="3" svg:d="m10500 8100h400">
          <text:p/>
        </draw:connector>
        <draw:polyline draw:style-name="gr28" draw:text-style-name="P1" draw:id="id15" draw:layer="layout" svg:width="0.199cm" svg:height="0.299cm" svg:x="10.3cm" svg:y="8.6cm" svg:viewBox="0 0 200 300" draw:points="0,0 200,0 0,100 200,100 0,200 200,200 0,300 200,300">
          <text:p/>
        </draw:polyline>
        <draw:connector draw:style-name="gr26" draw:text-style-name="P1" draw:layer="layout" draw:type="line" svg:x1="10.4cm" svg:y1="8.2cm" svg:x2="10.4cm" svg:y2="8.6cm" draw:start-shape="id13" draw:start-glue-point="2" draw:end-shape="id15" draw:end-glue-point="0" svg:d="m10400 8200v400">
          <text:p/>
        </draw:connector>
        <draw:connector draw:style-name="gr26" draw:text-style-name="P1" draw:layer="layout" draw:type="line" svg:x1="10.4cm" svg:y1="8.9cm" svg:x2="10.4cm" svg:y2="9.3cm" draw:start-shape="id15" draw:start-glue-point="2" draw:end-shape="id16" draw:end-glue-point="0" svg:d="m10400 8900v400">
          <text:p/>
        </draw:connector>
        <draw:circle draw:style-name="gr26" draw:text-style-name="P1" draw:id="id17" draw:layer="layout" svg:width="0.2cm" svg:height="0.2cm" svg:x="11.6cm" svg:y="8cm">
          <text:p/>
        </draw:circle>
        <draw:connector draw:style-name="gr26" draw:text-style-name="P1" draw:layer="layout" draw:type="line" svg:x1="11.2cm" svg:y1="8.1cm" svg:x2="11.6cm" svg:y2="8.1cm" draw:start-shape="id14" draw:start-glue-point="1" draw:end-shape="id17" draw:end-glue-point="3" svg:d="m11200 8100h400">
          <text:p/>
        </draw:connector>
        <draw:circle draw:style-name="gr26" draw:text-style-name="P1" draw:id="id19" draw:layer="layout" svg:width="0.2cm" svg:height="0.2cm" svg:x="11.6cm" svg:y="9.3cm">
          <text:p/>
        </draw:circle>
        <draw:polyline draw:style-name="gr28" draw:text-style-name="P1" draw:id="id18" draw:layer="layout" svg:width="0.199cm" svg:height="0.299cm" draw:transform="rotate (1.5707963267946) translate (10.9cm 9.50000000000459cm)" svg:viewBox="0 0 200 300" draw:points="0,21800 200,21800 0,21900 200,21900 0,22000 200,22000 0,22100 200,22100">
          <text:p/>
        </draw:polyline>
        <draw:connector draw:style-name="gr26" draw:text-style-name="P1" draw:layer="layout" draw:type="line" svg:x1="10.5cm" svg:y1="9.4cm" svg:x2="10.9cm" svg:y2="9.4cm" draw:start-shape="id16" draw:start-glue-point="1" draw:end-shape="id18" draw:end-glue-point="3" svg:d="m10500 9400h400">
          <text:p/>
        </draw:connector>
        <draw:connector draw:style-name="gr26" draw:text-style-name="P1" draw:layer="layout" draw:type="line" svg:x1="11.2cm" svg:y1="9.4cm" svg:x2="11.6cm" svg:y2="9.4cm" draw:start-shape="id18" draw:start-glue-point="1" draw:end-shape="id19" draw:end-glue-point="3" svg:d="m11200 9400h400">
          <text:p/>
        </draw:connector>
        <draw:connector draw:style-name="gr26" draw:text-style-name="P1" draw:layer="layout" draw:type="line" svg:x1="11.7cm" svg:y1="8.2cm" svg:x2="11.7cm" svg:y2="8.6cm" draw:start-shape="id17" draw:start-glue-point="2" draw:end-shape="id20" draw:end-glue-point="0" svg:d="m11700 8200v400">
          <text:p/>
        </draw:connector>
        <draw:connector draw:style-name="gr26" draw:text-style-name="P1" draw:layer="layout" draw:type="line" svg:x1="11.7cm" svg:y1="8.9cm" svg:x2="11.7cm" svg:y2="9.3cm" draw:start-shape="id20" draw:start-glue-point="2" draw:end-shape="id19" draw:end-glue-point="0" svg:d="m11700 8900v400">
          <text:p/>
        </draw:connector>
        <draw:polyline draw:style-name="gr28" draw:text-style-name="P1" draw:id="id20" draw:layer="layout" svg:width="0.199cm" svg:height="0.299cm" svg:x="11.6cm" svg:y="8.6cm" svg:viewBox="0 0 200 300" draw:points="0,0 200,0 0,100 200,100 0,200 200,200 0,300 200,300">
          <text:p/>
        </draw:polyline>
        <draw:frame draw:style-name="gr32" draw:text-style-name="P10" draw:id="id22" draw:layer="layout" svg:width="3.3cm" svg:height="0.491cm" svg:x="5.6cm" svg:y="10.409cm">
          <draw:text-box>
            <text:p><text:span text:style-name="T14">外部の系からの流入出量を固定する場合には</text:span><text:span text:style-name="T15">ExternalFlow</text:span><text:span text:style-name="T14">プロパティに設定</text:span></text:p>
          </draw:text-box>
        </draw:frame>
        <draw:connector draw:style-name="gr33" draw:text-style-name="P1" draw:layer="layout" draw:type="curve" draw:line-skew="0.65cm" svg:x1="6.3cm" svg:y1="8.1cm" svg:x2="7.25cm" svg:y2="10.409cm" draw:start-shape="id21" draw:start-glue-point="0" draw:end-shape="id22" svg:d="m6300 8100c0 2707 950 1553 950 2309">
          <text:p/>
        </draw:connector>
        <draw:connector draw:style-name="gr33" draw:text-style-name="P1" draw:layer="layout" draw:type="curve" svg:x1="8.4cm" svg:y1="9.4cm" svg:x2="7.25cm" svg:y2="10.409cm" draw:start-shape="id23" draw:start-glue-point="0" draw:end-shape="id22" draw:end-glue-point="0" svg:d="m8400 9400c0 757-1150 253-1150 1009">
          <text:p/>
        </draw:connector>
        <draw:frame draw:style-name="gr32" draw:text-style-name="P10" draw:id="id24" draw:layer="layout" svg:width="3.5cm" svg:height="0.69cm" svg:x="9.7cm" svg:y="10.31cm">
          <draw:text-box>
            <text:p><text:span text:style-name="T14">他の節点への流入出量に関わらずポテンシャルを固定する場合には</text:span><text:span text:style-name="T15">IsBoundaryNode</text:span><text:span text:style-name="T14">プロパティを</text:span><text:span text:style-name="T14">true</text:span><text:span text:style-name="T14">に設定</text:span></text:p>
          </draw:text-box>
        </draw:frame>
        <draw:line draw:style-name="gr34" draw:text-style-name="P1" draw:layer="layout" svg:x1="10.2cm" svg:y1="8.3cm" svg:x2="10.2cm" svg:y2="9.2cm">
          <text:p/>
        </draw:line>
        <draw:line draw:style-name="gr34" draw:text-style-name="P1" draw:layer="layout" svg:x1="11.5cm" svg:y1="9.6cm" svg:x2="10.6cm" svg:y2="9.6cm">
          <text:p/>
        </draw:line>
        <draw:connector draw:style-name="gr33" draw:text-style-name="P1" draw:layer="layout" draw:type="curve" svg:x1="10.4cm" svg:y1="9.5cm" svg:x2="11.45cm" svg:y2="10.31cm" draw:start-shape="id16" draw:start-glue-point="2" draw:end-shape="id24" draw:end-glue-point="0" svg:d="m10400 9500c0 607 1050 203 1050 810">
          <text:p/>
        </draw:connector>
        <draw:frame draw:style-name="gr35" draw:text-style-name="P11" draw:layer="layout" svg:width="0.2cm" svg:height="0.35cm" svg:x="10cm" svg:y="8.6cm">
          <draw:text-box>
            <text:p><text:span text:style-name="T16">g</text:span><text:span text:style-name="T17">1</text:span></text:p>
          </draw:text-box>
        </draw:frame>
        <draw:frame draw:style-name="gr35" draw:text-style-name="P11" draw:layer="layout" svg:width="0.2cm" svg:height="0.35cm" svg:x="11cm" svg:y="9.6cm">
          <draw:text-box>
            <text:p><text:span text:style-name="T16">g</text:span><text:span text:style-name="T17">2</text:span></text:p>
          </draw:text-box>
        </draw:frame>
        <draw:frame draw:style-name="gr35" draw:text-style-name="P11" draw:layer="layout" svg:width="0.2cm" svg:height="0.35cm" svg:x="6.9cm" svg:y="7.85cm">
          <draw:text-box>
            <text:p><text:span text:style-name="T16">p</text:span><text:span text:style-name="T17">1</text:span></text:p>
          </draw:text-box>
        </draw:frame>
        <draw:frame draw:style-name="gr35" draw:text-style-name="P11" draw:layer="layout" svg:width="0.2cm" svg:height="0.35cm" svg:x="7.7cm" svg:y="9.15cm">
          <draw:text-box>
            <text:p><text:span text:style-name="T16">p</text:span><text:span text:style-name="T17">2</text:span></text:p>
          </draw:text-box>
        </draw:frame>
        <draw:frame draw:style-name="gr36" draw:text-style-name="P11" draw:layer="layout" svg:width="0.2cm" svg:height="0.204cm" svg:x="6.162cm" svg:y="7.839cm">
          <draw:text-box>
            <text:p><text:span text:style-name="T16">-G</text:span></text:p>
          </draw:text-box>
        </draw:frame>
        <draw:frame draw:style-name="gr36" draw:text-style-name="P11" draw:layer="layout" svg:width="0.2cm" svg:height="0.204cm" svg:x="8.3cm" svg:y="9.196cm">
          <draw:text-box>
            <text:p><text:span text:style-name="T16">G</text:span></text:p>
          </draw:text-box>
        </draw:frame>
        <draw:frame draw:style-name="gr35" draw:text-style-name="P11" draw:layer="layout" svg:width="0.2cm" svg:height="0.35cm" svg:x="10.1cm" svg:y="9.3cm">
          <draw:text-box>
            <text:p><text:span text:style-name="T16">P</text:span></text:p>
          </draw:text-box>
        </draw:frame>
        <draw:path draw:style-name="gr37" draw:text-style-name="P1" draw:layer="layout" svg:width="0.499cm" svg:height="0.499cm" svg:x="7.3cm" svg:y="20.9cm" svg:viewBox="0 0 500 500" svg:d="m0 500c0-500 500-500 500-500">
          <text:p/>
        </draw:path>
        <draw:path draw:style-name="gr37" draw:text-style-name="P1" draw:layer="layout" svg:width="0.499cm" svg:height="0.499cm" draw:transform="rotate (-1.57079632679579) translate (15.2999999999985cm 20.8999999999974cm)" svg:viewBox="0 0 500 500" svg:d="m0-30100c0-500 500-500 500-500">
          <text:p/>
        </draw:path>
        <draw:path draw:style-name="gr37" draw:text-style-name="P1" draw:layer="layout" svg:width="-0.499cm" svg:height="-0.499cm" svg:x="15.3cm" svg:y="24.9cm" svg:viewBox="0 0 -500 -500" svg:d="m0-49300c0-500 500-500 500-500">
          <text:p/>
        </draw:path>
        <draw:path draw:style-name="gr37" draw:text-style-name="P1" draw:layer="layout" svg:width="0.499cm" svg:height="0.499cm" draw:transform="rotate (1.5707963267946) translate (10.3000000000088cm 24.9000000000088cm)" svg:viewBox="0 0 500 500" svg:d="m0 21100c0-500 500-500 500-500">
          <text:p/>
        </draw:path>
        <draw:circle draw:style-name="gr38" draw:text-style-name="P1" draw:layer="layout" svg:width="0.4cm" svg:height="0.4cm" svg:x="7.1cm" svg:y="22.7cm">
          <text:p/>
        </draw:circle>
        <draw:line draw:style-name="gr39" draw:text-style-name="P1" draw:layer="layout" svg:x1="7.3cm" svg:y1="22.9cm" svg:x2="7.3cm" svg:y2="21.4cm">
          <text:p/>
        </draw:line>
        <draw:line draw:style-name="gr39" draw:text-style-name="P1" draw:layer="layout" svg:x1="5.5cm" svg:y1="22.9cm" svg:x2="17.3cm" svg:y2="22.9cm">
          <text:p/>
        </draw:line>
        <draw:line draw:style-name="gr39" draw:text-style-name="P1" draw:layer="layout" svg:x1="7.7cm" svg:y1="20.9cm" svg:x2="14.8cm" svg:y2="20.9cm">
          <text:p/>
        </draw:line>
        <draw:line draw:style-name="gr39" draw:text-style-name="P1" draw:layer="layout" svg:x1="10.8cm" svg:y1="24.9cm" svg:x2="14.8cm" svg:y2="24.9cm">
          <text:p/>
        </draw:line>
        <draw:circle draw:style-name="gr38" draw:text-style-name="P1" draw:layer="layout" svg:width="0.4cm" svg:height="0.4cm" svg:x="10.1cm" svg:y="22.7cm">
          <text:p/>
        </draw:circle>
        <draw:line draw:style-name="gr39" draw:text-style-name="P1" draw:layer="layout" svg:x1="10.3cm" svg:y1="22.9cm" svg:x2="10.3cm" svg:y2="24.5cm">
          <text:p/>
        </draw:line>
        <draw:circle draw:style-name="gr38" draw:text-style-name="P1" draw:layer="layout" svg:width="0.4cm" svg:height="0.4cm" svg:x="15.1cm" svg:y="22.7cm">
          <text:p/>
        </draw:circle>
        <draw:line draw:style-name="gr39" draw:text-style-name="P1" draw:layer="layout" svg:x1="15.3cm" svg:y1="21.4cm" svg:x2="15.3cm" svg:y2="24.4cm">
          <text:p/>
        </draw:line>
        <draw:line draw:style-name="gr40" draw:text-style-name="P1" draw:layer="layout" svg:x1="5.5cm" svg:y1="22.9cm" svg:x2="6.2cm" svg:y2="22.9cm">
          <text:p/>
        </draw:line>
        <draw:line draw:style-name="gr40" draw:text-style-name="P1" draw:layer="layout" svg:x1="15.9cm" svg:y1="22.9cm" svg:x2="16.6cm" svg:y2="22.9cm">
          <text:p/>
        </draw:line>
        <draw:frame draw:style-name="gr41" draw:text-style-name="P12" draw:layer="layout" svg:width="3.7cm" svg:height="1cm" svg:x="10.2cm" svg:y="20cm">
          <draw:text-box>
            <text:p><text:span text:style-name="T18">A</text:span><text:span text:style-name="T19">:</text:span><text:span text:style-name="T18">R</text:span><text:span text:style-name="T20">A</text:span><text:span text:style-name="T19">=167</text:span></text:p>
          </draw:text-box>
        </draw:frame>
        <draw:frame draw:style-name="gr41" draw:text-style-name="P13" draw:layer="layout" svg:width="0.8cm" svg:height="1cm" svg:x="10.2cm" svg:y="21.8cm">
          <draw:text-box>
            <text:p><text:span text:style-name="T21">2</text:span></text:p>
          </draw:text-box>
        </draw:frame>
        <draw:frame draw:style-name="gr41" draw:text-style-name="P13" draw:layer="layout" svg:width="0.8cm" svg:height="1cm" svg:x="6.8cm" svg:y="21.8cm">
          <draw:text-box>
            <text:p><text:span text:style-name="T21">1</text:span></text:p>
          </draw:text-box>
        </draw:frame>
        <draw:frame draw:style-name="gr41" draw:text-style-name="P13" draw:layer="layout" svg:width="0.8cm" svg:height="1cm" svg:x="15.5cm" svg:y="21.9cm">
          <draw:text-box>
            <text:p><text:span text:style-name="T21">3</text:span></text:p>
          </draw:text-box>
        </draw:frame>
        <draw:frame draw:style-name="gr41" draw:text-style-name="P14" draw:layer="layout" svg:width="1.7cm" svg:height="1cm" svg:x="4.208cm" svg:y="22.427cm">
          <draw:text-box>
            <text:p><text:span text:style-name="T19">7.06</text:span></text:p>
          </draw:text-box>
        </draw:frame>
        <draw:frame draw:style-name="gr41" draw:text-style-name="P15" draw:layer="layout" svg:width="2.7cm" svg:height="1.666cm" svg:x="7.8cm" svg:y="22.871cm">
          <draw:text-box>
            <text:p text:style-name="P1"><text:span text:style-name="T18">B</text:span><text:span text:style-name="T19">:</text:span></text:p>
            <text:p text:style-name="P1"><text:span text:style-name="T18">R</text:span><text:span text:style-name="T20">B</text:span><text:span text:style-name="T19">=192</text:span></text:p>
          </draw:text-box>
        </draw:frame>
        <draw:frame draw:style-name="gr41" draw:text-style-name="P12" draw:layer="layout" svg:width="3.7cm" svg:height="1cm" svg:x="11.3cm" svg:y="21.9cm">
          <draw:text-box>
            <text:p><text:span text:style-name="T18">C</text:span><text:span text:style-name="T19">:</text:span><text:span text:style-name="T18">R</text:span><text:span text:style-name="T20">C</text:span><text:span text:style-name="T19">=840</text:span></text:p>
          </draw:text-box>
        </draw:frame>
        <draw:frame draw:style-name="gr41" draw:text-style-name="P12" draw:layer="layout" svg:width="3.7cm" svg:height="1cm" svg:x="11.2cm" svg:y="23.9cm">
          <draw:text-box>
            <text:p><text:span text:style-name="T18">D</text:span><text:span text:style-name="T19">:</text:span><text:span text:style-name="T18">R</text:span><text:span text:style-name="T20">D</text:span><text:span text:style-name="T19">=4950</text:span></text:p>
          </draw:text-box>
        </draw:frame>
        <draw:frame draw:style-name="gr41" draw:text-style-name="P14" draw:layer="layout" svg:width="1.7cm" svg:height="1cm" svg:x="17.4cm" svg:y="22.427cm">
          <draw:text-box>
            <text:p><text:span text:style-name="T19">7.06</text:span></text:p>
          </draw:text-box>
        </draw:frame>
        <draw:line draw:style-name="gr26" draw:text-style-name="P1" draw:layer="layout" svg:x1="4.9cm" svg:y1="13.6cm" svg:x2="4.9cm" svg:y2="17.1cm">
          <text:p/>
        </draw:line>
        <draw:line draw:style-name="gr26" draw:text-style-name="P1" draw:layer="layout" svg:x1="5.5cm" svg:y1="13.6cm" svg:x2="5.5cm" svg:y2="17.1cm">
          <text:p/>
        </draw:line>
        <draw:line draw:style-name="gr26" draw:text-style-name="P1" draw:layer="layout" svg:x1="7.9cm" svg:y1="13.6cm" svg:x2="7.9cm" svg:y2="17.1cm">
          <text:p/>
        </draw:line>
        <draw:line draw:style-name="gr26" draw:text-style-name="P1" draw:layer="layout" svg:x1="8.5cm" svg:y1="13.6cm" svg:x2="8.5cm" svg:y2="17.1cm">
          <text:p/>
        </draw:line>
        <draw:line draw:style-name="gr26" draw:text-style-name="P1" draw:layer="layout" svg:x1="9.5cm" svg:y1="13.6cm" svg:x2="9.5cm" svg:y2="17.1cm">
          <text:p/>
        </draw:line>
        <draw:circle draw:style-name="gr26" draw:text-style-name="P1" draw:id="id25" draw:layer="layout" svg:width="0.2cm" svg:height="0.2cm" svg:x="4.1cm" svg:y="15.8cm">
          <text:p/>
        </draw:circle>
        <draw:circle draw:style-name="gr26" draw:text-style-name="P1" draw:id="id26" draw:layer="layout" svg:width="0.2cm" svg:height="0.2cm" svg:x="5.1cm" svg:y="15.8cm">
          <text:p/>
        </draw:circle>
        <draw:circle draw:style-name="gr26" draw:text-style-name="P1" draw:id="id27" draw:layer="layout" svg:width="0.2cm" svg:height="0.2cm" svg:x="6.6cm" svg:y="15.8cm">
          <text:p/>
        </draw:circle>
        <draw:circle draw:style-name="gr26" draw:text-style-name="P1" draw:id="id28" draw:layer="layout" svg:width="0.2cm" svg:height="0.2cm" svg:x="8.1cm" svg:y="15.8cm">
          <text:p/>
        </draw:circle>
        <draw:circle draw:style-name="gr26" draw:text-style-name="P1" draw:id="id29" draw:layer="layout" svg:width="0.2cm" svg:height="0.2cm" svg:x="8.9cm" svg:y="15.8cm">
          <text:p/>
        </draw:circle>
        <draw:connector draw:style-name="gr26" draw:text-style-name="P1" draw:layer="layout" draw:type="line" svg:x1="4.3cm" svg:y1="15.9cm" svg:x2="4.5cm" svg:y2="15.9cm" draw:start-shape="id25" draw:start-glue-point="1" svg:d="m4300 15900h200">
          <text:p/>
        </draw:connector>
        <draw:connector draw:style-name="gr26" draw:text-style-name="P1" draw:layer="layout" draw:type="line" svg:x1="4.8cm" svg:y1="15.9cm" svg:x2="5.1cm" svg:y2="15.9cm" draw:end-shape="id26" draw:end-glue-point="3" svg:d="m4800 15900h300">
          <text:p/>
        </draw:connector>
        <draw:circle draw:style-name="gr26" draw:text-style-name="P1" draw:id="id30" draw:layer="layout" svg:width="0.2cm" svg:height="0.2cm" svg:x="10.2cm" svg:y="15.8cm">
          <text:p/>
        </draw:circle>
        <draw:connector draw:style-name="gr26" draw:text-style-name="P1" draw:layer="layout" draw:type="line" svg:x1="5.3cm" svg:y1="15.9cm" svg:x2="5.8cm" svg:y2="15.9cm" draw:start-shape="id26" draw:start-glue-point="1" svg:d="m5300 15900h500">
          <text:p/>
        </draw:connector>
        <draw:connector draw:style-name="gr26" draw:text-style-name="P1" draw:layer="layout" draw:type="line" svg:x1="6.1cm" svg:y1="15.9cm" svg:x2="6.6cm" svg:y2="15.9cm" draw:end-shape="id27" draw:end-glue-point="3" svg:d="m6100 15900h500">
          <text:p/>
        </draw:connector>
        <draw:connector draw:style-name="gr26" draw:text-style-name="P1" draw:layer="layout" draw:type="line" svg:x1="6.8cm" svg:y1="15.9cm" svg:x2="7.3cm" svg:y2="15.9cm" draw:start-shape="id27" draw:start-glue-point="1" svg:d="m6800 15900h500">
          <text:p/>
        </draw:connector>
        <draw:connector draw:style-name="gr26" draw:text-style-name="P1" draw:layer="layout" draw:type="line" svg:x1="7.6cm" svg:y1="15.9cm" svg:x2="8.1cm" svg:y2="15.9cm" draw:end-shape="id28" draw:end-glue-point="3" svg:d="m7600 15900h500">
          <text:p/>
        </draw:connector>
        <draw:connector draw:style-name="gr26" draw:text-style-name="P1" draw:layer="layout" draw:type="line" svg:x1="8.3cm" svg:y1="15.9cm" svg:x2="8.4cm" svg:y2="15.9cm" draw:start-shape="id28" draw:start-glue-point="1" svg:d="m8300 15900h100">
          <text:p/>
        </draw:connector>
        <draw:connector draw:style-name="gr26" draw:text-style-name="P1" draw:layer="layout" draw:type="line" svg:x1="8.7cm" svg:y1="15.9cm" svg:x2="8.9cm" svg:y2="15.9cm" draw:end-shape="id29" draw:end-glue-point="3" svg:d="m8700 15900h200">
          <text:p/>
        </draw:connector>
        <draw:connector draw:style-name="gr26" draw:text-style-name="P1" draw:layer="layout" draw:type="line" svg:x1="9.1cm" svg:y1="15.9cm" svg:x2="9.4cm" svg:y2="15.9cm" draw:start-shape="id29" draw:start-glue-point="1" svg:d="m9100 15900h300">
          <text:p/>
        </draw:connector>
        <draw:connector draw:style-name="gr26" draw:text-style-name="P1" draw:layer="layout" draw:type="line" svg:x1="9.7cm" svg:y1="15.9cm" svg:x2="10.2cm" svg:y2="15.9cm" draw:end-shape="id30" draw:end-glue-point="3" svg:d="m9700 15900h500">
          <text:p/>
        </draw:connector>
        <draw:frame draw:style-name="gr42" draw:text-style-name="P16" draw:layer="layout" svg:width="1.3cm" svg:height="0.544cm" draw:transform="rotate (1.5707963267946) translate (4.956cm 15.1cm)">
          <draw:text-box>
            <text:p><text:span text:style-name="T22">Plywood</text:span></text:p>
          </draw:text-box>
        </draw:frame>
        <draw:frame draw:style-name="gr43" draw:text-style-name="P17" draw:layer="layout" svg:width="2cm" svg:height="0.453cm" svg:x="6.2cm" svg:y="14.1cm">
          <draw:text-box>
            <text:p text:style-name="P1"><text:span text:style-name="T22">Concrete</text:span></text:p>
          </draw:text-box>
        </draw:frame>
        <draw:frame draw:style-name="gr43" draw:text-style-name="P16" draw:layer="layout" svg:width="1.1cm" svg:height="0.453cm" draw:transform="rotate (1.5707963267946) translate (7.956cm 15.1cm)">
          <draw:text-box>
            <text:p><text:span text:style-name="T22">Air gap</text:span></text:p>
          </draw:text-box>
        </draw:frame>
        <draw:frame draw:style-name="gr43" draw:text-style-name="P16" draw:layer="layout" svg:width="1.6cm" svg:height="0.453cm" draw:transform="rotate (1.5707963267946) translate (8.7cm 15.1cm)">
          <draw:text-box>
            <text:p><text:span text:style-name="T22">Rock Wool</text:span></text:p>
          </draw:text-box>
        </draw:frame>
        <draw:frame draw:style-name="gr44" draw:text-style-name="P18" draw:layer="layout" svg:width="0.5cm" svg:height="0.28cm" svg:x="4.3cm" svg:y="16.07cm">
          <draw:text-box>
            <text:p><text:span text:style-name="T23">174</text:span></text:p>
          </draw:text-box>
        </draw:frame>
        <draw:frame draw:style-name="gr44" draw:text-style-name="P18" draw:layer="layout" svg:width="0.5cm" svg:height="0.28cm" svg:x="5.7cm" svg:y="16.07cm">
          <draw:text-box>
            <text:p><text:span text:style-name="T23">109</text:span></text:p>
          </draw:text-box>
        </draw:frame>
        <draw:frame draw:style-name="gr44" draw:text-style-name="P18" draw:layer="layout" svg:width="0.5cm" svg:height="0.28cm" svg:x="7.2cm" svg:y="16.07cm">
          <draw:text-box>
            <text:p><text:span text:style-name="T23">86</text:span></text:p>
          </draw:text-box>
        </draw:frame>
        <draw:frame draw:style-name="gr44" draw:text-style-name="P18" draw:layer="layout" svg:width="0.5cm" svg:height="0.28cm" svg:x="8.3cm" svg:y="16.07cm">
          <draw:text-box>
            <text:p><text:span text:style-name="T23">638</text:span></text:p>
          </draw:text-box>
        </draw:frame>
        <draw:frame draw:style-name="gr44" draw:text-style-name="P18" draw:layer="layout" svg:width="0.5cm" svg:height="0.28cm" svg:x="9.4cm" svg:y="16.07cm">
          <draw:text-box>
            <text:p><text:span text:style-name="T23">703</text:span></text:p>
          </draw:text-box>
        </draw:frame>
        <draw:frame draw:style-name="gr44" draw:text-style-name="P19" draw:layer="layout" svg:width="1.1cm" svg:height="0.243cm" svg:x="4.1cm" svg:y="16.357cm">
          <draw:text-box>
            <text:p text:style-name="P1"><text:span text:style-name="T24">(m</text:span><text:span text:style-name="T25">2</text:span><text:span text:style-name="T24">K)/kW</text:span></text:p>
          </draw:text-box>
        </draw:frame>
        <draw:frame draw:style-name="gr44" draw:text-style-name="P19" draw:layer="layout" svg:width="1.1cm" svg:height="0.243cm" svg:x="5.4cm" svg:y="16.358cm">
          <draw:text-box>
            <text:p text:style-name="P1"><text:span text:style-name="T24">(m</text:span><text:span text:style-name="T25">2</text:span><text:span text:style-name="T24">K)/kW</text:span></text:p>
          </draw:text-box>
        </draw:frame>
        <draw:frame draw:style-name="gr44" draw:text-style-name="P19" draw:layer="layout" svg:width="1.1cm" svg:height="0.243cm" svg:x="6.9cm" svg:y="16.359cm">
          <draw:text-box>
            <text:p text:style-name="P1"><text:span text:style-name="T24">(m</text:span><text:span text:style-name="T25">2</text:span><text:span text:style-name="T24">K)/kW</text:span></text:p>
          </draw:text-box>
        </draw:frame>
        <draw:frame draw:style-name="gr44" draw:text-style-name="P19" draw:layer="layout" svg:width="1.1cm" svg:height="0.243cm" svg:x="8cm" svg:y="16.36cm">
          <draw:text-box>
            <text:p text:style-name="P1"><text:span text:style-name="T24">(m</text:span><text:span text:style-name="T25">2</text:span><text:span text:style-name="T24">K)/kW</text:span></text:p>
          </draw:text-box>
        </draw:frame>
        <draw:frame draw:style-name="gr44" draw:text-style-name="P19" draw:layer="layout" svg:width="1.1cm" svg:height="0.243cm" svg:x="9.1cm" svg:y="16.361cm">
          <draw:text-box>
            <text:p text:style-name="P1"><text:span text:style-name="T24">(m</text:span><text:span text:style-name="T25">2</text:span><text:span text:style-name="T24">K)/kW</text:span></text:p>
          </draw:text-box>
        </draw:frame>
        <draw:frame draw:style-name="gr44" draw:text-style-name="P20" draw:layer="layout" svg:width="0.4cm" svg:height="0.243cm" svg:x="5cm" svg:y="15.218cm">
          <draw:text-box>
            <text:p><text:span text:style-name="T24">18</text:span></text:p>
          </draw:text-box>
        </draw:frame>
        <draw:frame draw:style-name="gr44" draw:text-style-name="P19" draw:layer="layout" svg:width="1cm" svg:height="0.243cm" svg:x="4.7cm" svg:y="15.487cm">
          <draw:text-box>
            <text:p text:style-name="P1"><text:span text:style-name="T24">kJ/(m</text:span><text:span text:style-name="T25">2</text:span><text:span text:style-name="T26"> K</text:span><text:span text:style-name="T24">)</text:span></text:p>
          </draw:text-box>
        </draw:frame>
        <draw:polyline draw:style-name="gr28" draw:text-style-name="P1" draw:layer="layout" svg:width="0.199cm" svg:height="0.299cm" draw:transform="rotate (1.5707963267946) translate (4.50000000000141cm 16.0000000000047cm)" svg:viewBox="0 0 200 300" draw:points="100,9000 200,9000 0,9100 200,9100 0,9200 200,9200 0,9300 100,9300">
          <text:p/>
        </draw:polyline>
        <draw:polyline draw:style-name="gr28" draw:text-style-name="P1" draw:layer="layout" svg:width="0.199cm" svg:height="0.299cm" draw:transform="rotate (1.5707963267946) translate (5.80000000000141cm 16.0000000000047cm)" svg:viewBox="0 0 200 300" draw:points="100,11600 200,11600 0,11700 200,11700 0,11800 200,11800 0,11900 100,11900">
          <text:p/>
        </draw:polyline>
        <draw:polyline draw:style-name="gr28" draw:text-style-name="P1" draw:layer="layout" svg:width="0.199cm" svg:height="0.299cm" draw:transform="rotate (1.5707963267946) translate (7.30000000000141cm 16.0000000000047cm)" svg:viewBox="0 0 200 300" draw:points="100,14600 200,14600 0,14700 200,14700 0,14800 200,14800 0,14900 100,14900">
          <text:p/>
        </draw:polyline>
        <draw:polyline draw:style-name="gr28" draw:text-style-name="P1" draw:layer="layout" svg:width="0.199cm" svg:height="0.299cm" draw:transform="rotate (1.5707963267946) translate (8.40000000000141cm 16.0000000000047cm)" svg:viewBox="0 0 200 300" draw:points="100,16800 200,16800 0,16900 200,16900 0,17000 200,17000 0,17100 100,17100">
          <text:p/>
        </draw:polyline>
        <draw:polyline draw:style-name="gr28" draw:text-style-name="P1" draw:layer="layout" svg:width="0.199cm" svg:height="0.299cm" draw:transform="rotate (1.5707963267946) translate (9.40000000000141cm 16.0000000000047cm)" svg:viewBox="0 0 200 300" draw:points="100,18800 200,18800 0,18900 200,18900 0,19000 200,19000 0,19100 100,19100">
          <text:p/>
        </draw:polyline>
        <draw:frame draw:style-name="gr44" draw:text-style-name="P20" draw:layer="layout" svg:width="0.4cm" svg:height="0.243cm" svg:x="6.5cm" svg:y="15.218cm">
          <draw:text-box>
            <text:p><text:span text:style-name="T24">232</text:span></text:p>
          </draw:text-box>
        </draw:frame>
        <draw:frame draw:style-name="gr44" draw:text-style-name="P19" draw:layer="layout" svg:width="1cm" svg:height="0.243cm" svg:x="6.2cm" svg:y="15.487cm">
          <draw:text-box>
            <text:p text:style-name="P1"><text:span text:style-name="T24">kJ/(m</text:span><text:span text:style-name="T25">2</text:span><text:span text:style-name="T26"> K</text:span><text:span text:style-name="T24">)</text:span></text:p>
          </draw:text-box>
        </draw:frame>
        <draw:frame draw:style-name="gr44" draw:text-style-name="P20" draw:layer="layout" svg:width="0.4cm" svg:height="0.243cm" svg:x="8.8cm" svg:y="15.218cm">
          <draw:text-box>
            <text:p><text:span text:style-name="T24">4.2</text:span></text:p>
          </draw:text-box>
        </draw:frame>
        <draw:frame draw:style-name="gr44" draw:text-style-name="P19" draw:layer="layout" svg:width="1cm" svg:height="0.243cm" svg:x="8.5cm" svg:y="15.487cm">
          <draw:text-box>
            <text:p text:style-name="P1"><text:span text:style-name="T24">kJ/(m</text:span><text:span text:style-name="T25">2</text:span><text:span text:style-name="T26"> K</text:span><text:span text:style-name="T24">)</text:span></text:p>
          </draw:text-box>
        </draw:frame>
        <draw:frame draw:style-name="gr43" draw:text-style-name="P16" draw:layer="layout" svg:width="1.3cm" svg:height="0.453cm" svg:x="9.8cm" svg:y="15.201cm">
          <draw:text-box>
            <text:p><text:span text:style-name="T22">Room 2</text:span></text:p>
          </draw:text-box>
        </draw:frame>
        <draw:frame draw:style-name="gr43" draw:text-style-name="P16" draw:layer="layout" svg:width="1.407cm" svg:height="0.453cm" svg:x="3.393cm" svg:y="15.118cm">
          <draw:text-box>
            <text:p><text:span text:style-name="T22">Room 1</text:span></text:p>
          </draw:text-box>
        </draw:frame>
      </draw:page>
      <draw:page draw:name="page4" draw:style-name="dp1" draw:master-page-name="標準">
        <draw:rect draw:style-name="gr45" draw:text-style-name="P1" draw:layer="layout" svg:width="2cm" svg:height="5cm" svg:x="7cm" svg:y="7cm">
          <text:p/>
        </draw:rect>
        <draw:line draw:style-name="gr46" draw:text-style-name="P1" draw:layer="layout" svg:x1="7cm" svg:y1="7cm" svg:x2="7cm" svg:y2="12cm">
          <text:p/>
        </draw:line>
        <draw:line draw:style-name="gr46" draw:text-style-name="P1" draw:layer="layout" svg:x1="9cm" svg:y1="7cm" svg:x2="9cm" svg:y2="12cm">
          <text:p/>
        </draw:line>
        <draw:circle draw:style-name="gr47" draw:text-style-name="P1" draw:id="id33" draw:layer="layout" svg:width="0.2cm" svg:height="0.2cm" svg:x="10.5cm" svg:y="11.2cm">
          <text:p/>
        </draw:circle>
        <draw:path draw:style-name="gr48" draw:text-style-name="P1" draw:layer="layout" svg:width="1.871cm" svg:height="1.478cm" draw:transform="rotate (2.8220228675491) translate (11.8400199721594cm 8.03603725726922cm)" svg:viewBox="0 0 1872 1479" svg:d="m0-6355c188 72 322-135 307-325-17-208 309-341 469-218 247 191 266-159 301-292 49-183 284-211 446-194 212 21 275-219 325-363l24-72">
          <text:p/>
        </draw:path>
        <draw:path draw:style-name="gr48" draw:text-style-name="P1" draw:layer="layout" svg:width="1.872cm" svg:height="1.486cm" draw:transform="rotate (2.78554548618242) translate (12.455240713886cm 8.62976817011075cm)" svg:viewBox="0 0 1873 1487" svg:d="m0-6023c237 90 259-230 317-360 101-227 401 77 435-178 32-247 238-202 389-209 224-10 206-310 378-414l181-36 105-152 68-122">
          <text:p/>
        </draw:path>
        <draw:frame draw:style-name="gr43" draw:text-style-name="P21" draw:layer="layout" svg:width="3.4cm" svg:height="0.453cm" svg:x="10.8cm" svg:y="11.028cm">
          <draw:text-box>
            <text:p><text:span text:style-name="T27">Ambient temperature</text:span></text:p>
          </draw:text-box>
        </draw:frame>
        <draw:circle draw:style-name="gr47" draw:text-style-name="P1" draw:id="id32" draw:layer="layout" svg:width="0.2cm" svg:height="0.2cm" svg:x="8.9cm" svg:y="8.7cm">
          <text:p/>
        </draw:circle>
        <draw:frame draw:style-name="gr43" draw:text-style-name="P16" draw:layer="layout" svg:width="2.9cm" svg:height="0.805cm" svg:x="9.4cm" svg:y="5.5cm">
          <draw:text-box>
            <text:p><text:span text:style-name="T22">Radiation from ambient object</text:span></text:p>
          </draw:text-box>
        </draw:frame>
        <draw:circle draw:style-name="gr47" draw:text-style-name="P1" draw:id="id31" draw:layer="layout" svg:width="0.2cm" svg:height="0.2cm" svg:x="10.5cm" svg:y="10.2cm">
          <text:p/>
        </draw:circle>
        <draw:frame draw:style-name="gr43" draw:text-style-name="P21" draw:layer="layout" svg:width="3.6cm" svg:height="0.453cm" svg:x="10.8cm" svg:y="10.156cm">
          <draw:text-box>
            <text:p><text:span text:style-name="T27">Operative temperature</text:span></text:p>
          </draw:text-box>
        </draw:frame>
        <draw:connector draw:style-name="gr49" draw:text-style-name="P1" draw:layer="layout" draw:type="curve" svg:x1="10.5cm" svg:y1="10.3cm" svg:x2="9cm" svg:y2="8.9cm" draw:start-shape="id31" draw:start-glue-point="3" draw:end-shape="id32" draw:end-glue-point="2" svg:d="m10500 10300c-1000 0-1500-466-1500-1400">
          <text:p/>
        </draw:connector>
        <draw:connector draw:style-name="gr50" draw:text-style-name="P1" draw:layer="layout" draw:type="line" svg:x1="10.6cm" svg:y1="11.2cm" svg:x2="10.6cm" svg:y2="10.4cm" draw:start-shape="id33" draw:start-glue-point="0" draw:end-shape="id31" draw:end-glue-point="2" svg:d="m10600 11200v-800">
          <text:p/>
        </draw:connector>
        <draw:frame draw:style-name="gr43" draw:text-style-name="P21" draw:layer="layout" svg:width="3.8cm" svg:height="0.453cm" svg:x="9.2cm" svg:y="8.5cm">
          <draw:text-box>
            <text:p><text:span text:style-name="T27">Wall surface temperature</text:span></text:p>
          </draw:text-box>
        </draw:frame>
        <draw:frame draw:style-name="gr51" draw:text-style-name="P22" draw:layer="layout" svg:width="0.5cm" svg:height="0.5cm" svg:x="14.3cm" svg:y="11.055cm">
          <draw:text-box>
            <text:p><text:span text:style-name="T5">T</text:span><text:span text:style-name="T6">A</text:span></text:p>
          </draw:text-box>
        </draw:frame>
        <draw:frame draw:style-name="gr51" draw:text-style-name="P22" draw:layer="layout" svg:width="0.5cm" svg:height="0.5cm" svg:x="14.3cm" svg:y="10.182cm">
          <draw:text-box>
            <text:p><text:span text:style-name="T5">T</text:span><text:span text:style-name="T6">S</text:span></text:p>
          </draw:text-box>
        </draw:frame>
        <draw:frame draw:style-name="gr51" draw:text-style-name="P22" draw:layer="layout" svg:width="0.5cm" svg:height="0.5cm" svg:x="12.914cm" svg:y="8.542cm">
          <draw:text-box>
            <text:p><text:span text:style-name="T5">T</text:span><text:span text:style-name="T6">W</text:span></text:p>
          </draw:text-box>
        </draw:frame>
        <draw:frame draw:style-name="gr52" draw:text-style-name="P24" draw:layer="layout" svg:width="0.3cm" svg:height="0.5cm" svg:x="10.633cm" svg:y="6.367cm">
          <draw:text-box>
            <text:p text:style-name="P23"><text:span text:style-name="T5">I</text:span></text:p>
          </draw:text-box>
        </draw:frame>
        <draw:frame draw:style-name="gr53" draw:text-style-name="P17" draw:layer="layout" svg:width="1.2cm" svg:height="0.5cm" svg:x="7.4cm" svg:y="9.3cm">
          <draw:text-box>
            <text:p text:style-name="P1"><text:span text:style-name="T22">Wall</text:span></text:p>
          </draw:text-box>
        </draw:frame>
        <draw:path draw:style-name="gr54" draw:text-style-name="P1" draw:layer="layout" svg:width="2.235cm" svg:height="1.788cm" draw:transform="rotate (-0.463733982255992) translate (12.2000000044768cm 5.5999999910483cm)" svg:viewBox="0 0 2236 1789" svg:d="m0-897c1789 0 2236 1789 2236 1789">
          <text:p/>
        </draw:path>
        <draw:line draw:style-name="gr26" draw:text-style-name="P1" draw:layer="layout" svg:x1="4.6cm" svg:y1="16.8cm" svg:x2="4.6cm" svg:y2="18.5cm">
          <text:p/>
        </draw:line>
        <draw:line draw:style-name="gr26" draw:text-style-name="P1" draw:layer="layout" svg:x1="5.2cm" svg:y1="16.8cm" svg:x2="5.2cm" svg:y2="18.5cm">
          <text:p/>
        </draw:line>
        <draw:line draw:style-name="gr26" draw:text-style-name="P1" draw:layer="layout" svg:x1="7.6cm" svg:y1="16.8cm" svg:x2="7.6cm" svg:y2="18.5cm">
          <text:p/>
        </draw:line>
        <draw:line draw:style-name="gr26" draw:text-style-name="P1" draw:layer="layout" svg:x1="8.2cm" svg:y1="16.8cm" svg:x2="8.2cm" svg:y2="18.5cm">
          <text:p/>
        </draw:line>
        <draw:line draw:style-name="gr26" draw:text-style-name="P1" draw:layer="layout" svg:x1="9.2cm" svg:y1="16.8cm" svg:x2="9.2cm" svg:y2="18.5cm">
          <text:p/>
        </draw:line>
        <draw:circle draw:style-name="gr26" draw:text-style-name="P1" draw:layer="layout" svg:width="0.2cm" svg:height="0.2cm" svg:x="3.8cm" svg:y="17.7cm">
          <text:p/>
        </draw:circle>
        <draw:circle draw:style-name="gr26" draw:text-style-name="P1" draw:layer="layout" svg:width="0.2cm" svg:height="0.2cm" svg:x="4.5cm" svg:y="17.7cm">
          <text:p/>
        </draw:circle>
        <draw:circle draw:style-name="gr26" draw:text-style-name="P1" draw:layer="layout" svg:width="0.2cm" svg:height="0.2cm" svg:x="7.5cm" svg:y="17.7cm">
          <text:p/>
        </draw:circle>
        <draw:circle draw:style-name="gr26" draw:text-style-name="P1" draw:layer="layout" svg:width="0.2cm" svg:height="0.2cm" svg:x="8.1cm" svg:y="17.7cm">
          <text:p/>
        </draw:circle>
        <draw:circle draw:style-name="gr26" draw:text-style-name="P1" draw:layer="layout" svg:width="0.2cm" svg:height="0.2cm" svg:x="9.1cm" svg:y="17.7cm">
          <text:p/>
        </draw:circle>
        <draw:circle draw:style-name="gr26" draw:text-style-name="P1" draw:layer="layout" svg:width="0.2cm" svg:height="0.2cm" svg:x="9.9cm" svg:y="17.7cm">
          <text:p/>
        </draw:circle>
        <draw:frame draw:style-name="gr55" draw:text-style-name="P25" draw:layer="layout" svg:width="0.4cm" svg:height="0.29cm" svg:x="3.5cm" svg:y="17.349cm">
          <draw:text-box>
            <text:p text:style-name="P1"><text:span text:style-name="T28">T</text:span><text:span text:style-name="T29">a</text:span><text:span text:style-name="T30">(0)</text:span></text:p>
          </draw:text-box>
        </draw:frame>
        <draw:circle draw:style-name="gr26" draw:text-style-name="P1" draw:layer="layout" svg:width="0.2cm" svg:height="0.2cm" svg:x="5.1cm" svg:y="17.7cm">
          <text:p/>
        </draw:circle>
        <draw:frame draw:style-name="gr44" draw:text-style-name="P25" draw:layer="layout" svg:width="0.4cm" svg:height="0.29cm" svg:x="4.4cm" svg:y="17.349cm">
          <draw:text-box>
            <text:p text:style-name="P1"><text:span text:style-name="T28">T</text:span><text:span text:style-name="T30">0</text:span></text:p>
          </draw:text-box>
        </draw:frame>
        <draw:frame draw:style-name="gr44" draw:text-style-name="P25" draw:layer="layout" svg:width="0.4cm" svg:height="0.29cm" svg:x="5cm" svg:y="17.349cm">
          <draw:text-box>
            <text:p text:style-name="P1"><text:span text:style-name="T28">T</text:span><text:span text:style-name="T30">1</text:span></text:p>
          </draw:text-box>
        </draw:frame>
        <draw:frame draw:style-name="gr44" draw:text-style-name="P25" draw:layer="layout" svg:width="0.4cm" svg:height="0.29cm" svg:x="6.2cm" svg:y="17.349cm">
          <draw:text-box>
            <text:p text:style-name="P1"><text:span text:style-name="T28">T</text:span><text:span text:style-name="T29">m</text:span></text:p>
          </draw:text-box>
        </draw:frame>
        <draw:frame draw:style-name="gr44" draw:text-style-name="P25" draw:layer="layout" svg:width="0.4cm" svg:height="0.29cm" svg:x="8cm" svg:y="17.349cm">
          <draw:text-box>
            <text:p text:style-name="P1"><text:span text:style-name="T28">T</text:span><text:span text:style-name="T29">M</text:span><text:span text:style-name="T31">-1</text:span></text:p>
          </draw:text-box>
        </draw:frame>
        <draw:frame draw:style-name="gr44" draw:text-style-name="P25" draw:layer="layout" svg:width="0.4cm" svg:height="0.29cm" svg:x="9cm" svg:y="17.349cm">
          <draw:text-box>
            <text:p text:style-name="P1"><text:span text:style-name="T28">T</text:span><text:span text:style-name="T29">M</text:span></text:p>
          </draw:text-box>
        </draw:frame>
        <draw:frame draw:style-name="gr44" draw:text-style-name="P25" draw:layer="layout" svg:width="0.4cm" svg:height="0.29cm" svg:x="7.4cm" svg:y="17.349cm">
          <draw:text-box>
            <text:p text:style-name="P1"><text:span text:style-name="T28">T</text:span><text:span text:style-name="T29">M</text:span><text:span text:style-name="T31">-2</text:span></text:p>
          </draw:text-box>
        </draw:frame>
        <draw:frame draw:style-name="gr55" draw:text-style-name="P26" draw:layer="layout" svg:width="0.6cm" svg:height="0.23cm" svg:x="5.5cm" svg:y="17.379cm">
          <draw:text-box>
            <text:p text:style-name="P1"><text:span text:style-name="T32">…</text:span></text:p>
          </draw:text-box>
        </draw:frame>
        <draw:frame draw:style-name="gr55" draw:text-style-name="P26" draw:layer="layout" svg:width="0.6cm" svg:height="0.23cm" svg:x="6.6cm" svg:y="17.379cm">
          <draw:text-box>
            <text:p text:style-name="P1"><text:span text:style-name="T32">…</text:span></text:p>
          </draw:text-box>
        </draw:frame>
        <draw:frame draw:style-name="gr55" draw:text-style-name="P25" draw:layer="layout" svg:width="0.4cm" svg:height="0.29cm" svg:x="9.8cm" svg:y="17.349cm">
          <draw:text-box>
            <text:p text:style-name="P1"><text:span text:style-name="T28">T</text:span><text:span text:style-name="T29">a</text:span><text:span text:style-name="T30">(M)</text:span></text:p>
          </draw:text-box>
        </draw:frame>
        <draw:line draw:style-name="gr20" draw:text-style-name="P1" draw:layer="layout" svg:x1="8.718cm" svg:y1="21.181cm" svg:x2="13.718cm" svg:y2="21.181cm">
          <text:p/>
        </draw:line>
        <draw:line draw:style-name="gr7" draw:text-style-name="P1" draw:layer="layout" svg:x1="8.718cm" svg:y1="21.981cm" svg:x2="13.718cm" svg:y2="21.981cm">
          <text:p/>
        </draw:line>
        <draw:line draw:style-name="gr7" draw:text-style-name="P1" draw:layer="layout" svg:x1="8.718cm" svg:y1="22.981cm" svg:x2="13.718cm" svg:y2="22.981cm">
          <text:p/>
        </draw:line>
        <draw:line draw:style-name="gr7" draw:text-style-name="P1" draw:layer="layout" svg:x1="8.718cm" svg:y1="23.981cm" svg:x2="13.718cm" svg:y2="23.981cm">
          <text:p/>
        </draw:line>
        <draw:line draw:style-name="gr20" draw:text-style-name="P1" draw:layer="layout" svg:x1="8.718cm" svg:y1="26.681cm" svg:x2="13.718cm" svg:y2="26.681cm">
          <text:p/>
        </draw:line>
        <draw:circle draw:style-name="gr56" draw:text-style-name="P1" draw:layer="layout" svg:width="0.2cm" svg:height="0.2cm" svg:x="10.2cm" svg:y="22.881cm">
          <text:p/>
        </draw:circle>
        <draw:frame draw:style-name="gr57" draw:text-style-name="P1" draw:layer="layout" svg:width="3.282cm" svg:height="0.4cm" svg:x="11.318cm" svg:y="21.381cm">
          <draw:text-box>
            <text:p text:style-name="P27">Flexible board</text:p>
          </draw:text-box>
        </draw:frame>
        <draw:frame draw:style-name="gr57" draw:text-style-name="P1" draw:layer="layout" svg:width="3.282cm" svg:height="0.4cm" svg:x="11.318cm" svg:y="22.305cm">
          <draw:text-box>
            <text:p text:style-name="P27">Packed water</text:p>
          </draw:text-box>
        </draw:frame>
        <draw:frame draw:style-name="gr57" draw:text-style-name="P1" draw:layer="layout" svg:width="3.282cm" svg:height="0.4cm" svg:x="11.318cm" svg:y="23.327cm">
          <draw:text-box>
            <text:p text:style-name="P27">Packed water</text:p>
          </draw:text-box>
        </draw:frame>
        <draw:frame draw:style-name="gr57" draw:text-style-name="P1" draw:layer="layout" svg:width="3.282cm" svg:height="0.4cm" svg:x="11.318cm" svg:y="24.326cm">
          <draw:text-box>
            <text:p text:style-name="P27">Polystyrene foam</text:p>
          </draw:text-box>
        </draw:frame>
        <draw:line draw:style-name="gr7" draw:text-style-name="P1" draw:layer="layout" svg:x1="8.718cm" svg:y1="24.981cm" svg:x2="13.718cm" svg:y2="24.981cm">
          <text:p/>
        </draw:line>
        <draw:line draw:style-name="gr7" draw:text-style-name="P1" draw:layer="layout" svg:x1="8.718cm" svg:y1="25.481cm" svg:x2="13.718cm" svg:y2="25.481cm">
          <text:p/>
        </draw:line>
        <draw:line draw:style-name="gr7" draw:text-style-name="P1" draw:layer="layout" svg:x1="8.718cm" svg:y1="26.181cm" svg:x2="13.718cm" svg:y2="26.181cm">
          <text:p/>
        </draw:line>
        <draw:frame draw:style-name="gr57" draw:text-style-name="P1" draw:layer="layout" svg:width="3.282cm" svg:height="0.4cm" svg:x="11.318cm" svg:y="25.017cm">
          <draw:text-box>
            <text:p text:style-name="P27">Plywood</text:p>
          </draw:text-box>
        </draw:frame>
        <draw:frame draw:style-name="gr57" draw:text-style-name="P1" draw:layer="layout" svg:width="3.282cm" svg:height="0.4cm" svg:x="11.318cm" svg:y="25.631cm">
          <draw:text-box>
            <text:p text:style-name="P27">Air gap</text:p>
          </draw:text-box>
        </draw:frame>
        <draw:frame draw:style-name="gr57" draw:text-style-name="P1" draw:layer="layout" svg:width="3.282cm" svg:height="0.4cm" svg:x="11.318cm" svg:y="26.246cm">
          <draw:text-box>
            <text:p text:style-name="P27">Plywood</text:p>
          </draw:text-box>
        </draw:frame>
        <draw:frame draw:style-name="gr58" draw:text-style-name="P28" draw:layer="layout" svg:width="3.782cm" svg:height="0.439cm" svg:x="9.737cm" svg:y="20.719cm">
          <draw:text-box>
            <text:p text:style-name="P27"><text:span text:style-name="T27">Top surface of floor</text:span></text:p>
          </draw:text-box>
        </draw:frame>
        <draw:frame draw:style-name="gr57" draw:text-style-name="P29" draw:layer="layout" svg:width="3.782cm" svg:height="0.4cm" svg:x="9.737cm" svg:y="26.7cm">
          <draw:text-box>
            <text:p text:style-name="P27"><text:span text:style-name="T27">Bottom surface of floor</text:span></text:p>
          </draw:text-box>
        </draw:frame>
        <draw:frame draw:style-name="gr57" draw:text-style-name="P29" draw:layer="layout" svg:width="1.863cm" svg:height="0.4cm" svg:x="8.937cm" svg:y="22.4cm">
          <draw:text-box>
            <text:p text:style-name="P27"><text:span text:style-name="T27">Water tube</text:span></text:p>
          </draw:text-box>
        </draw:frame>
        <draw:frame draw:style-name="gr57" draw:text-style-name="P29" draw:layer="layout" svg:width="1.782cm" svg:height="1.057cm" svg:x="16.218cm" svg:y="20.261cm">
          <draw:text-box>
            <text:p text:style-name="P27"><text:span text:style-name="T27">Thermal conductivity</text:span></text:p>
            <text:p text:style-name="P27"><text:span text:style-name="T27">[W/(mK)]</text:span></text:p>
          </draw:text-box>
        </draw:frame>
        <draw:frame draw:style-name="gr57" draw:text-style-name="P29" draw:layer="layout" svg:width="1.982cm" svg:height="1.057cm" svg:x="14.018cm" svg:y="20.261cm">
          <draw:text-box>
            <text:p text:style-name="P27"><text:span text:style-name="T27">Volumetric specific heat</text:span></text:p>
            <text:p text:style-name="P27"><text:span text:style-name="T27">[kJ/(m</text:span><text:span text:style-name="T33">3</text:span><text:span text:style-name="T27">K)]</text:span></text:p>
          </draw:text-box>
        </draw:frame>
        <draw:line draw:style-name="gr59" draw:text-style-name="P1" draw:layer="layout" svg:x1="7.7cm" svg:y1="21.181cm" svg:x2="8.5cm" svg:y2="21.181cm">
          <text:p/>
        </draw:line>
        <draw:line draw:style-name="gr60" draw:text-style-name="P1" draw:layer="layout" svg:x1="7.7cm" svg:y1="21.981cm" svg:x2="8.5cm" svg:y2="21.981cm">
          <text:p/>
        </draw:line>
        <draw:line draw:style-name="gr60" draw:text-style-name="P1" draw:layer="layout" svg:x1="7.7cm" svg:y1="22.981cm" svg:x2="8.5cm" svg:y2="22.981cm">
          <text:p/>
        </draw:line>
        <draw:line draw:style-name="gr60" draw:text-style-name="P1" draw:layer="layout" svg:x1="7.7cm" svg:y1="23.981cm" svg:x2="8.5cm" svg:y2="23.981cm">
          <text:p/>
        </draw:line>
        <draw:line draw:style-name="gr59" draw:text-style-name="P1" draw:layer="layout" svg:x1="7.7cm" svg:y1="26.681cm" svg:x2="8.5cm" svg:y2="26.681cm">
          <text:p/>
        </draw:line>
        <draw:line draw:style-name="gr60" draw:text-style-name="P1" draw:layer="layout" svg:x1="7.7cm" svg:y1="24.981cm" svg:x2="8.5cm" svg:y2="24.981cm">
          <text:p/>
        </draw:line>
        <draw:line draw:style-name="gr60" draw:text-style-name="P1" draw:layer="layout" svg:x1="7.7cm" svg:y1="25.481cm" svg:x2="8.5cm" svg:y2="25.481cm">
          <text:p/>
        </draw:line>
        <draw:line draw:style-name="gr60" draw:text-style-name="P1" draw:layer="layout" svg:x1="7.7cm" svg:y1="26.181cm" svg:x2="8.5cm" svg:y2="26.181cm">
          <text:p/>
        </draw:line>
        <draw:line draw:style-name="gr61" draw:text-style-name="P1" draw:layer="layout" svg:x1="8.2cm" svg:y1="21.2cm" svg:x2="8.2cm" svg:y2="26.7cm">
          <text:p/>
        </draw:line>
        <draw:frame draw:style-name="gr62" draw:text-style-name="P30" draw:layer="layout" svg:width="0.818cm" svg:height="0.4cm" draw:transform="rotate (1.5707963267946) translate (7.7cm 26.818cm)">
          <draw:text-box>
            <text:p text:style-name="P1"><text:span text:style-name="T34">9</text:span></text:p>
          </draw:text-box>
        </draw:frame>
        <draw:frame draw:style-name="gr62" draw:text-style-name="P30" draw:layer="layout" svg:width="0.818cm" svg:height="0.4cm" draw:transform="rotate (1.5707963267946) translate (7.7cm 26.218cm)">
          <draw:text-box>
            <text:p text:style-name="P1"><text:span text:style-name="T34">15</text:span></text:p>
          </draw:text-box>
        </draw:frame>
        <draw:frame draw:style-name="gr62" draw:text-style-name="P30" draw:layer="layout" svg:width="0.818cm" svg:height="0.4cm" draw:transform="rotate (1.5707963267946) translate (7.7cm 25.618cm)">
          <draw:text-box>
            <text:p text:style-name="P1"><text:span text:style-name="T34">9</text:span></text:p>
          </draw:text-box>
        </draw:frame>
        <draw:frame draw:style-name="gr62" draw:text-style-name="P30" draw:layer="layout" svg:width="0.818cm" svg:height="0.4cm" draw:transform="rotate (1.5707963267946) translate (7.7cm 24.918cm)">
          <draw:text-box>
            <text:p text:style-name="P1"><text:span text:style-name="T34">20</text:span></text:p>
          </draw:text-box>
        </draw:frame>
        <draw:frame draw:style-name="gr62" draw:text-style-name="P30" draw:layer="layout" svg:width="0.818cm" svg:height="0.4cm" draw:transform="rotate (1.5707963267946) translate (7.7cm 23.918cm)">
          <draw:text-box>
            <text:p text:style-name="P1"><text:span text:style-name="T34">20</text:span></text:p>
          </draw:text-box>
        </draw:frame>
        <draw:frame draw:style-name="gr62" draw:text-style-name="P30" draw:layer="layout" svg:width="0.818cm" svg:height="0.4cm" draw:transform="rotate (1.5707963267946) translate (7.7cm 22.918cm)">
          <draw:text-box>
            <text:p text:style-name="P1"><text:span text:style-name="T34">20</text:span></text:p>
          </draw:text-box>
        </draw:frame>
        <draw:frame draw:style-name="gr62" draw:text-style-name="P30" draw:layer="layout" svg:width="0.818cm" svg:height="0.4cm" draw:transform="rotate (1.5707963267946) translate (7.7cm 22.018cm)">
          <draw:text-box>
            <text:p text:style-name="P1"><text:span text:style-name="T34">16.5</text:span></text:p>
          </draw:text-box>
        </draw:frame>
        <draw:frame draw:style-name="gr63" draw:layer="layout" svg:width="4.062cm" svg:height="4.792cm" svg:x="10.938cm" svg:y="16.108cm">
          <draw:text-box>
            <text:p>1600 <text:s text:c="4"/>0.35</text:p>
            <text:p>後述 後述</text:p>
            <text:p>後述 後述</text:p>
            <text:p>80 <text:s text:c="5"/>0.035</text:p>
            <text:p>716 <text:s text:c="3"/>0.19</text:p>
            <text:p>熱伝達率= 11.6 [W/m2-K]</text:p>
            <text:p>716 <text:s text:c="2"/>0.19</text:p>
          </draw:text-box>
        </draw:frame>
        <draw:frame draw:style-name="gr64" draw:text-style-name="P31" draw:layer="layout" svg:width="1.482cm" svg:height="0.4cm" svg:x="14.2cm" svg:y="21.382cm">
          <draw:text-box>
            <text:p text:style-name="P1"><text:span text:style-name="T35">1600</text:span></text:p>
          </draw:text-box>
        </draw:frame>
        <draw:frame draw:style-name="gr64" draw:text-style-name="P31" draw:layer="layout" svg:width="1.482cm" svg:height="0.4cm" svg:x="14.2cm" svg:y="22.282cm">
          <draw:text-box>
            <text:p text:style-name="P1"><text:span text:style-name="T35">4186</text:span></text:p>
          </draw:text-box>
        </draw:frame>
        <draw:frame draw:style-name="gr64" draw:text-style-name="P31" draw:layer="layout" svg:width="1.482cm" svg:height="0.4cm" svg:x="14.2cm" svg:y="23.282cm">
          <draw:text-box>
            <text:p text:style-name="P1"><text:span text:style-name="T35">4186</text:span></text:p>
          </draw:text-box>
        </draw:frame>
        <draw:frame draw:style-name="gr64" draw:text-style-name="P31" draw:layer="layout" svg:width="1.482cm" svg:height="0.4cm" svg:x="14.2cm" svg:y="24.282cm">
          <draw:text-box>
            <text:p text:style-name="P1"><text:span text:style-name="T35">80</text:span></text:p>
          </draw:text-box>
        </draw:frame>
        <draw:frame draw:style-name="gr64" draw:text-style-name="P31" draw:layer="layout" svg:width="1.482cm" svg:height="0.4cm" svg:x="14.2cm" svg:y="24.982cm">
          <draw:text-box>
            <text:p text:style-name="P1"><text:span text:style-name="T35">716</text:span></text:p>
          </draw:text-box>
        </draw:frame>
        <draw:frame draw:style-name="gr64" draw:text-style-name="P32" draw:layer="layout" svg:width="4.9cm" svg:height="0.4cm" svg:x="13.6cm" svg:y="25.682cm">
          <draw:text-box>
            <text:p text:style-name="P1"><text:span text:style-name="T36">Heat transfer coef.= 11.6 W/(m</text:span><text:span text:style-name="T37">2</text:span><text:span text:style-name="T36">K)</text:span></text:p>
          </draw:text-box>
        </draw:frame>
        <draw:frame draw:style-name="gr64" draw:text-style-name="P31" draw:layer="layout" svg:width="1.482cm" svg:height="0.4cm" svg:x="14.2cm" svg:y="26.282cm">
          <draw:text-box>
            <text:p text:style-name="P1"><text:span text:style-name="T35">716</text:span></text:p>
          </draw:text-box>
        </draw:frame>
        <draw:frame draw:style-name="gr64" draw:text-style-name="P31" draw:layer="layout" svg:width="1.482cm" svg:height="0.4cm" svg:x="16.3cm" svg:y="21.382cm">
          <draw:text-box>
            <text:p text:style-name="P1"><text:span text:style-name="T35">0.35</text:span></text:p>
          </draw:text-box>
        </draw:frame>
        <draw:frame draw:style-name="gr64" draw:text-style-name="P31" draw:layer="layout" svg:width="1.482cm" svg:height="0.4cm" svg:x="16.3cm" svg:y="22.282cm">
          <draw:text-box>
            <text:p text:style-name="P1"><text:span text:style-name="T35">0.59</text:span></text:p>
          </draw:text-box>
        </draw:frame>
        <draw:frame draw:style-name="gr64" draw:text-style-name="P31" draw:layer="layout" svg:width="1.482cm" svg:height="0.4cm" svg:x="16.3cm" svg:y="23.282cm">
          <draw:text-box>
            <text:p text:style-name="P1"><text:span text:style-name="T35">0.59</text:span></text:p>
          </draw:text-box>
        </draw:frame>
        <draw:frame draw:style-name="gr64" draw:text-style-name="P31" draw:layer="layout" svg:width="1.482cm" svg:height="0.4cm" svg:x="16.3cm" svg:y="24.282cm">
          <draw:text-box>
            <text:p text:style-name="P1"><text:span text:style-name="T35">0.035</text:span></text:p>
          </draw:text-box>
        </draw:frame>
        <draw:frame draw:style-name="gr64" draw:text-style-name="P31" draw:layer="layout" svg:width="1.482cm" svg:height="0.4cm" svg:x="16.3cm" svg:y="24.982cm">
          <draw:text-box>
            <text:p text:style-name="P1"><text:span text:style-name="T35">0.19</text:span></text:p>
          </draw:text-box>
        </draw:frame>
        <draw:frame draw:style-name="gr64" draw:text-style-name="P31" draw:layer="layout" svg:width="1.482cm" svg:height="0.4cm" svg:x="16.3cm" svg:y="26.282cm">
          <draw:text-box>
            <text:p text:style-name="P1"><text:span text:style-name="T35">0.19</text:span></text:p>
          </draw:text-box>
        </draw:frame>
      </draw:page>
      <draw:page draw:name="page5" draw:style-name="dp1" draw:master-page-name="標準">
        <draw:line draw:style-name="gr7" draw:text-style-name="P1" draw:layer="layout" svg:x1="6cm" svg:y1="18cm" svg:x2="17.6cm" svg:y2="18cm">
          <text:p/>
        </draw:line>
        <draw:line draw:style-name="gr7" draw:text-style-name="P1" draw:layer="layout" svg:x1="6cm" svg:y1="18.8cm" svg:x2="17.6cm" svg:y2="18.8cm">
          <text:p/>
        </draw:line>
        <draw:line draw:style-name="gr26" draw:text-style-name="P1" draw:layer="layout" svg:x1="9.9cm" svg:y1="18cm" svg:x2="9.9cm" svg:y2="18.8cm">
          <text:p/>
        </draw:line>
        <draw:line draw:style-name="gr26" draw:text-style-name="P1" draw:layer="layout" svg:x1="13.7cm" svg:y1="18cm" svg:x2="13.7cm" svg:y2="18.8cm">
          <text:p/>
        </draw:line>
        <draw:frame draw:style-name="gr64" draw:text-style-name="P29" draw:layer="layout" svg:width="3.9cm" svg:height="0.4cm" svg:x="6cm" svg:y="18.2cm">
          <draw:text-box>
            <text:p text:style-name="P1"><text:span text:style-name="T27">Liquid state</text:span></text:p>
          </draw:text-box>
        </draw:frame>
        <draw:frame draw:style-name="gr64" draw:text-style-name="P29" draw:layer="layout" svg:width="3.8cm" svg:height="0.4cm" svg:x="9.9cm" svg:y="18.2cm">
          <draw:text-box>
            <text:p text:style-name="P1"><text:span text:style-name="T27">Two phase state</text:span></text:p>
          </draw:text-box>
        </draw:frame>
        <draw:frame draw:style-name="gr65" draw:text-style-name="P29" draw:layer="layout" svg:width="3.9cm" svg:height="0.388cm" svg:x="13.7cm" svg:y="18.206cm">
          <draw:text-box>
            <text:p text:style-name="P1"><text:span text:style-name="T27">Solid state</text:span></text:p>
          </draw:text-box>
        </draw:frame>
        <draw:custom-shape draw:style-name="gr25" draw:text-style-name="P1" draw:layer="layout" svg:width="-0.2cm" svg:height="-0.2cm" svg:x="10cm" svg:y="17.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64" draw:text-style-name="P29" draw:layer="layout" svg:width="4cm" svg:height="0.705cm" svg:x="7.9cm" svg:y="16.949cm">
          <draw:text-box>
            <text:p text:style-name="P1"><text:span text:style-name="T27">“</text:span><text:span text:style-name="T27">UpperTemperature”</text:span></text:p>
            <text:p text:style-name="P1"><text:span text:style-name="T27"><text:s/></text:span><text:span text:style-name="T27">of liquid state</text:span></text:p>
          </draw:text-box>
        </draw:frame>
        <draw:custom-shape draw:style-name="gr25" draw:text-style-name="P1" draw:layer="layout" svg:width="-0.2cm" svg:height="-0.2cm" svg:x="13.8cm" svg:y="17.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64" draw:text-style-name="P29" draw:layer="layout" svg:width="4cm" svg:height="0.705cm" svg:x="11.7cm" svg:y="16.951cm">
          <draw:text-box>
            <text:p text:style-name="P1"><text:span text:style-name="T27">“</text:span><text:span text:style-name="T27">Upper Temperature”</text:span></text:p>
            <text:p text:style-name="P1"><text:span text:style-name="T27">of two phase state</text:span></text:p>
          </draw:text-box>
        </draw:frame>
        <draw:custom-shape draw:style-name="gr5" draw:text-style-name="P1" draw:layer="layout" svg:width="3.6cm" svg:height="1.3cm" svg:x="6.2cm" svg:y="1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4" draw:text-style-name="P33" draw:layer="layout" svg:width="3.6cm" svg:height="0.865cm" svg:x="6.2cm" svg:y="19.235cm">
          <draw:text-box>
            <text:p text:style-name="P1"><text:span text:style-name="T4">Volumetric specific heat </text:span><text:span text:style-name="T5">λ</text:span><text:span text:style-name="T38">1</text:span></text:p>
            <text:p text:style-name="P1"><text:span text:style-name="T4">Thermal conductivity </text:span><text:span text:style-name="T5">α</text:span><text:span text:style-name="T38">1</text:span></text:p>
          </draw:text-box>
        </draw:frame>
        <draw:frame draw:style-name="gr66" draw:text-style-name="P33" draw:layer="layout" svg:width="2.3cm" svg:height="0.4cm" svg:x="7.2cm" svg:y="20.2cm">
          <draw:text-box>
            <text:p text:style-name="P1"><text:span text:style-name="T4">WallMaterial 1</text:span></text:p>
          </draw:text-box>
        </draw:frame>
        <draw:custom-shape draw:style-name="gr5" draw:text-style-name="P1" draw:layer="layout" svg:width="3.6cm" svg:height="1.3cm" svg:x="10cm" svg:y="1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4" draw:text-style-name="P33" draw:layer="layout" svg:width="3.6cm" svg:height="0.865cm" svg:x="10cm" svg:y="19.235cm">
          <draw:text-box>
            <text:p text:style-name="P1"><text:span text:style-name="T4">Volumetric specific heat </text:span><text:span text:style-name="T5">λ</text:span><text:span text:style-name="T38">2</text:span></text:p>
            <text:p text:style-name="P1"><text:span text:style-name="T4">Thermal conductivity </text:span><text:span text:style-name="T5">α</text:span><text:span text:style-name="T38">2</text:span></text:p>
          </draw:text-box>
        </draw:frame>
        <draw:custom-shape draw:style-name="gr5" draw:text-style-name="P1" draw:layer="layout" svg:width="3.6cm" svg:height="1.3cm" svg:x="13.8cm" svg:y="1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4" draw:text-style-name="P33" draw:layer="layout" svg:width="3.6cm" svg:height="0.865cm" svg:x="13.8cm" svg:y="19.235cm">
          <draw:text-box>
            <text:p text:style-name="P1"><text:span text:style-name="T4">Volumetric specific heat </text:span><text:span text:style-name="T5">λ</text:span><text:span text:style-name="T38">3</text:span></text:p>
            <text:p text:style-name="P1"><text:span text:style-name="T4">Thermal conductivity </text:span><text:span text:style-name="T5">α</text:span><text:span text:style-name="T38">3</text:span></text:p>
          </draw:text-box>
        </draw:frame>
        <draw:frame draw:style-name="gr66" draw:text-style-name="P33" draw:layer="layout" svg:width="2.3cm" svg:height="0.4cm" svg:x="11cm" svg:y="20.2cm">
          <draw:text-box>
            <text:p text:style-name="P1"><text:span text:style-name="T4">WallMaterial 2</text:span></text:p>
          </draw:text-box>
        </draw:frame>
        <draw:frame draw:style-name="gr66" draw:text-style-name="P33" draw:layer="layout" svg:width="2.3cm" svg:height="0.4cm" svg:x="14.8cm" svg:y="20.2cm">
          <draw:text-box>
            <text:p text:style-name="P1"><text:span text:style-name="T4">WallMaterial 3</text:span></text:p>
          </draw:text-box>
        </draw:frame>
        <draw:line draw:style-name="gr67" draw:text-style-name="P1" draw:layer="layout" svg:x1="5.8cm" svg:y1="5.8cm" svg:x2="5.8cm" svg:y2="13.2cm">
          <text:p/>
        </draw:line>
        <draw:line draw:style-name="gr67" draw:text-style-name="P1" draw:layer="layout" svg:x1="5.8cm" svg:y1="13.2cm" svg:x2="16.2cm" svg:y2="13.2cm">
          <text:p/>
        </draw:line>
        <draw:line draw:style-name="gr67" draw:text-style-name="P1" draw:layer="layout" svg:x1="16.2cm" svg:y1="13.2cm" svg:x2="16.2cm" svg:y2="5.8cm">
          <text:p/>
        </draw:line>
        <draw:line draw:style-name="gr67" draw:text-style-name="P1" draw:layer="layout" svg:x1="6.2cm" svg:y1="6.2cm" svg:x2="6.2cm" svg:y2="12.8cm">
          <text:p/>
        </draw:line>
        <draw:line draw:style-name="gr67" draw:text-style-name="P1" draw:layer="layout" svg:x1="6.2cm" svg:y1="12.8cm" svg:x2="10.8cm" svg:y2="12.8cm">
          <text:p/>
        </draw:line>
        <draw:line draw:style-name="gr67" draw:text-style-name="P1" draw:layer="layout" svg:x1="15.8cm" svg:y1="6.2cm" svg:x2="15.8cm" svg:y2="12.8cm">
          <text:p/>
        </draw:line>
        <draw:line draw:style-name="gr67" draw:text-style-name="P1" draw:layer="layout" svg:x1="10.8cm" svg:y1="6.2cm" svg:x2="10.8cm" svg:y2="12.8cm">
          <text:p/>
        </draw:line>
        <draw:line draw:style-name="gr67" draw:text-style-name="P1" draw:layer="layout" svg:x1="11.2cm" svg:y1="6.2cm" svg:x2="11.2cm" svg:y2="12.8cm">
          <text:p/>
        </draw:line>
        <draw:line draw:style-name="gr67" draw:text-style-name="P1" draw:layer="layout" svg:x1="11.2cm" svg:y1="12.8cm" svg:x2="15.8cm" svg:y2="12.8cm">
          <text:p/>
        </draw:line>
        <draw:line draw:style-name="gr67" draw:text-style-name="P1" draw:layer="layout" svg:x1="10cm" svg:y1="6.2cm" svg:x2="10.8cm" svg:y2="6.2cm">
          <text:p/>
        </draw:line>
        <draw:line draw:style-name="gr67" draw:text-style-name="P1" draw:layer="layout" svg:x1="15cm" svg:y1="6.2cm" svg:x2="15.8cm" svg:y2="6.2cm">
          <text:p/>
        </draw:line>
        <draw:line draw:style-name="gr67" draw:text-style-name="P1" draw:layer="layout" svg:x1="15cm" svg:y1="5.8cm" svg:x2="16.2cm" svg:y2="5.8cm">
          <text:p/>
        </draw:line>
        <draw:line draw:style-name="gr67" draw:text-style-name="P1" draw:layer="layout" svg:x1="7cm" svg:y1="5.8cm" svg:x2="7cm" svg:y2="6.2cm">
          <text:p/>
        </draw:line>
        <draw:line draw:style-name="gr67" draw:text-style-name="P1" draw:layer="layout" svg:x1="10cm" svg:y1="5.8cm" svg:x2="10cm" svg:y2="6.2cm">
          <text:p/>
        </draw:line>
        <draw:line draw:style-name="gr67" draw:text-style-name="P1" draw:layer="layout" svg:x1="7cm" svg:y1="6cm" svg:x2="10cm" svg:y2="6cm">
          <text:p/>
        </draw:line>
        <draw:line draw:style-name="gr67" draw:text-style-name="P1" draw:layer="layout" svg:x1="12cm" svg:y1="5.8cm" svg:x2="12cm" svg:y2="6.2cm">
          <text:p/>
        </draw:line>
        <draw:line draw:style-name="gr67" draw:text-style-name="P1" draw:layer="layout" svg:x1="15cm" svg:y1="5.8cm" svg:x2="15cm" svg:y2="6.2cm">
          <text:p/>
        </draw:line>
        <draw:line draw:style-name="gr67" draw:text-style-name="P1" draw:layer="layout" svg:x1="12cm" svg:y1="6cm" svg:x2="15cm" svg:y2="6cm">
          <text:p/>
        </draw:line>
        <draw:custom-shape draw:style-name="gr68" draw:text-style-name="P1" draw:layer="layout" svg:width="4.8cm" svg:height="1.9cm" svg:x="6.1cm" svg:y="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1" draw:layer="layout" svg:width="4.8cm" svg:height="4.8cm" svg:x="6.1cm" svg:y="8.1cm">
          <text:p/>
          <draw:enhanced-geometry svg:viewBox="0 0 21600 21600" draw:path-stretchpoint-x="10800" draw:path-stretchpoint-y="10800" draw:text-areas="?f3 ?f4 ?f5 ?f6" draw:type="round-rectangle" draw:modifiers="1801.226993865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7" draw:text-style-name="P1" draw:layer="layout" svg:x1="6.2cm" svg:y1="6.2cm" svg:x2="7cm" svg:y2="6.2cm">
          <text:p/>
        </draw:line>
        <draw:line draw:style-name="gr69" draw:text-style-name="P1" draw:layer="layout" svg:x1="7cm" svg:y1="6.2cm" svg:x2="10cm" svg:y2="6.2cm">
          <text:p/>
        </draw:line>
        <draw:line draw:style-name="gr67" draw:text-style-name="P1" draw:layer="layout" svg:x1="5.8cm" svg:y1="5.8cm" svg:x2="7cm" svg:y2="5.8cm">
          <text:p/>
        </draw:line>
        <draw:line draw:style-name="gr67" draw:text-style-name="P1" draw:layer="layout" svg:x1="10cm" svg:y1="5.8cm" svg:x2="12cm" svg:y2="5.8cm">
          <text:p/>
        </draw:line>
        <draw:line draw:style-name="gr69" draw:text-style-name="P1" draw:layer="layout" svg:x1="7cm" svg:y1="5.8cm" svg:x2="10cm" svg:y2="5.8cm">
          <text:p/>
        </draw:line>
        <draw:line draw:style-name="gr69" draw:text-style-name="P1" draw:layer="layout" svg:x1="12cm" svg:y1="5.8cm" svg:x2="15cm" svg:y2="5.8cm">
          <text:p/>
        </draw:line>
        <draw:line draw:style-name="gr67" draw:text-style-name="P1" draw:layer="layout" svg:x1="11.2cm" svg:y1="6.2cm" svg:x2="12cm" svg:y2="6.2cm">
          <text:p/>
        </draw:line>
        <draw:line draw:style-name="gr69" draw:text-style-name="P1" draw:layer="layout" svg:x1="12cm" svg:y1="6.2cm" svg:x2="15cm" svg:y2="6.2cm">
          <text:p/>
        </draw:line>
        <draw:frame draw:style-name="gr70" draw:text-style-name="P34" draw:layer="layout" svg:width="1.1cm" svg:height="0.416cm" svg:x="9.4cm" svg:y="7.512cm">
          <draw:text-box>
            <text:p text:style-name="P1"><text:span text:style-name="T39">Zone</text:span></text:p>
          </draw:text-box>
        </draw:frame>
        <draw:frame draw:style-name="gr70" draw:text-style-name="P34" draw:layer="layout" svg:width="1.1cm" svg:height="0.416cm" svg:x="9.4cm" svg:y="12.212cm">
          <draw:text-box>
            <text:p text:style-name="P1"><text:span text:style-name="T39">Zone</text:span></text:p>
          </draw:text-box>
        </draw:frame>
        <draw:custom-shape draw:style-name="gr71" draw:text-style-name="P1" draw:layer="layout" svg:width="5cm" svg:height="7cm" svg:x="6cm" svg:y="6cm">
          <text:p/>
          <draw:enhanced-geometry svg:viewBox="0 0 21600 21600" draw:path-stretchpoint-x="10800" draw:path-stretchpoint-y="10800" draw:text-areas="?f3 ?f4 ?f5 ?f6" draw:type="round-rectangle" draw:modifiers="1801.226993865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0" draw:text-style-name="P35" draw:layer="layout" svg:width="1.1cm" svg:height="0.416cm" svg:x="10.9cm" svg:y="12.773cm">
          <draw:text-box>
            <text:p text:style-name="P1"><text:span text:style-name="T40">Room</text:span></text:p>
          </draw:text-box>
        </draw:frame>
        <draw:custom-shape draw:style-name="gr72" draw:text-style-name="P1" draw:layer="layout" svg:width="10.8cm" svg:height="7.8cm" svg:x="5.6cm" svg:y="5.6cm">
          <text:p/>
          <draw:enhanced-geometry svg:viewBox="0 0 21600 21600" draw:path-stretchpoint-x="10800" draw:path-stretchpoint-y="10800" draw:text-areas="?f3 ?f4 ?f5 ?f6" draw:type="round-rectangle" draw:modifiers="908.765095442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0" draw:text-style-name="P36" draw:layer="layout" svg:width="1.8cm" svg:height="0.416cm" svg:x="14.6cm" svg:y="13.373cm">
          <draw:text-box>
            <text:p text:style-name="P1"><text:span text:style-name="T41">MultiRoom</text:span></text:p>
          </draw:text-box>
        </draw:frame>
        <draw:custom-shape draw:style-name="gr73" draw:text-style-name="P37" draw:layer="layout" svg:width="2.2cm" svg:height="0.4cm" svg:x="6.8cm" svg:y="6.6cm">
          <text:p text:style-name="P1"><text:span text:style-name="T42">IHeatGa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7" draw:layer="layout" svg:width="2.2cm" svg:height="0.4cm" svg:x="6.8cm" svg:y="7.2cm">
          <text:p text:style-name="P1"><text:span text:style-name="T42">ISurf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7" draw:layer="layout" svg:width="2.2cm" svg:height="0.4cm" svg:x="6.8cm" svg:y="9cm">
          <text:p text:style-name="P1"><text:span text:style-name="T42">IHeatGa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7" draw:layer="layout" svg:width="2.2cm" svg:height="0.4cm" svg:x="6.8cm" svg:y="9.6cm">
          <text:p text:style-name="P1"><text:span text:style-name="T42">ISurf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38" draw:layer="layout" svg:width="2.6cm" svg:height="3.4cm" svg:x="18.2cm" svg:y="7.3cm">
          <text:p text:style-name="P1"><text:span text:style-name="T43">Outdoor</text:span></text:p>
          <draw:enhanced-geometry svg:viewBox="0 0 21600 21600" draw:path-stretchpoint-x="10800" draw:path-stretchpoint-y="10800" draw:text-areas="?f3 ?f4 ?f5 ?f6" draw:type="round-rectangle" draw:modifiers="2383.117363939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7" draw:layer="layout" svg:width="2.2cm" svg:height="0.4cm" svg:x="18.4cm" svg:y="8.2cm">
          <text:p text:style-name="P1"><text:span text:style-name="T42">Su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7" draw:layer="layout" svg:width="2.2cm" svg:height="0.4cm" svg:x="18.4cm" svg:y="8.8cm">
          <text:p text:style-name="P1"><text:span text:style-name="T42">WallSurf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7" draw:layer="layout" svg:width="2.2cm" svg:height="0.4cm" svg:x="18.4cm" svg:y="9.4cm">
          <text:p text:style-name="P1"><text:span text:style-name="T42">Windo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7" draw:layer="layout" svg:width="2.2cm" svg:height="0.4cm" svg:x="18.4cm" svg:y="10cm">
          <text:p text:style-name="P1"><text:span text:style-name="T42">MoistAi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 draw:layer="layout" svg:width="1.7cm" svg:height="1.7cm" svg:x="18.9cm" svg:y="3.7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line draw:style-name="gr75" draw:text-style-name="P1" draw:layer="layout" svg:x1="18.6cm" svg:y1="5cm" svg:x2="16.8cm" svg:y2="6.1cm">
          <text:p/>
        </draw:line>
        <draw:line draw:style-name="gr75" draw:text-style-name="P1" draw:layer="layout" svg:x1="18.9cm" svg:y1="5.1cm" svg:x2="17.1cm" svg:y2="6.2cm">
          <text:p/>
        </draw:line>
        <draw:line draw:style-name="gr75" draw:text-style-name="P1" draw:layer="layout" svg:x1="18.8cm" svg:y1="5.4cm" svg:x2="17cm" svg:y2="6.5cm">
          <text:p/>
        </draw:line>
        <draw:line draw:style-name="gr75" draw:text-style-name="P1" draw:layer="layout" svg:x1="18.7cm" svg:y1="4.7cm" svg:x2="16.9cm" svg:y2="5.8cm">
          <text:p/>
        </draw:line>
        <draw:line draw:style-name="gr75" draw:text-style-name="P1" draw:layer="layout" svg:x1="19.2cm" svg:y1="5.4cm" svg:x2="17.4cm" svg:y2="6.5cm">
          <text:p/>
        </draw:line>
      </draw:page>
      <draw:page draw:name="page6" draw:style-name="dp1" draw:master-page-name="標準">
        <draw:polygon draw:style-name="gr76" draw:text-style-name="P1" draw:layer="layout" svg:width="8.199cm" svg:height="3.399cm" svg:x="13.96cm" svg:y="2.3cm" svg:viewBox="0 0 8200 3400" draw:points="0,0 8200,0 8200,3400 800,3400 800,2700 1200,2700 1200,3000 7800,3000 7800,400 1200,400 1200,700 800,700 800,200 0,200">
          <text:p/>
        </draw:polygon>
        <draw:polygon draw:style-name="gr76" draw:text-style-name="P1" draw:layer="layout" svg:width="10.399cm" svg:height="7.399cm" svg:x="1.8cm" svg:y="1.8cm" svg:viewBox="0 0 10400 7400" draw:points="1200,0 0,0 0,7400 10400,7400 10400,0 9200,0 9200,400 10000,400 10000,7000 5400,7000 5400,400 6200,400 6200,0 4200,0 4200,400 5000,400 5000,7000 400,7000 400,400 1200,400">
          <text:p/>
        </draw:polygon>
        <draw:line draw:style-name="gr67" draw:text-style-name="P1" draw:layer="layout" svg:x1="1.8cm" svg:y1="1.8cm" svg:x2="1.8cm" svg:y2="9.2cm">
          <text:p/>
        </draw:line>
        <draw:line draw:style-name="gr67" draw:text-style-name="P1" draw:layer="layout" svg:x1="1.8cm" svg:y1="9.2cm" svg:x2="12.2cm" svg:y2="9.2cm">
          <text:p/>
        </draw:line>
        <draw:line draw:style-name="gr67" draw:text-style-name="P1" draw:layer="layout" svg:x1="12.2cm" svg:y1="9.2cm" svg:x2="12.2cm" svg:y2="1.8cm">
          <text:p/>
        </draw:line>
        <draw:line draw:style-name="gr67" draw:text-style-name="P1" draw:layer="layout" svg:x1="2.2cm" svg:y1="2.2cm" svg:x2="2.2cm" svg:y2="8.8cm">
          <text:p/>
        </draw:line>
        <draw:line draw:style-name="gr67" draw:text-style-name="P1" draw:layer="layout" svg:x1="2.2cm" svg:y1="8.8cm" svg:x2="6.8cm" svg:y2="8.8cm">
          <text:p/>
        </draw:line>
        <draw:line draw:style-name="gr67" draw:text-style-name="P1" draw:layer="layout" svg:x1="11.8cm" svg:y1="2.2cm" svg:x2="11.8cm" svg:y2="8.8cm">
          <text:p/>
        </draw:line>
        <draw:line draw:style-name="gr67" draw:text-style-name="P1" draw:layer="layout" svg:x1="6.8cm" svg:y1="2.2cm" svg:x2="6.8cm" svg:y2="8.8cm">
          <text:p/>
        </draw:line>
        <draw:line draw:style-name="gr67" draw:text-style-name="P1" draw:layer="layout" svg:x1="7.2cm" svg:y1="2.2cm" svg:x2="7.2cm" svg:y2="8.8cm">
          <text:p/>
        </draw:line>
        <draw:line draw:style-name="gr67" draw:text-style-name="P1" draw:layer="layout" svg:x1="7.2cm" svg:y1="8.8cm" svg:x2="11.8cm" svg:y2="8.8cm">
          <text:p/>
        </draw:line>
        <draw:line draw:style-name="gr67" draw:text-style-name="P1" draw:layer="layout" svg:x1="6cm" svg:y1="2.2cm" svg:x2="6.8cm" svg:y2="2.2cm">
          <text:p/>
        </draw:line>
        <draw:line draw:style-name="gr67" draw:text-style-name="P1" draw:layer="layout" svg:x1="11cm" svg:y1="2.2cm" svg:x2="11.8cm" svg:y2="2.2cm">
          <text:p/>
        </draw:line>
        <draw:line draw:style-name="gr67" draw:text-style-name="P1" draw:layer="layout" svg:x1="11cm" svg:y1="1.8cm" svg:x2="12.2cm" svg:y2="1.8cm">
          <text:p/>
        </draw:line>
        <draw:line draw:style-name="gr67" draw:text-style-name="P1" draw:layer="layout" svg:x1="3cm" svg:y1="1.8cm" svg:x2="3cm" svg:y2="2.2cm">
          <text:p/>
        </draw:line>
        <draw:line draw:style-name="gr67" draw:text-style-name="P1" draw:layer="layout" svg:x1="6cm" svg:y1="1.8cm" svg:x2="6cm" svg:y2="2.2cm">
          <text:p/>
        </draw:line>
        <draw:line draw:style-name="gr67" draw:text-style-name="P1" draw:layer="layout" svg:x1="3cm" svg:y1="2cm" svg:x2="6cm" svg:y2="2cm">
          <text:p/>
        </draw:line>
        <draw:line draw:style-name="gr67" draw:text-style-name="P1" draw:layer="layout" svg:x1="8cm" svg:y1="1.8cm" svg:x2="8cm" svg:y2="2.2cm">
          <text:p/>
        </draw:line>
        <draw:line draw:style-name="gr67" draw:text-style-name="P1" draw:layer="layout" svg:x1="11cm" svg:y1="1.8cm" svg:x2="11cm" svg:y2="2.2cm">
          <text:p/>
        </draw:line>
        <draw:line draw:style-name="gr67" draw:text-style-name="P1" draw:layer="layout" svg:x1="8cm" svg:y1="2cm" svg:x2="11cm" svg:y2="2cm">
          <text:p/>
        </draw:line>
        <draw:line draw:style-name="gr67" draw:text-style-name="P1" draw:layer="layout" svg:x1="2.2cm" svg:y1="2.2cm" svg:x2="3cm" svg:y2="2.2cm">
          <text:p/>
        </draw:line>
        <draw:line draw:style-name="gr69" draw:text-style-name="P1" draw:layer="layout" svg:x1="3cm" svg:y1="2.2cm" svg:x2="6cm" svg:y2="2.2cm">
          <text:p/>
        </draw:line>
        <draw:line draw:style-name="gr67" draw:text-style-name="P1" draw:layer="layout" svg:x1="1.8cm" svg:y1="1.8cm" svg:x2="3cm" svg:y2="1.8cm">
          <text:p/>
        </draw:line>
        <draw:line draw:style-name="gr67" draw:text-style-name="P1" draw:layer="layout" svg:x1="6cm" svg:y1="1.8cm" svg:x2="8cm" svg:y2="1.8cm">
          <text:p/>
        </draw:line>
        <draw:line draw:style-name="gr69" draw:text-style-name="P1" draw:layer="layout" svg:x1="3cm" svg:y1="1.8cm" svg:x2="6cm" svg:y2="1.8cm">
          <text:p/>
        </draw:line>
        <draw:line draw:style-name="gr69" draw:text-style-name="P1" draw:layer="layout" svg:x1="8cm" svg:y1="1.8cm" svg:x2="11cm" svg:y2="1.8cm">
          <text:p/>
        </draw:line>
        <draw:line draw:style-name="gr67" draw:text-style-name="P1" draw:layer="layout" svg:x1="7.2cm" svg:y1="2.2cm" svg:x2="8cm" svg:y2="2.2cm">
          <text:p/>
        </draw:line>
        <draw:line draw:style-name="gr69" draw:text-style-name="P1" draw:layer="layout" svg:x1="8cm" svg:y1="2.2cm" svg:x2="11cm" svg:y2="2.2cm">
          <text:p/>
        </draw:line>
        <draw:line draw:style-name="gr27" draw:text-style-name="P1" draw:layer="layout" svg:x1="1.8cm" svg:y1="2cm" svg:x2="1cm" svg:y2="2cm">
          <text:p/>
        </draw:line>
        <draw:line draw:style-name="gr27" draw:text-style-name="P1" draw:layer="layout" svg:x1="1.8cm" svg:y1="9cm" svg:x2="1cm" svg:y2="9cm">
          <text:p/>
        </draw:line>
        <draw:line draw:style-name="gr26" draw:text-style-name="P1" draw:layer="layout" svg:x1="1.3cm" svg:y1="9.2cm" svg:x2="1.3cm" svg:y2="1.8cm">
          <text:p/>
        </draw:line>
        <draw:frame draw:style-name="gr77" draw:text-style-name="P39" draw:layer="layout" svg:width="3.4cm" svg:height="0.56cm" draw:transform="rotate (1.5707963267946) translate (0.74cm 8.7cm)">
          <draw:text-box>
            <text:p text:style-name="P1"><text:span text:style-name="T44">4,000</text:span></text:p>
          </draw:text-box>
        </draw:frame>
        <draw:line draw:style-name="gr27" draw:text-style-name="P1" draw:layer="layout" svg:x1="2cm" svg:y1="10cm" svg:x2="2cm" svg:y2="9.2cm">
          <text:p/>
        </draw:line>
        <draw:line draw:style-name="gr27" draw:text-style-name="P1" draw:layer="layout" svg:x1="7cm" svg:y1="10cm" svg:x2="7cm" svg:y2="9.2cm">
          <text:p/>
        </draw:line>
        <draw:line draw:style-name="gr27" draw:text-style-name="P1" draw:layer="layout" svg:x1="12cm" svg:y1="10cm" svg:x2="12cm" svg:y2="9.2cm">
          <text:p/>
        </draw:line>
        <draw:line draw:style-name="gr26" draw:text-style-name="P1" draw:layer="layout" svg:x1="1.8cm" svg:y1="9.8cm" svg:x2="12.2cm" svg:y2="9.8cm">
          <text:p/>
        </draw:line>
        <draw:frame draw:style-name="gr78" draw:text-style-name="P39" draw:layer="layout" svg:width="5cm" svg:height="0.56cm" svg:x="2cm" svg:y="9.3cm">
          <draw:text-box>
            <text:p text:style-name="P1"><text:span text:style-name="T44">5,000</text:span></text:p>
          </draw:text-box>
        </draw:frame>
        <draw:frame draw:style-name="gr78" draw:text-style-name="P39" draw:layer="layout" svg:width="5cm" svg:height="0.56cm" svg:x="7cm" svg:y="9.3cm">
          <draw:text-box>
            <text:p text:style-name="P1"><text:span text:style-name="T44">5,000</text:span></text:p>
          </draw:text-box>
        </draw:frame>
        <draw:line draw:style-name="gr27" draw:text-style-name="P1" draw:layer="layout" svg:x1="6.8cm" svg:y1="5cm" svg:x2="2.2cm" svg:y2="5cm">
          <text:p/>
        </draw:line>
        <draw:line draw:style-name="gr27" draw:text-style-name="P1" draw:layer="layout" svg:x1="11.8cm" svg:y1="5cm" svg:x2="7.2cm" svg:y2="5cm">
          <text:p/>
        </draw:line>
        <draw:frame draw:style-name="gr77" draw:text-style-name="P39" draw:layer="layout" svg:width="3.4cm" svg:height="0.56cm" draw:transform="rotate (1.5707963267946) translate (0.74cm 5.3cm)">
          <draw:text-box>
            <text:p text:style-name="P1"><text:span text:style-name="T44">3,000</text:span></text:p>
          </draw:text-box>
        </draw:frame>
        <draw:line draw:style-name="gr27" draw:text-style-name="P1" draw:layer="layout" svg:x1="1.8cm" svg:y1="5cm" svg:x2="1cm" svg:y2="5cm">
          <text:p/>
        </draw:line>
        <draw:custom-shape draw:style-name="gr79" draw:text-style-name="P1" draw:layer="layout" svg:width="5cm" svg:height="0.8cm" svg:x="2cm" svg:y="1cm">
          <text:p/>
          <draw:enhanced-geometry svg:viewBox="0 0 21600 21600" draw:type="rectangle" draw:enhanced-path="M 0 0 L 21600 0 21600 21600 0 21600 0 0 Z N"/>
        </draw:custom-shape>
        <draw:frame draw:style-name="gr64" draw:text-style-name="P40" draw:layer="layout" svg:width="3cm" svg:height="0.556cm" svg:x="3cm" svg:y="1.122cm">
          <draw:text-box>
            <text:p text:style-name="P1"><text:span text:style-name="T45">Sun shade</text:span></text:p>
          </draw:text-box>
        </draw:frame>
        <draw:custom-shape draw:style-name="gr73" draw:text-style-name="P29" draw:layer="layout" svg:width="4cm" svg:height="1.5cm" svg:x="2.5cm" svg:y="6.5cm">
          <text:p text:style-name="P1"><text:span text:style-name="T46">Heat source</text:span></text:p>
          <text:p text:style-name="P1"><text:span text:style-name="T13">Sensible radiation</text:span><text:span text:style-name="T13">：</text:span><text:span text:style-name="T13">100W</text:span></text:p>
          <text:p text:style-name="P1"><text:span text:style-name="T13">Sensible convection</text:span><text:span text:style-name="T13">：</text:span><text:span text:style-name="T13">100W</text:span></text:p>
          <text:p text:style-name="P1"><text:span text:style-name="T13">　　</text:span><text:span text:style-name="T13">Latent</text:span><text:span text:style-name="T13">： </text:span><text:span text:style-name="T13">20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1" draw:layer="layout" svg:width="1cm" svg:height="1cm" svg:x="4cm" svg:y="4.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64" draw:text-style-name="P28" draw:layer="layout" svg:width="1.5cm" svg:height="0.705cm" svg:x="5cm" svg:y="4.596cm">
          <draw:text-box>
            <text:p text:style-name="P1"><text:span text:style-name="T27">Ventilation</text:span></text:p>
            <text:p text:style-name="P1"><text:span text:style-name="T27">10CMH</text:span></text:p>
          </draw:text-box>
        </draw:frame>
        <draw:custom-shape draw:style-name="gr80" draw:text-style-name="P1" draw:layer="layout" svg:width="0.5cm" svg:height="1.7cm" svg:x="11.2cm" svg:y="1.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4" draw:text-style-name="P28" draw:layer="layout" svg:width="1.5cm" svg:height="0.705cm" svg:x="11.5cm" svg:y="0.996cm">
          <draw:text-box>
            <text:p text:style-name="P1"><text:span text:style-name="T27">Supply air</text:span></text:p>
            <text:p text:style-name="P1"><text:span text:style-name="T27">10CMH</text:span></text:p>
          </draw:text-box>
        </draw:frame>
        <draw:custom-shape draw:style-name="gr80" draw:text-style-name="P1" draw:layer="layout" svg:width="0.5cm" svg:height="1.7cm" svg:x="11.2cm" svg:y="4.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4" draw:text-style-name="P28" draw:layer="layout" svg:width="1.5cm" svg:height="0.4cm" svg:x="10cm" svg:y="4.548cm">
          <draw:text-box>
            <text:p text:style-name="P1"><text:span text:style-name="T27">10CMH</text:span></text:p>
          </draw:text-box>
        </draw:frame>
        <draw:custom-shape draw:style-name="gr80" draw:text-style-name="P1" draw:layer="layout" svg:width="0.5cm" svg:height="1.7cm" draw:transform="rotate (1.5707963267946) translate (11.3cm 8.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4" draw:text-style-name="P28" draw:layer="layout" svg:width="2.1cm" svg:height="0.705cm" svg:x="12.1cm" svg:y="7.3cm">
          <draw:text-box>
            <text:p text:style-name="P1"><text:span text:style-name="T27">Exhaust air</text:span></text:p>
            <text:p text:style-name="P1"><text:span text:style-name="T27">10CMH</text:span></text:p>
          </draw:text-box>
        </draw:frame>
        <draw:frame draw:style-name="gr81" draw:text-style-name="P39" draw:layer="layout" svg:width="3cm" svg:height="0.56cm" svg:x="3cm" svg:y="2.34cm">
          <draw:text-box>
            <text:p text:style-name="P1"><text:span text:style-name="T44">3,000</text:span></text:p>
          </draw:text-box>
        </draw:frame>
        <draw:line draw:style-name="gr27" draw:text-style-name="P1" draw:layer="layout" svg:x1="3cm" svg:y1="3cm" svg:x2="3cm" svg:y2="2.2cm">
          <text:p/>
        </draw:line>
        <draw:line draw:style-name="gr27" draw:text-style-name="P1" draw:layer="layout" svg:x1="6cm" svg:y1="3cm" svg:x2="6cm" svg:y2="2.2cm">
          <text:p/>
        </draw:line>
        <draw:line draw:style-name="gr26" draw:text-style-name="P1" draw:layer="layout" svg:x1="2.8cm" svg:y1="2.9cm" svg:x2="6.2cm" svg:y2="2.9cm">
          <text:p/>
        </draw:line>
        <draw:line draw:style-name="gr67" draw:text-style-name="P1" draw:layer="layout" svg:x1="13.96cm" svg:y1="2.3cm" svg:x2="22.16cm" svg:y2="2.3cm">
          <text:p/>
        </draw:line>
        <draw:line draw:style-name="gr67" draw:text-style-name="P1" draw:layer="layout" svg:x1="14.76cm" svg:y1="2.5cm" svg:x2="14.76cm" svg:y2="3cm">
          <text:p/>
        </draw:line>
        <draw:line draw:style-name="gr67" draw:text-style-name="P1" draw:layer="layout" svg:x1="15.16cm" svg:y1="5cm" svg:x2="15.16cm" svg:y2="5.3cm">
          <text:p/>
        </draw:line>
        <draw:line draw:style-name="gr67" draw:text-style-name="P1" draw:layer="layout" svg:x1="15.16cm" svg:y1="2.7cm" svg:x2="21.76cm" svg:y2="2.7cm">
          <text:p/>
        </draw:line>
        <draw:line draw:style-name="gr67" draw:text-style-name="P1" draw:layer="layout" svg:x1="13cm" svg:y1="5.7cm" svg:x2="23.7cm" svg:y2="5.7cm">
          <text:p/>
        </draw:line>
        <draw:line draw:style-name="gr67" draw:text-style-name="P1" draw:layer="layout" svg:x1="15.16cm" svg:y1="5.3cm" svg:x2="21.76cm" svg:y2="5.3cm">
          <text:p/>
        </draw:line>
        <draw:line draw:style-name="gr67" draw:text-style-name="P1" draw:layer="layout" svg:x1="22.16cm" svg:y1="2.3cm" svg:x2="22.16cm" svg:y2="5.7cm">
          <text:p/>
        </draw:line>
        <draw:line draw:style-name="gr67" draw:text-style-name="P1" draw:layer="layout" svg:x1="21.76cm" svg:y1="2.7cm" svg:x2="21.76cm" svg:y2="5.3cm">
          <text:p/>
        </draw:line>
        <draw:line draw:style-name="gr67" draw:text-style-name="P1" draw:layer="layout" svg:x1="15.16cm" svg:y1="3cm" svg:x2="14.76cm" svg:y2="3cm">
          <text:p/>
        </draw:line>
        <draw:line draw:style-name="gr67" draw:text-style-name="P1" draw:layer="layout" svg:x1="15.16cm" svg:y1="5cm" svg:x2="14.76cm" svg:y2="5cm">
          <text:p/>
        </draw:line>
        <draw:line draw:style-name="gr67" draw:text-style-name="P1" draw:layer="layout" svg:x1="15.16cm" svg:y1="2.7cm" svg:x2="15.16cm" svg:y2="3cm">
          <text:p/>
        </draw:line>
        <draw:line draw:style-name="gr67" draw:text-style-name="P1" draw:layer="layout" svg:x1="14.76cm" svg:y1="5cm" svg:x2="14.76cm" svg:y2="5.7cm">
          <text:p/>
        </draw:line>
        <draw:line draw:style-name="gr69" draw:text-style-name="P1" draw:layer="layout" svg:x1="14.76cm" svg:y1="3cm" svg:x2="14.76cm" svg:y2="5cm">
          <text:p/>
        </draw:line>
        <draw:line draw:style-name="gr69" draw:text-style-name="P1" draw:layer="layout" svg:x1="15.16cm" svg:y1="3cm" svg:x2="15.16cm" svg:y2="5cm">
          <text:p/>
        </draw:line>
        <draw:line draw:style-name="gr67" draw:text-style-name="P1" draw:layer="layout" svg:x1="14.96cm" svg:y1="3cm" svg:x2="14.96cm" svg:y2="5cm">
          <text:p/>
        </draw:line>
        <draw:line draw:style-name="gr27" draw:text-style-name="P1" draw:layer="layout" svg:x1="17.96cm" svg:y1="5.3cm" svg:x2="17.96cm" svg:y2="2.7cm">
          <text:p/>
        </draw:line>
        <draw:line draw:style-name="gr67" draw:text-style-name="P1" draw:layer="layout" svg:x1="14.76cm" svg:y1="2.5cm" svg:x2="13.96cm" svg:y2="2.5cm">
          <text:p/>
        </draw:line>
        <draw:line draw:style-name="gr67" draw:text-style-name="P1" draw:layer="layout" svg:x1="13.96cm" svg:y1="2.3cm" svg:x2="13.96cm" svg:y2="2.5cm">
          <text:p/>
        </draw:line>
        <draw:line draw:style-name="gr27" draw:text-style-name="P1" draw:layer="layout" svg:x1="13.96cm" svg:y1="2.5cm" svg:x2="13.46cm" svg:y2="2.5cm">
          <text:p/>
        </draw:line>
        <draw:line draw:style-name="gr27" draw:text-style-name="P1" draw:layer="layout" svg:x1="14.76cm" svg:y1="5.5cm" svg:x2="13.46cm" svg:y2="5.5cm">
          <text:p/>
        </draw:line>
        <draw:line draw:style-name="gr26" draw:text-style-name="P1" draw:layer="layout" svg:x1="13.66cm" svg:y1="5.7cm" svg:x2="13.66cm" svg:y2="2.3cm">
          <text:p/>
        </draw:line>
        <draw:frame draw:style-name="gr77" draw:text-style-name="P39" draw:layer="layout" svg:width="3.4cm" svg:height="0.56cm" draw:transform="rotate (1.5707963267946) translate (13.1cm 5.7cm)">
          <draw:text-box>
            <text:p text:style-name="P1"><text:span text:style-name="T44">3,000</text:span></text:p>
          </draw:text-box>
        </draw:frame>
        <draw:line draw:style-name="gr27" draw:text-style-name="P1" draw:layer="layout" svg:x1="21.96cm" svg:y1="6.5cm" svg:x2="21.96cm" svg:y2="5.7cm">
          <text:p/>
        </draw:line>
        <draw:line draw:style-name="gr27" draw:text-style-name="P1" draw:layer="layout" svg:x1="14.96cm" svg:y1="6.5cm" svg:x2="14.96cm" svg:y2="5.7cm">
          <text:p/>
        </draw:line>
        <draw:line draw:style-name="gr26" draw:text-style-name="P1" draw:layer="layout" svg:x1="14.76cm" svg:y1="6.3cm" svg:x2="22.16cm" svg:y2="6.3cm">
          <text:p/>
        </draw:line>
        <draw:frame draw:style-name="gr77" draw:text-style-name="P39" draw:layer="layout" svg:width="3.4cm" svg:height="0.56cm" svg:x="14.76cm" svg:y="5.74cm">
          <draw:text-box>
            <text:p text:style-name="P1"><text:span text:style-name="T44">3,000</text:span></text:p>
          </draw:text-box>
        </draw:frame>
        <draw:frame draw:style-name="gr77" draw:text-style-name="P39" draw:layer="layout" svg:width="3.4cm" svg:height="0.56cm" svg:x="18.26cm" svg:y="5.7cm">
          <draw:text-box>
            <text:p text:style-name="P1"><text:span text:style-name="T44">4,000</text:span></text:p>
          </draw:text-box>
        </draw:frame>
        <draw:line draw:style-name="gr27" draw:text-style-name="P1" draw:layer="layout" svg:x1="17.96cm" svg:y1="6.5cm" svg:x2="17.96cm" svg:y2="5.7cm">
          <text:p/>
        </draw:line>
        <draw:frame draw:style-name="gr82" draw:text-style-name="P41" draw:layer="layout" svg:width="2cm" svg:height="0.548cm" svg:x="10.1cm" svg:y="10.352cm">
          <draw:text-box>
            <text:p text:style-name="P1"><text:span text:style-name="T47">Plan</text:span></text:p>
          </draw:text-box>
        </draw:frame>
        <draw:frame draw:style-name="gr82" draw:text-style-name="P41" draw:layer="layout" svg:width="2cm" svg:height="0.548cm" svg:x="19.5cm" svg:y="6.852cm">
          <draw:text-box>
            <text:p text:style-name="P1"><text:span text:style-name="T47">Section</text:span></text:p>
          </draw:text-box>
        </draw:frame>
        <draw:circle draw:style-name="gr83" draw:text-style-name="P1" draw:layer="layout" svg:width="1cm" svg:height="1cm" svg:x="14cm" svg:y="8cm">
          <text:p/>
        </draw:circle>
        <draw:polygon draw:style-name="gr84" draw:text-style-name="P1" draw:layer="layout" svg:width="-0.599cm" svg:height="-0.899cm" svg:x="14.8cm" svg:y="9cm" svg:viewBox="0 0 -600 -900" draw:points="300,-18000 0,-17100 600,-17100">
          <text:p/>
        </draw:polygon>
        <draw:frame draw:style-name="gr77" draw:text-style-name="P39" draw:layer="layout" svg:width="3.4cm" svg:height="0.56cm" draw:transform="rotate (1.5707963267946) translate (15.34cm 5.7cm)">
          <draw:text-box>
            <text:p text:style-name="P1"><text:span text:style-name="T44">2,000</text:span></text:p>
          </draw:text-box>
        </draw:frame>
        <draw:line draw:style-name="gr27" draw:text-style-name="P1" draw:layer="layout" svg:x1="16cm" svg:y1="3cm" svg:x2="15.2cm" svg:y2="3cm">
          <text:p/>
        </draw:line>
        <draw:line draw:style-name="gr27" draw:text-style-name="P1" draw:layer="layout" svg:x1="16cm" svg:y1="5cm" svg:x2="15.2cm" svg:y2="5cm">
          <text:p/>
        </draw:line>
        <draw:line draw:style-name="gr26" draw:text-style-name="P1" draw:layer="layout" svg:x1="15.9cm" svg:y1="5.1cm" svg:x2="15.9cm" svg:y2="2.9cm">
          <text:p/>
        </draw:line>
        <draw:frame draw:style-name="gr64" draw:text-style-name="P42" draw:layer="layout" svg:width="1cm" svg:height="0.475cm" svg:x="14cm" svg:y="7.563cm">
          <draw:text-box>
            <text:p text:style-name="P1"><text:span text:style-name="T47">S</text:span></text:p>
          </draw:text-box>
        </draw:frame>
        <draw:frame draw:style-name="gr64" draw:text-style-name="P42" draw:layer="layout" svg:width="1cm" svg:height="0.475cm" svg:x="14cm" svg:y="9.025cm">
          <draw:text-box>
            <text:p text:style-name="P1"><text:span text:style-name="T47">N</text:span></text:p>
          </draw:text-box>
        </draw:frame>
        <draw:line draw:style-name="gr67" draw:text-style-name="P1" draw:layer="layout" svg:x1="1.8cm" svg:y1="14.8cm" svg:x2="1.8cm" svg:y2="22.2cm">
          <text:p/>
        </draw:line>
        <draw:line draw:style-name="gr67" draw:text-style-name="P1" draw:layer="layout" svg:x1="1.8cm" svg:y1="22.2cm" svg:x2="7.2cm" svg:y2="22.2cm">
          <text:p/>
        </draw:line>
        <draw:line draw:style-name="gr67" draw:text-style-name="P1" draw:layer="layout" svg:x1="2.2cm" svg:y1="15.2cm" svg:x2="2.2cm" svg:y2="21.8cm">
          <text:p/>
        </draw:line>
        <draw:line draw:style-name="gr67" draw:text-style-name="P1" draw:layer="layout" svg:x1="2.2cm" svg:y1="21.8cm" svg:x2="6.8cm" svg:y2="21.8cm">
          <text:p/>
        </draw:line>
        <draw:line draw:style-name="gr67" draw:text-style-name="P1" draw:layer="layout" svg:x1="6.8cm" svg:y1="15.2cm" svg:x2="6.8cm" svg:y2="21.8cm">
          <text:p/>
        </draw:line>
        <draw:line draw:style-name="gr67" draw:text-style-name="P1" draw:layer="layout" svg:x1="7.2cm" svg:y1="14.8cm" svg:x2="7.2cm" svg:y2="22.2cm">
          <text:p/>
        </draw:line>
        <draw:line draw:style-name="gr67" draw:text-style-name="P1" draw:layer="layout" svg:x1="6cm" svg:y1="15.2cm" svg:x2="6.8cm" svg:y2="15.2cm">
          <text:p/>
        </draw:line>
        <draw:line draw:style-name="gr67" draw:text-style-name="P1" draw:layer="layout" svg:x1="3cm" svg:y1="14.8cm" svg:x2="3cm" svg:y2="15.2cm">
          <text:p/>
        </draw:line>
        <draw:line draw:style-name="gr67" draw:text-style-name="P1" draw:layer="layout" svg:x1="6cm" svg:y1="14.8cm" svg:x2="6cm" svg:y2="15.2cm">
          <text:p/>
        </draw:line>
        <draw:line draw:style-name="gr67" draw:text-style-name="P1" draw:layer="layout" svg:x1="3cm" svg:y1="15cm" svg:x2="6cm" svg:y2="15cm">
          <text:p/>
        </draw:line>
        <draw:line draw:style-name="gr67" draw:text-style-name="P1" draw:layer="layout" svg:x1="2.2cm" svg:y1="15.2cm" svg:x2="3cm" svg:y2="15.2cm">
          <text:p/>
        </draw:line>
        <draw:line draw:style-name="gr69" draw:text-style-name="P1" draw:layer="layout" svg:x1="3cm" svg:y1="15.2cm" svg:x2="6cm" svg:y2="15.2cm">
          <text:p/>
        </draw:line>
        <draw:line draw:style-name="gr67" draw:text-style-name="P1" draw:layer="layout" svg:x1="1.8cm" svg:y1="14.8cm" svg:x2="3cm" svg:y2="14.8cm">
          <text:p/>
        </draw:line>
        <draw:line draw:style-name="gr67" draw:text-style-name="P1" draw:layer="layout" svg:x1="6cm" svg:y1="14.8cm" svg:x2="7.2cm" svg:y2="14.8cm">
          <text:p/>
        </draw:line>
        <draw:line draw:style-name="gr69" draw:text-style-name="P1" draw:layer="layout" svg:x1="3cm" svg:y1="14.8cm" svg:x2="6cm" svg:y2="14.8cm">
          <text:p/>
        </draw:line>
        <draw:line draw:style-name="gr27" draw:text-style-name="P1" draw:layer="layout" svg:x1="6.8cm" svg:y1="18cm" svg:x2="2.2cm" svg:y2="18cm">
          <text:p/>
        </draw:line>
        <draw:circle draw:style-name="gr85" draw:text-style-name="P1" draw:layer="layout" svg:width="0.2cm" svg:height="0.2cm" svg:x="4.4cm" svg:y="16.6cm">
          <text:p/>
        </draw:circle>
        <draw:circle draw:style-name="gr85" draw:text-style-name="P1" draw:layer="layout" svg:width="0.2cm" svg:height="0.2cm" svg:x="4.4cm" svg:y="19.7cm">
          <text:p/>
        </draw:circle>
        <draw:custom-shape draw:style-name="gr86" draw:text-style-name="P1" draw:layer="layout" svg:width="0.8cm" svg:height="0.8cm" svg:x="4.1cm" svg:y="15.3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1" draw:layer="layout" svg:width="0.8cm" svg:height="0.8cm" draw:transform="rotate (-1.57079632679579) translate (6.7cm 16.4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1" draw:layer="layout" svg:width="0.8cm" svg:height="0.8cm" draw:transform="rotate (1.5707963267946) translate (2.3cm 17.2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1" draw:layer="layout" svg:width="0.8cm" svg:height="0.8cm" draw:transform="rotate (-1.57079632679579) translate (6.7cm 19.5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1" draw:layer="layout" svg:width="0.8cm" svg:height="0.8cm" draw:transform="rotate (1.5707963267946) translate (2.3cm 20.3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6" draw:text-style-name="P1" draw:layer="layout" svg:width="-0.8cm" svg:height="-0.8cm" svg:x="4.9cm" svg:y="21.7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4" draw:text-style-name="P28" draw:layer="layout" svg:width="1.5cm" svg:height="0.4cm" svg:x="2.9cm" svg:y="15.3cm">
          <draw:text-box>
            <text:p text:style-name="P1"><text:span text:style-name="T27">W1</text:span></text:p>
          </draw:text-box>
        </draw:frame>
        <draw:frame draw:style-name="gr64" draw:text-style-name="P28" draw:layer="layout" svg:width="1.5cm" svg:height="0.4cm" svg:x="1.9cm" svg:y="15.9cm">
          <draw:text-box>
            <text:p text:style-name="P1"><text:span text:style-name="T27">W2</text:span></text:p>
          </draw:text-box>
        </draw:frame>
        <draw:frame draw:style-name="gr64" draw:text-style-name="P28" draw:layer="layout" svg:width="1.5cm" svg:height="0.4cm" svg:x="5.6cm" svg:y="15.9cm">
          <draw:text-box>
            <text:p text:style-name="P1"><text:span text:style-name="T27">W3</text:span></text:p>
          </draw:text-box>
        </draw:frame>
        <draw:frame draw:style-name="gr64" draw:text-style-name="P28" draw:layer="layout" svg:width="1.5cm" svg:height="0.4cm" svg:x="2.9cm" svg:y="21.3cm">
          <draw:text-box>
            <text:p text:style-name="P1"><text:span text:style-name="T27">W6</text:span></text:p>
          </draw:text-box>
        </draw:frame>
        <draw:frame draw:style-name="gr64" draw:text-style-name="P28" draw:layer="layout" svg:width="1.5cm" svg:height="0.4cm" svg:x="1.9cm" svg:y="18.9cm">
          <draw:text-box>
            <text:p text:style-name="P1"><text:span text:style-name="T27">W4</text:span></text:p>
          </draw:text-box>
        </draw:frame>
        <draw:frame draw:style-name="gr64" draw:text-style-name="P28" draw:layer="layout" svg:width="1.5cm" svg:height="0.4cm" svg:x="5.6cm" svg:y="18.9cm">
          <draw:text-box>
            <text:p text:style-name="P1"><text:span text:style-name="T27">W5</text:span></text:p>
          </draw:text-box>
        </draw:frame>
        <draw:frame draw:style-name="gr64" draw:text-style-name="P28" draw:layer="layout" svg:width="1.5cm" svg:height="0.4cm" svg:x="3.5cm" svg:y="16.9cm">
          <draw:text-box>
            <text:p text:style-name="P1"><text:span text:style-name="T27">Z1</text:span></text:p>
          </draw:text-box>
        </draw:frame>
        <draw:frame draw:style-name="gr64" draw:text-style-name="P28" draw:layer="layout" svg:width="1.5cm" svg:height="0.4cm" svg:x="3.5cm" svg:y="20cm">
          <draw:text-box>
            <text:p text:style-name="P1"><text:span text:style-name="T27">Z2</text:span></text:p>
          </draw:text-box>
        </draw:frame>
        <draw:line draw:style-name="gr67" draw:text-style-name="P1" draw:layer="layout" svg:x1="8.8cm" svg:y1="14.8cm" svg:x2="8.8cm" svg:y2="22.2cm">
          <text:p/>
        </draw:line>
        <draw:line draw:style-name="gr67" draw:text-style-name="P1" draw:layer="layout" svg:x1="8.8cm" svg:y1="22.2cm" svg:x2="14.2cm" svg:y2="22.2cm">
          <text:p/>
        </draw:line>
        <draw:line draw:style-name="gr67" draw:text-style-name="P1" draw:id="id35" draw:layer="layout" svg:x1="9.2cm" svg:y1="18cm" svg:x2="9.2cm" svg:y2="21.8cm">
          <text:p/>
        </draw:line>
        <draw:line draw:style-name="gr67" draw:text-style-name="P1" draw:id="id34" draw:layer="layout" svg:x1="9.2cm" svg:y1="21.8cm" svg:x2="13.8cm" svg:y2="21.8cm">
          <text:p/>
        </draw:line>
        <draw:line draw:style-name="gr67" draw:text-style-name="P1" draw:layer="layout" svg:x1="14.2cm" svg:y1="14.8cm" svg:x2="14.2cm" svg:y2="22.2cm">
          <text:p/>
        </draw:line>
        <draw:line draw:style-name="gr67" draw:text-style-name="P1" draw:layer="layout" svg:x1="13cm" svg:y1="15.2cm" svg:x2="13.8cm" svg:y2="15.2cm">
          <text:p/>
        </draw:line>
        <draw:line draw:style-name="gr67" draw:text-style-name="P1" draw:layer="layout" svg:x1="10cm" svg:y1="14.8cm" svg:x2="10cm" svg:y2="15.2cm">
          <text:p/>
        </draw:line>
        <draw:line draw:style-name="gr67" draw:text-style-name="P1" draw:layer="layout" svg:x1="13cm" svg:y1="14.8cm" svg:x2="13cm" svg:y2="15.2cm">
          <text:p/>
        </draw:line>
        <draw:line draw:style-name="gr67" draw:text-style-name="P1" draw:layer="layout" svg:x1="10cm" svg:y1="15cm" svg:x2="13cm" svg:y2="15cm">
          <text:p/>
        </draw:line>
        <draw:line draw:style-name="gr67" draw:text-style-name="P1" draw:layer="layout" svg:x1="9.2cm" svg:y1="15.2cm" svg:x2="10cm" svg:y2="15.2cm">
          <text:p/>
        </draw:line>
        <draw:line draw:style-name="gr69" draw:text-style-name="P1" draw:id="id39" draw:layer="layout" svg:x1="10cm" svg:y1="15.2cm" svg:x2="13cm" svg:y2="15.2cm">
          <text:p/>
        </draw:line>
        <draw:line draw:style-name="gr67" draw:text-style-name="P1" draw:layer="layout" svg:x1="8.8cm" svg:y1="14.8cm" svg:x2="10cm" svg:y2="14.8cm">
          <text:p/>
        </draw:line>
        <draw:line draw:style-name="gr67" draw:text-style-name="P1" draw:layer="layout" svg:x1="13cm" svg:y1="14.8cm" svg:x2="14.2cm" svg:y2="14.8cm">
          <text:p/>
        </draw:line>
        <draw:line draw:style-name="gr69" draw:text-style-name="P1" draw:layer="layout" svg:x1="10cm" svg:y1="14.8cm" svg:x2="13cm" svg:y2="14.8cm">
          <text:p/>
        </draw:line>
        <draw:line draw:style-name="gr27" draw:text-style-name="P1" draw:layer="layout" svg:x1="13.8cm" svg:y1="18cm" svg:x2="9.2cm" svg:y2="18cm">
          <text:p/>
        </draw:line>
        <draw:frame draw:style-name="gr64" draw:text-style-name="P28" draw:layer="layout" svg:width="1.5cm" svg:height="0.4cm" svg:x="9.9cm" svg:y="15.3cm">
          <draw:text-box>
            <text:p text:style-name="P1"><text:span text:style-name="T27">W1</text:span></text:p>
          </draw:text-box>
        </draw:frame>
        <draw:frame draw:style-name="gr64" draw:text-style-name="P28" draw:layer="layout" svg:width="1.5cm" svg:height="0.4cm" svg:x="8.9cm" svg:y="15.9cm">
          <draw:text-box>
            <text:p text:style-name="P1"><text:span text:style-name="T27">W2</text:span></text:p>
          </draw:text-box>
        </draw:frame>
        <draw:frame draw:style-name="gr64" draw:text-style-name="P28" draw:layer="layout" svg:width="1.5cm" svg:height="0.4cm" svg:x="12.6cm" svg:y="15.9cm">
          <draw:text-box>
            <text:p text:style-name="P1"><text:span text:style-name="T27">W3</text:span></text:p>
          </draw:text-box>
        </draw:frame>
        <draw:frame draw:style-name="gr64" draw:text-style-name="P28" draw:layer="layout" svg:width="1.5cm" svg:height="0.4cm" svg:x="9.9cm" svg:y="21.3cm">
          <draw:text-box>
            <text:p text:style-name="P1"><text:span text:style-name="T27">W6</text:span></text:p>
          </draw:text-box>
        </draw:frame>
        <draw:frame draw:style-name="gr64" draw:text-style-name="P28" draw:layer="layout" svg:width="1.5cm" svg:height="0.4cm" svg:x="8.9cm" svg:y="18.9cm">
          <draw:text-box>
            <text:p text:style-name="P1"><text:span text:style-name="T27">W4</text:span></text:p>
          </draw:text-box>
        </draw:frame>
        <draw:frame draw:style-name="gr64" draw:text-style-name="P28" draw:layer="layout" svg:width="1.5cm" svg:height="0.4cm" svg:x="12.6cm" svg:y="18.9cm">
          <draw:text-box>
            <text:p text:style-name="P1"><text:span text:style-name="T27">W5</text:span></text:p>
          </draw:text-box>
        </draw:frame>
        <draw:line draw:style-name="gr67" draw:text-style-name="P1" draw:id="id38" draw:layer="layout" svg:x1="9.2cm" svg:y1="15.2cm" svg:x2="9.2cm" svg:y2="18cm">
          <text:p/>
        </draw:line>
        <draw:line draw:style-name="gr67" draw:text-style-name="P1" draw:id="id36" draw:layer="layout" svg:x1="13.8cm" svg:y1="18cm" svg:x2="13.8cm" svg:y2="21.8cm">
          <text:p/>
        </draw:line>
        <draw:line draw:style-name="gr67" draw:text-style-name="P1" draw:id="id37" draw:layer="layout" svg:x1="13.8cm" svg:y1="15.2cm" svg:x2="13.8cm" svg:y2="18cm">
          <text:p/>
        </draw:line>
        <draw:connector draw:style-name="gr87" draw:text-style-name="P1" draw:layer="layout" draw:type="line" svg:x1="11.5cm" svg:y1="21.8cm" svg:x2="9.2cm" svg:y2="19.9cm" draw:start-shape="id34" draw:start-glue-point="0" draw:end-shape="id35" draw:end-glue-point="1" svg:d="m11500 21800-2300-1900">
          <text:p/>
        </draw:connector>
        <draw:connector draw:style-name="gr87" draw:text-style-name="P1" draw:layer="layout" draw:type="line" svg:x1="11.5cm" svg:y1="21.8cm" svg:x2="13.8cm" svg:y2="19.9cm" draw:start-shape="id34" draw:start-glue-point="0" draw:end-shape="id36" draw:end-glue-point="1" svg:d="m11500 21800 2300-1900">
          <text:p/>
        </draw:connector>
        <draw:connector draw:style-name="gr87" draw:text-style-name="P1" draw:layer="layout" draw:type="line" svg:x1="11.5cm" svg:y1="21.8cm" svg:x2="13.8cm" svg:y2="16.6cm" draw:start-shape="id34" draw:start-glue-point="0" draw:end-shape="id37" draw:end-glue-point="1" svg:d="m11500 21800 2300-5200">
          <text:p/>
        </draw:connector>
        <draw:connector draw:style-name="gr87" draw:text-style-name="P1" draw:layer="layout" draw:type="line" svg:x1="11.5cm" svg:y1="21.8cm" svg:x2="9.2cm" svg:y2="16.6cm" draw:start-shape="id34" draw:start-glue-point="0" draw:end-shape="id38" draw:end-glue-point="1" svg:d="m11500 21800-2300-5200">
          <text:p/>
        </draw:connector>
        <draw:connector draw:style-name="gr87" draw:text-style-name="P1" draw:layer="layout" draw:type="line" svg:x1="11.5cm" svg:y1="21.8cm" svg:x2="11.5cm" svg:y2="15.2cm" draw:start-shape="id34" draw:start-glue-point="0" draw:end-shape="id39" draw:end-glue-point="0" svg:d="m11500 21800v-6600">
          <text:p/>
        </draw:connector>
        <draw:connector draw:style-name="gr87" draw:text-style-name="P1" draw:layer="layout" draw:type="line" svg:x1="13.8cm" svg:y1="19.9cm" svg:x2="9.2cm" svg:y2="19.9cm" draw:start-shape="id36" draw:start-glue-point="1" draw:end-shape="id35" draw:end-glue-point="1" svg:d="m13800 19900h-4600">
          <text:p/>
        </draw:connector>
        <draw:connector draw:style-name="gr87" draw:text-style-name="P1" draw:layer="layout" draw:type="line" svg:x1="13.8cm" svg:y1="16.6cm" svg:x2="9.2cm" svg:y2="19.9cm" draw:start-shape="id37" draw:start-glue-point="1" draw:end-shape="id35" draw:end-glue-point="1" svg:d="m13800 16600-4600 3300">
          <text:p/>
        </draw:connector>
        <draw:connector draw:style-name="gr87" draw:text-style-name="P1" draw:layer="layout" draw:type="line" svg:x1="11.5cm" svg:y1="15.2cm" svg:x2="9.2cm" svg:y2="19.9cm" draw:start-shape="id39" draw:start-glue-point="0" svg:d="m11500 15200-2300 4700">
          <text:p/>
        </draw:connector>
        <draw:connector draw:style-name="gr87" draw:text-style-name="P1" draw:layer="layout" draw:type="line" svg:x1="13.8cm" svg:y1="19.9cm" svg:x2="9.2cm" svg:y2="16.6cm" draw:start-shape="id36" draw:start-glue-point="1" draw:end-shape="id38" draw:end-glue-point="1" svg:d="m13800 19900-4600-3300">
          <text:p/>
        </draw:connector>
        <draw:connector draw:style-name="gr87" draw:text-style-name="P1" draw:layer="layout" draw:type="line" svg:x1="13.8cm" svg:y1="19.9cm" svg:x2="11.5cm" svg:y2="15.2cm" draw:start-shape="id36" draw:start-glue-point="1" draw:end-shape="id39" draw:end-glue-point="0" svg:d="m13800 19900-2300-4700">
          <text:p/>
        </draw:connector>
        <draw:connector draw:style-name="gr87" draw:text-style-name="P1" draw:layer="layout" draw:type="line" svg:x1="13.8cm" svg:y1="16.6cm" svg:x2="9.2cm" svg:y2="16.6cm" draw:start-shape="id37" draw:start-glue-point="1" draw:end-shape="id38" draw:end-glue-point="1" svg:d="m13800 16600h-4600">
          <text:p/>
        </draw:connector>
        <draw:connector draw:style-name="gr87" draw:text-style-name="P1" draw:layer="layout" draw:type="line" svg:x1="13.8cm" svg:y1="16.6cm" svg:x2="11.5cm" svg:y2="15.2cm" draw:start-shape="id37" draw:start-glue-point="1" draw:end-shape="id39" draw:end-glue-point="0" svg:d="m13800 16600-2300-1400">
          <text:p/>
        </draw:connector>
        <draw:connector draw:style-name="gr87" draw:text-style-name="P1" draw:layer="layout" draw:type="line" svg:x1="9.2cm" svg:y1="16.6cm" svg:x2="11.5cm" svg:y2="15.2cm" draw:start-shape="id38" draw:start-glue-point="1" draw:end-shape="id39" draw:end-glue-point="0" svg:d="m9200 16600 2300-1400">
          <text:p/>
        </draw:connector>
        <draw:frame draw:style-name="gr82" draw:text-style-name="P41" draw:layer="layout" svg:width="5.6cm" svg:height="0.548cm" svg:x="1.8cm" svg:y="13.952cm">
          <draw:text-box>
            <text:p text:style-name="P1"><text:span text:style-name="T47">Heat transfer by convection</text:span></text:p>
          </draw:text-box>
        </draw:frame>
        <draw:frame draw:style-name="gr82" draw:text-style-name="P41" draw:layer="layout" svg:width="5.2cm" svg:height="0.548cm" svg:x="8.8cm" svg:y="13.952cm">
          <draw:text-box>
            <text:p text:style-name="P1"><text:span text:style-name="T47">Heat transfer by radiation</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linear" draw:start-color="#000000" draw:end-color="#ffffff" draw:start-intensity="100%" draw:end-intensity="100%" draw:angle="0" draw:border="0%"/>
    <draw:hatch draw:name="Black_20_45_20_Degrees" draw:display-name="Black 45 Degrees" draw:style="single" draw:color="#000000" draw:distance="0.102cm" draw:rotation="450"/>
    <draw:hatch draw:name="Black_20_45_20_Degrees_20_Wide" draw:display-name="Black 45 Degrees Wide" draw:style="single" draw:color="#000000" draw:distance="0.508cm" draw:rotation="45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Line_20_Arrow" draw:display-name="Line Arrow" svg:viewBox="0 0 1122 2243" svg:d="m0 2108v17 17l12 42 30 34 38 21 43 4 29-8 30-21 25-26 13-34 343-1532 339 1520 13 42 29 34 39 21 42 4 42-12 34-30 21-42v-39-12l-4 4-440-1998-9-42-25-39-38-25-43-8-42 8-38 25-26 39-8 42z"/>
    <draw:marker draw:name="Small_20_Arrow" draw:display-name="Small Arrow" svg:viewBox="0 0 1321 3493" svg:d="m1321 3493h-1321l702-3493z"/>
    <draw:marker draw:name="線の終点_20_1" draw:display-name="線の終点 1" svg:viewBox="0 0 1131 902" svg:d="m564 0-564 902h1131z"/>
    <draw:stroke-dash draw:name="Dash_20_1" draw:display-name="Dash 1" draw:style="rect" draw:dots1="1" draw:dots1-length="0.02cm" draw:dots2="1" draw:dots2-length="0.02cm" draw:distance="0.02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draw:stroke-dash draw:name="少し離れた波線" draw:style="rect" draw:dots1="1" draw:dots1-length="500%" draw:distance="400%"/>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ffffff" draw:fill-gradient-name="Gradient_20_8" draw:fill-hatch-name="Hatch_20_91" draw:fill-image-name="Bitmape_20_1" draw:fill-image-width="0cm" draw:fill-image-height="0cm" draw:textarea-horizontal-align="left"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9pt" fo:font-style="normal" fo:text-shadow="none" style:text-underline-style="none" fo:font-weight="normal" style:letter-kerning="true" style:font-family-asian="IPAゴシック" style:font-style-name-asian="標準" style:font-family-generic-asian="modern" style:font-pitch-asian="fixed" style:font-size-asian="9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09-05-16T23:11:50.57</meta:creation-date>
    <dc:date>2010-04-03T13:58:28.14</dc:date>
    <meta:editing-duration>PT16H28M24S</meta:editing-duration>
    <meta:editing-cycles>65</meta:editing-cycles>
    <meta:generator>OpenOffice.org/3.2$Win32 OpenOffice.org_project/320m12$Build-9483</meta:generator>
    <meta:document-statistic meta:object-count="534"/>
  </office:meta>
</office:document-meta>
</file>